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39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43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56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57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71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72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81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83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84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85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86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87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88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89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90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93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96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98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08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09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10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11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12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13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19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21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24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27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47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48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173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197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1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2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03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05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07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08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11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12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13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14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15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17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18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19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20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21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22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24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25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26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27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56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9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260" style:family="paragraph" style:parent-style-name="Standard">
      <style:text-properties officeooo:paragraph-rsid="015dfc91"/>
    </style:style>
    <style:style style:name="P2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4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1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292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293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294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295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96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297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298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299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00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01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02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03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04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05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06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07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08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09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10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11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12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13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14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15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16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17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18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319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officeooo:rsid="00e9b3f1"/>
    </style:style>
    <style:style style:name="T17" style:family="text">
      <style:text-properties fo:color="#c9211e" loext:opacity="100%" officeooo:rsid="00ea78d0"/>
    </style:style>
    <style:style style:name="T18" style:family="text">
      <style:text-properties fo:color="#c9211e" loext:opacity="100%" officeooo:rsid="00ec8115"/>
    </style:style>
    <style:style style:name="T19" style:family="text">
      <style:text-properties fo:color="#c9211e" loext:opacity="100%" officeooo:rsid="00edcad9"/>
    </style:style>
    <style:style style:name="T20" style:family="text">
      <style:text-properties fo:color="#c9211e" loext:opacity="100%" officeooo:rsid="00f4255e"/>
    </style:style>
    <style:style style:name="T21" style:family="text">
      <style:text-properties fo:color="#c9211e" loext:opacity="100%" officeooo:rsid="00f5a3fd"/>
    </style:style>
    <style:style style:name="T22" style:family="text">
      <style:text-properties fo:color="#c9211e" loext:opacity="100%" fo:font-size="14pt" officeooo:rsid="00f79960" style:font-size-asian="14pt" style:font-size-complex="14pt"/>
    </style:style>
    <style:style style:name="T23" style:family="text">
      <style:text-properties fo:color="#c9211e" loext:opacity="100%" fo:font-size="14pt" officeooo:rsid="00edcad9" style:font-size-asian="14pt" style:font-size-complex="14pt"/>
    </style:style>
    <style:style style:name="T24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5" style:family="text">
      <style:text-properties fo:color="#c9211e" loext:opacity="100%" officeooo:rsid="0115ae71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116a0e2" style:font-weight-asian="bold" style:font-weight-complex="bold"/>
    </style:style>
    <style:style style:name="T28" style:family="text">
      <style:text-properties fo:color="#c9211e" loext:opacity="100%" fo:font-weight="bold" officeooo:rsid="0120bd08" style:font-weight-asian="bold" style:font-weight-complex="bold"/>
    </style:style>
    <style:style style:name="T29" style:family="text">
      <style:text-properties fo:color="#c9211e" loext:opacity="100%" fo:font-weight="bold" officeooo:rsid="01491b9d" style:font-weight-asian="bold" style:font-weight-complex="bold"/>
    </style:style>
    <style:style style:name="T30" style:family="text">
      <style:text-properties fo:color="#c9211e" loext:opacity="100%" fo:font-weight="bold" officeooo:rsid="010fb7de" style:font-weight-asian="bold" style:font-weight-complex="bold"/>
    </style:style>
    <style:style style:name="T31" style:family="text">
      <style:text-properties fo:color="#c9211e" loext:opacity="100%" fo:font-weight="bold" officeooo:rsid="0233f8fc" style:font-weight-asian="bold" style:font-weight-complex="bold"/>
    </style:style>
    <style:style style:name="T32" style:family="text">
      <style:text-properties fo:color="#c9211e" loext:opacity="100%" fo:font-weight="bold" officeooo:rsid="027636e8" style:font-weight-asian="bold" style:font-weight-complex="bold"/>
    </style:style>
    <style:style style:name="T33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6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4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5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6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47" style:family="text">
      <style:text-properties fo:color="#c9211e" loext:opacity="100%" fo:font-size="10pt" officeooo:rsid="027c4a7b" style:font-size-asian="10pt" style:font-size-complex="10pt"/>
    </style:style>
    <style:style style:name="T48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49" style:family="text">
      <style:text-properties fo:color="#c9211e" loext:opacity="100%" officeooo:rsid="026aef43"/>
    </style:style>
    <style:style style:name="T50" style:family="text">
      <style:text-properties fo:color="#c9211e" loext:opacity="100%" officeooo:rsid="027636e8"/>
    </style:style>
    <style:style style:name="T51" style:family="text">
      <style:text-properties officeooo:rsid="00eb776e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eb776e" style:font-size-asian="10pt" style:font-size-complex="10pt"/>
    </style:style>
    <style:style style:name="T54" style:family="text">
      <style:text-properties fo:font-size="10pt" officeooo:rsid="0156e264" style:font-size-asian="10pt" style:font-size-complex="10pt"/>
    </style:style>
    <style:style style:name="T55" style:family="text">
      <style:text-properties fo:font-size="10pt" officeooo:rsid="01598d66" style:font-size-asian="10pt" style:font-size-complex="10pt"/>
    </style:style>
    <style:style style:name="T56" style:family="text">
      <style:text-properties fo:font-size="10pt" officeooo:rsid="0204a051" style:font-size-asian="10pt" style:font-size-complex="10pt"/>
    </style:style>
    <style:style style:name="T57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58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59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fo:color="#00a933" loext:opacity="100%" officeooo:rsid="00eb9cf1"/>
    </style:style>
    <style:style style:name="T61" style:family="text">
      <style:text-properties fo:color="#00a933" loext:opacity="100%" fo:font-weight="bold" officeooo:rsid="010fb7de" style:font-weight-asian="bold" style:font-weight-complex="bold"/>
    </style:style>
    <style:style style:name="T62" style:family="text">
      <style:text-properties fo:color="#00a933" loext:opacity="100%" fo:font-weight="bold" officeooo:rsid="01ce96f1" style:font-weight-asian="bold" style:font-weight-complex="bold"/>
    </style:style>
    <style:style style:name="T63" style:family="text">
      <style:text-properties fo:color="#00a933" loext:opacity="100%" fo:font-weight="bold" officeooo:rsid="01d3d882" style:font-weight-asian="bold" style:font-weight-complex="bold"/>
    </style:style>
    <style:style style:name="T64" style:family="text">
      <style:text-properties fo:color="#00a933" loext:opacity="100%" fo:font-weight="bold" officeooo:rsid="01d87524" style:font-weight-asian="bold" style:font-weight-complex="bold"/>
    </style:style>
    <style:style style:name="T65" style:family="text">
      <style:text-properties fo:color="#00a933" loext:opacity="100%" fo:font-weight="bold" officeooo:rsid="01e9a064" style:font-weight-asian="bold" style:font-weight-complex="bold"/>
    </style:style>
    <style:style style:name="T66" style:family="text">
      <style:text-properties fo:color="#00a933" loext:opacity="100%" fo:font-weight="bold" officeooo:rsid="01e9dbbd" style:font-weight-asian="bold" style:font-weight-complex="bold"/>
    </style:style>
    <style:style style:name="T67" style:family="text">
      <style:text-properties fo:color="#00a933" loext:opacity="100%" fo:font-weight="bold" officeooo:rsid="02108530" style:font-weight-asian="bold" style:font-weight-complex="bold"/>
    </style:style>
    <style:style style:name="T68" style:family="text">
      <style:text-properties fo:color="#00a933" loext:opacity="100%" fo:font-weight="bold" officeooo:rsid="021c75af" style:font-weight-asian="bold" style:font-weight-complex="bold"/>
    </style:style>
    <style:style style:name="T69" style:family="text">
      <style:text-properties fo:color="#00a933" loext:opacity="100%" fo:font-weight="bold" officeooo:rsid="0224af5b" style:font-weight-asian="bold" style:font-weight-complex="bold"/>
    </style:style>
    <style:style style:name="T70" style:family="text">
      <style:text-properties fo:color="#00a933" loext:opacity="100%" fo:font-weight="bold" officeooo:rsid="02618b2c" style:font-weight-asian="bold" style:font-weight-complex="bold"/>
    </style:style>
    <style:style style:name="T71" style:family="text">
      <style:text-properties fo:color="#00a933" loext:opacity="100%" fo:font-weight="bold" officeooo:rsid="027332fa" style:font-weight-asian="bold" style:font-weight-complex="bold"/>
    </style:style>
    <style:style style:name="T72" style:family="text">
      <style:text-properties fo:color="#00a933" loext:opacity="100%" fo:font-weight="bold" officeooo:rsid="02805851" style:font-weight-asian="bold" style:font-weight-complex="bold"/>
    </style:style>
    <style:style style:name="T73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74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75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76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77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78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79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80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81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82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83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84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85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86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88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91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92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93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94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95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96" style:family="text">
      <style:text-properties fo:color="#00a933" loext:opacity="100%" officeooo:rsid="01598d66"/>
    </style:style>
    <style:style style:name="T97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98" style:family="text">
      <style:text-properties fo:color="#00a933" loext:opacity="100%" officeooo:rsid="01b42f64" fo:background-color="transparent" loext:char-shading-value="0"/>
    </style:style>
    <style:style style:name="T99" style:family="text">
      <style:text-properties fo:color="#00a933" loext:opacity="100%" officeooo:rsid="01b4e41e" fo:background-color="transparent" loext:char-shading-value="0"/>
    </style:style>
    <style:style style:name="T100" style:family="text">
      <style:text-properties fo:color="#00a933" loext:opacity="100%" officeooo:rsid="01b55f1b" fo:background-color="transparent" loext:char-shading-value="0"/>
    </style:style>
    <style:style style:name="T101" style:family="text">
      <style:text-properties fo:color="#00a933" loext:opacity="100%" officeooo:rsid="01b7d3c3" fo:background-color="transparent" loext:char-shading-value="0"/>
    </style:style>
    <style:style style:name="T102" style:family="text">
      <style:text-properties fo:color="#00a933" loext:opacity="100%" officeooo:rsid="01bf9be8" fo:background-color="transparent" loext:char-shading-value="0"/>
    </style:style>
    <style:style style:name="T103" style:family="text">
      <style:text-properties fo:color="#00a933" loext:opacity="100%" officeooo:rsid="01c5268f" fo:background-color="transparent" loext:char-shading-value="0"/>
    </style:style>
    <style:style style:name="T104" style:family="text">
      <style:text-properties fo:color="#00a933" loext:opacity="100%" officeooo:rsid="01c694d9" fo:background-color="transparent" loext:char-shading-value="0"/>
    </style:style>
    <style:style style:name="T105" style:family="text">
      <style:text-properties fo:color="#00a933" loext:opacity="100%" officeooo:rsid="01c740b2" fo:background-color="transparent" loext:char-shading-value="0"/>
    </style:style>
    <style:style style:name="T106" style:family="text">
      <style:text-properties fo:color="#00a933" loext:opacity="100%" officeooo:rsid="010fb7de"/>
    </style:style>
    <style:style style:name="T107" style:family="text">
      <style:text-properties fo:color="#00a933" loext:opacity="100%" officeooo:rsid="01d3d882"/>
    </style:style>
    <style:style style:name="T108" style:family="text">
      <style:text-properties fo:color="#00a933" loext:opacity="100%" officeooo:rsid="01d4889a"/>
    </style:style>
    <style:style style:name="T109" style:family="text">
      <style:text-properties fo:color="#00a933" loext:opacity="100%" officeooo:rsid="01d5d479"/>
    </style:style>
    <style:style style:name="T110" style:family="text">
      <style:text-properties fo:color="#00a933" loext:opacity="100%" officeooo:rsid="01d75543"/>
    </style:style>
    <style:style style:name="T111" style:family="text">
      <style:text-properties fo:color="#00a933" loext:opacity="100%" fo:font-size="12pt" officeooo:rsid="01f14acc" style:font-size-asian="12pt" style:font-size-complex="12pt"/>
    </style:style>
    <style:style style:name="T112" style:family="text">
      <style:text-properties fo:color="#00a933" loext:opacity="100%" fo:font-size="12pt" officeooo:rsid="01f5588f" style:font-size-asian="12pt" style:font-size-complex="12pt"/>
    </style:style>
    <style:style style:name="T113" style:family="text">
      <style:text-properties fo:color="#00a933" loext:opacity="100%" fo:font-size="12pt" officeooo:rsid="022ed64d" style:font-size-asian="12pt" style:font-size-complex="12pt"/>
    </style:style>
    <style:style style:name="T114" style:family="text">
      <style:text-properties fo:color="#00a933" loext:opacity="100%" fo:font-size="12pt" officeooo:rsid="023185a3" style:font-size-asian="12pt" style:font-size-complex="12pt"/>
    </style:style>
    <style:style style:name="T115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16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17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18" style:family="text">
      <style:text-properties fo:color="#00a933" loext:opacity="100%" officeooo:rsid="01f8834f"/>
    </style:style>
    <style:style style:name="T119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20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21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22" style:family="text">
      <style:text-properties fo:color="#00a933" loext:opacity="100%" officeooo:rsid="026aef43"/>
    </style:style>
    <style:style style:name="T123" style:family="text">
      <style:text-properties fo:color="#00a933" loext:opacity="100%" officeooo:rsid="027f5ab8"/>
    </style:style>
    <style:style style:name="T124" style:family="text">
      <style:text-properties fo:color="#00a933" loext:opacity="100%" officeooo:rsid="027c4a7b"/>
    </style:style>
    <style:style style:name="T125" style:family="text">
      <style:text-properties fo:color="#00a933" loext:opacity="100%" officeooo:rsid="02805851"/>
    </style:style>
    <style:style style:name="T126" style:family="text">
      <style:text-properties officeooo:rsid="00ed8001"/>
    </style:style>
    <style:style style:name="T127" style:family="text">
      <style:text-properties officeooo:rsid="00ef25ea"/>
    </style:style>
    <style:style style:name="T128" style:family="text">
      <style:text-properties fo:font-weight="normal" officeooo:rsid="00ef25ea" style:font-weight-asian="normal" style:font-weight-complex="normal"/>
    </style:style>
    <style:style style:name="T129" style:family="text">
      <style:text-properties officeooo:rsid="00efd8e0"/>
    </style:style>
    <style:style style:name="T130" style:family="text">
      <style:text-properties officeooo:rsid="00f28a25"/>
    </style:style>
    <style:style style:name="T131" style:family="text">
      <style:text-properties fo:font-size="12pt" officeooo:rsid="0044ab1e" style:font-size-asian="12pt" style:font-size-complex="12pt"/>
    </style:style>
    <style:style style:name="T132" style:family="text">
      <style:text-properties fo:font-size="12pt" officeooo:rsid="00fc5756" style:font-size-asian="12pt" style:font-size-complex="12pt"/>
    </style:style>
    <style:style style:name="T133" style:family="text">
      <style:text-properties fo:font-size="12pt" officeooo:rsid="0109c0c2" style:font-size-asian="12pt" style:font-size-complex="12pt"/>
    </style:style>
    <style:style style:name="T134" style:family="text">
      <style:text-properties fo:font-size="12pt" officeooo:rsid="0116a0e2" style:font-size-asian="12pt" style:font-size-complex="12pt"/>
    </style:style>
    <style:style style:name="T135" style:family="text">
      <style:text-properties fo:font-size="12pt" fo:font-weight="bold" style:font-size-asian="12pt" style:font-weight-asian="bold" style:font-size-complex="12pt" style:font-weight-complex="bold"/>
    </style:style>
    <style:style style:name="T136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37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38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39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40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41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42" style:family="text">
      <style:text-properties officeooo:rsid="00f4255e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officeooo:rsid="00fc5756" style:font-weight-asian="bold" style:font-weight-complex="bold"/>
    </style:style>
    <style:style style:name="T145" style:family="text">
      <style:text-properties fo:font-weight="bold" officeooo:rsid="010e6781" style:font-weight-asian="bold" style:font-weight-complex="bold"/>
    </style:style>
    <style:style style:name="T146" style:family="text">
      <style:text-properties fo:font-weight="bold" officeooo:rsid="010e9235" style:font-weight-asian="bold" style:font-weight-complex="bold"/>
    </style:style>
    <style:style style:name="T147" style:family="text">
      <style:text-properties fo:font-weight="bold" officeooo:rsid="0134952a" style:font-weight-asian="bold" style:font-weight-complex="bold"/>
    </style:style>
    <style:style style:name="T148" style:family="text">
      <style:text-properties fo:font-weight="bold" officeooo:rsid="0146cc74" style:font-weight-asian="bold" style:font-weight-complex="bold"/>
    </style:style>
    <style:style style:name="T149" style:family="text">
      <style:text-properties fo:font-weight="bold" officeooo:rsid="0147680f" style:font-weight-asian="bold" style:font-weight-complex="bold"/>
    </style:style>
    <style:style style:name="T150" style:family="text">
      <style:text-properties fo:font-weight="bold" officeooo:rsid="0156e264" style:font-weight-asian="bold" style:font-weight-complex="bold"/>
    </style:style>
    <style:style style:name="T151" style:family="text">
      <style:text-properties fo:font-weight="bold" officeooo:rsid="01598d66" style:font-weight-asian="bold" style:font-weight-complex="bold"/>
    </style:style>
    <style:style style:name="T152" style:family="text">
      <style:text-properties fo:font-weight="bold" officeooo:rsid="01827390" style:font-weight-asian="bold" style:font-weight-complex="bold"/>
    </style:style>
    <style:style style:name="T153" style:family="text">
      <style:text-properties fo:font-weight="bold" officeooo:rsid="01cc15f5" style:font-weight-asian="bold" style:font-weight-complex="bold"/>
    </style:style>
    <style:style style:name="T154" style:family="text">
      <style:text-properties fo:font-weight="bold" officeooo:rsid="02108530" style:font-weight-asian="bold" style:font-weight-complex="bold"/>
    </style:style>
    <style:style style:name="T155" style:family="text">
      <style:text-properties fo:font-weight="bold" fo:background-color="#ffff6d" loext:char-shading-value="0" style:font-weight-asian="bold" style:font-weight-complex="bold"/>
    </style:style>
    <style:style style:name="T156" style:family="text">
      <style:text-properties fo:font-weight="bold" officeooo:rsid="01356562" fo:background-color="transparent" loext:char-shading-value="0" style:font-weight-asian="bold" style:font-weight-complex="bold"/>
    </style:style>
    <style:style style:name="T157" style:family="text">
      <style:text-properties fo:font-weight="bold" officeooo:rsid="01378375" fo:background-color="transparent" loext:char-shading-value="0" style:font-weight-asian="bold" style:font-weight-complex="bold"/>
    </style:style>
    <style:style style:name="T158" style:family="text">
      <style:text-properties fo:font-weight="bold" officeooo:rsid="0174f4ab" fo:background-color="transparent" loext:char-shading-value="0" style:font-weight-asian="bold" style:font-weight-complex="bold"/>
    </style:style>
    <style:style style:name="T159" style:family="text">
      <style:text-properties fo:font-weight="bold" officeooo:rsid="013ef827" fo:background-color="transparent" loext:char-shading-value="0" style:font-weight-asian="bold" style:font-weight-complex="bold"/>
    </style:style>
    <style:style style:name="T160" style:family="text">
      <style:text-properties fo:font-weight="bold" officeooo:rsid="01b3a9cc" fo:background-color="transparent" loext:char-shading-value="0" style:font-weight-asian="bold" style:font-weight-complex="bold"/>
    </style:style>
    <style:style style:name="T161" style:family="text">
      <style:text-properties fo:font-weight="bold" officeooo:rsid="0156e264" fo:background-color="#ffffd7" loext:char-shading-value="0" style:font-weight-asian="bold" style:font-weight-complex="bold"/>
    </style:style>
    <style:style style:name="T162" style:family="text">
      <style:text-properties fo:font-weight="bold" officeooo:rsid="01598d66" fo:background-color="#ffffd7" loext:char-shading-value="0" style:font-weight-asian="bold" style:font-weight-complex="bold"/>
    </style:style>
    <style:style style:name="T163" style:family="text">
      <style:text-properties fo:font-weight="bold" officeooo:rsid="0160633a" fo:background-color="#ffffd7" loext:char-shading-value="0" style:font-weight-asian="bold" style:font-weight-complex="bold"/>
    </style:style>
    <style:style style:name="T164" style:family="text">
      <style:text-properties fo:font-weight="bold" officeooo:rsid="01623b86" fo:background-color="#ffffd7" loext:char-shading-value="0" style:font-weight-asian="bold" style:font-weight-complex="bold"/>
    </style:style>
    <style:style style:name="T165" style:family="text">
      <style:text-properties fo:font-weight="bold" officeooo:rsid="01698090" fo:background-color="#ffffd7" loext:char-shading-value="0" style:font-weight-asian="bold" style:font-weight-complex="bold"/>
    </style:style>
    <style:style style:name="T166" style:family="text">
      <style:text-properties fo:font-weight="bold" officeooo:rsid="016b5e33" fo:background-color="#ffffd7" loext:char-shading-value="0" style:font-weight-asian="bold" style:font-weight-complex="bold"/>
    </style:style>
    <style:style style:name="T167" style:family="text">
      <style:text-properties fo:font-weight="bold" officeooo:rsid="01661768" fo:background-color="#ffff00" loext:char-shading-value="0" style:font-weight-asian="bold" style:font-weight-complex="bold"/>
    </style:style>
    <style:style style:name="T168" style:family="text">
      <style:text-properties fo:font-weight="bold" officeooo:rsid="016c32ec" fo:background-color="#ff8000" loext:char-shading-value="0" style:font-weight-asian="bold" style:font-weight-complex="bold"/>
    </style:style>
    <style:style style:name="T169" style:family="text">
      <style:text-properties fo:font-weight="bold" officeooo:rsid="017145e5" fo:background-color="#ff8000" loext:char-shading-value="0" style:font-weight-asian="bold" style:font-weight-complex="bold"/>
    </style:style>
    <style:style style:name="T170" style:family="text">
      <style:text-properties fo:color="#808080" loext:opacity="100%"/>
    </style:style>
    <style:style style:name="T171" style:family="text">
      <style:text-properties fo:color="#808080" loext:opacity="100%" officeooo:rsid="00f79960"/>
    </style:style>
    <style:style style:name="T172" style:family="text">
      <style:text-properties fo:color="#808080" loext:opacity="100%" officeooo:rsid="00fa44a2"/>
    </style:style>
    <style:style style:name="T173" style:family="text">
      <style:text-properties fo:color="#808080" loext:opacity="100%" fo:font-size="10pt" style:font-size-asian="10pt" style:font-size-complex="10pt"/>
    </style:style>
    <style:style style:name="T174" style:family="text">
      <style:text-properties fo:color="#808080" loext:opacity="100%" fo:font-size="10pt" officeooo:rsid="0116a0e2" style:font-size-asian="10pt" style:font-size-complex="10pt"/>
    </style:style>
    <style:style style:name="T175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176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177" style:family="text">
      <style:text-properties fo:color="#808080" loext:opacity="100%" fo:font-weight="bold" style:font-weight-asian="bold" style:font-weight-complex="bold"/>
    </style:style>
    <style:style style:name="T178" style:family="text">
      <style:text-properties fo:color="#808080" loext:opacity="100%" fo:font-weight="bold" officeooo:rsid="00fc5756" style:font-weight-asian="bold" style:font-weight-complex="bold"/>
    </style:style>
    <style:style style:name="T179" style:family="text">
      <style:text-properties fo:color="#808080" loext:opacity="100%" officeooo:rsid="01d2287e" fo:background-color="transparent" loext:char-shading-value="0"/>
    </style:style>
    <style:style style:name="T180" style:family="text">
      <style:text-properties fo:color="#808080" loext:opacity="100%" officeooo:rsid="01d2287e"/>
    </style:style>
    <style:style style:name="T181" style:family="text">
      <style:text-properties fo:background-color="transparent" loext:char-shading-value="0"/>
    </style:style>
    <style:style style:name="T182" style:family="text">
      <style:text-properties officeooo:rsid="011bba46" fo:background-color="transparent" loext:char-shading-value="0"/>
    </style:style>
    <style:style style:name="T183" style:family="text">
      <style:text-properties officeooo:rsid="011d5df5" fo:background-color="transparent" loext:char-shading-value="0"/>
    </style:style>
    <style:style style:name="T184" style:family="text">
      <style:text-properties officeooo:rsid="0123e380" fo:background-color="transparent" loext:char-shading-value="0"/>
    </style:style>
    <style:style style:name="T185" style:family="text">
      <style:text-properties officeooo:rsid="01255efe" fo:background-color="transparent" loext:char-shading-value="0"/>
    </style:style>
    <style:style style:name="T186" style:family="text">
      <style:text-properties officeooo:rsid="0133af3d" fo:background-color="transparent" loext:char-shading-value="0"/>
    </style:style>
    <style:style style:name="T187" style:family="text">
      <style:text-properties officeooo:rsid="0134952a" fo:background-color="transparent" loext:char-shading-value="0"/>
    </style:style>
    <style:style style:name="T188" style:family="text">
      <style:text-properties officeooo:rsid="01356562" fo:background-color="transparent" loext:char-shading-value="0"/>
    </style:style>
    <style:style style:name="T189" style:family="text">
      <style:text-properties officeooo:rsid="01378375" fo:background-color="transparent" loext:char-shading-value="0"/>
    </style:style>
    <style:style style:name="T190" style:family="text">
      <style:text-properties officeooo:rsid="013944c8" fo:background-color="transparent" loext:char-shading-value="0"/>
    </style:style>
    <style:style style:name="T191" style:family="text">
      <style:text-properties officeooo:rsid="013a8858" fo:background-color="transparent" loext:char-shading-value="0"/>
    </style:style>
    <style:style style:name="T192" style:family="text">
      <style:text-properties officeooo:rsid="013ef827" fo:background-color="transparent" loext:char-shading-value="0"/>
    </style:style>
    <style:style style:name="T193" style:family="text">
      <style:text-properties officeooo:rsid="01537ab7" fo:background-color="transparent" loext:char-shading-value="0"/>
    </style:style>
    <style:style style:name="T194" style:family="text">
      <style:text-properties officeooo:rsid="01b42f64" fo:background-color="transparent" loext:char-shading-value="0"/>
    </style:style>
    <style:style style:name="T195" style:family="text">
      <style:text-properties officeooo:rsid="01c694d9" fo:background-color="transparent" loext:char-shading-value="0"/>
    </style:style>
    <style:style style:name="T196" style:family="text">
      <style:text-properties fo:color="#ff4000" loext:opacity="100%" fo:font-weight="bold" style:font-weight-asian="bold" style:font-weight-complex="bold"/>
    </style:style>
    <style:style style:name="T197" style:family="text">
      <style:text-properties fo:color="#ff4000" loext:opacity="100%" fo:font-weight="bold" officeooo:rsid="010e6781" style:font-weight-asian="bold" style:font-weight-complex="bold"/>
    </style:style>
    <style:style style:name="T198" style:family="text">
      <style:text-properties fo:color="#ff4000" loext:opacity="100%" fo:font-weight="bold" officeooo:rsid="01134f90" style:font-weight-asian="bold" style:font-weight-complex="bold"/>
    </style:style>
    <style:style style:name="T199" style:family="text">
      <style:text-properties fo:color="#ff4000" loext:opacity="100%" fo:font-weight="bold" officeooo:rsid="013d6f02" style:font-weight-asian="bold" style:font-weight-complex="bold"/>
    </style:style>
    <style:style style:name="T200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01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02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03" style:family="text">
      <style:text-properties fo:color="#ff4000" loext:opacity="100%" style:font-name="monospace" fo:font-size="12pt" officeooo:rsid="019a5231" style:font-size-asian="12pt" style:font-size-complex="12pt"/>
    </style:style>
    <style:style style:name="T204" style:family="text">
      <style:text-properties fo:color="#ff4000" loext:opacity="100%" style:font-name="monospace" fo:font-size="12pt" officeooo:rsid="019bee1c" style:font-size-asian="12pt" style:font-size-complex="12pt"/>
    </style:style>
    <style:style style:name="T205" style:family="text">
      <style:text-properties fo:color="#ff4000" loext:opacity="100%" officeooo:rsid="01d82ec5"/>
    </style:style>
    <style:style style:name="T206" style:family="text">
      <style:text-properties fo:color="#ffb66c" loext:opacity="100%" officeooo:rsid="00eb9cf1"/>
    </style:style>
    <style:style style:name="T207" style:family="text">
      <style:text-properties fo:color="#ffb66c" loext:opacity="100%" officeooo:rsid="010769a9"/>
    </style:style>
    <style:style style:name="T208" style:family="text">
      <style:text-properties fo:color="#999999" loext:opacity="100%" fo:font-size="10pt" style:font-size-asian="10pt" style:font-size-complex="10pt"/>
    </style:style>
    <style:style style:name="T209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10" style:family="text">
      <style:text-properties fo:color="#999999" loext:opacity="100%" officeooo:rsid="00f4255e"/>
    </style:style>
    <style:style style:name="T211" style:family="text">
      <style:text-properties fo:color="#999999" loext:opacity="100%" officeooo:rsid="00f79960"/>
    </style:style>
    <style:style style:name="T212" style:family="text">
      <style:text-properties fo:color="#999999" loext:opacity="100%" style:font-name="monospace" style:font-name-asian="Noto Sans Mono CJK SC" style:font-name-complex="Liberation Mono"/>
    </style:style>
    <style:style style:name="T213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14" style:family="text">
      <style:text-properties officeooo:rsid="0115ae71"/>
    </style:style>
    <style:style style:name="T215" style:family="text">
      <style:text-properties fo:font-size="14pt" officeooo:rsid="012f1db2" fo:background-color="transparent" loext:char-shading-value="0" style:font-size-asian="14pt" style:font-size-complex="14pt"/>
    </style:style>
    <style:style style:name="T216" style:family="text">
      <style:text-properties fo:font-size="14pt" officeooo:rsid="011d5df5" fo:background-color="transparent" loext:char-shading-value="0" style:font-size-asian="14pt" style:font-size-complex="14pt"/>
    </style:style>
    <style:style style:name="T217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18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19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20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21" style:family="text">
      <style:text-properties fo:font-style="normal" officeooo:rsid="012b02c0" style:font-style-asian="normal" style:font-style-complex="normal"/>
    </style:style>
    <style:style style:name="T222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23" style:family="text">
      <style:text-properties fo:background-color="#ffdbb6" loext:char-shading-value="0"/>
    </style:style>
    <style:style style:name="T224" style:family="text">
      <style:text-properties fo:color="#b2b2b2" loext:opacity="100%"/>
    </style:style>
    <style:style style:name="T225" style:family="text">
      <style:text-properties fo:color="#b2b2b2" loext:opacity="100%" officeooo:rsid="01356562" fo:background-color="transparent" loext:char-shading-value="0"/>
    </style:style>
    <style:style style:name="T226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27" style:family="text">
      <style:text-properties fo:color="#b2b2b2" loext:opacity="100%" fo:font-size="10pt" officeooo:rsid="0156e264" style:font-size-asian="10pt" style:font-size-complex="10pt"/>
    </style:style>
    <style:style style:name="T228" style:family="text">
      <style:text-properties fo:color="#b2b2b2" loext:opacity="100%" fo:font-size="10pt" officeooo:rsid="01598d66" style:font-size-asian="10pt" style:font-size-complex="10pt"/>
    </style:style>
    <style:style style:name="T229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30" style:family="text">
      <style:text-properties fo:color="#b2b2b2" loext:opacity="100%" fo:font-weight="bold" officeooo:rsid="01cc15f5" style:font-weight-asian="bold" style:font-weight-complex="bold"/>
    </style:style>
    <style:style style:name="T231" style:family="text">
      <style:text-properties officeooo:rsid="014232af"/>
    </style:style>
    <style:style style:name="T232" style:family="text">
      <style:text-properties fo:color="#ffbf00" loext:opacity="100%" officeooo:rsid="0145e955"/>
    </style:style>
    <style:style style:name="T233" style:family="text">
      <style:text-properties fo:color="#ffbf00" loext:opacity="100%" officeooo:rsid="01491b9d"/>
    </style:style>
    <style:style style:name="T234" style:family="text">
      <style:text-properties fo:color="#ffbf00" loext:opacity="100%" fo:font-size="14pt" officeooo:rsid="01491b9d" style:font-size-asian="14pt" style:font-size-complex="14pt"/>
    </style:style>
    <style:style style:name="T235" style:family="text">
      <style:text-properties fo:color="#ffbf00" loext:opacity="100%" fo:font-size="14pt" officeooo:rsid="0149d007" style:font-size-asian="14pt" style:font-size-complex="14pt"/>
    </style:style>
    <style:style style:name="T236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37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38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39" style:family="text">
      <style:text-properties fo:color="#ffbf00" loext:opacity="100%" officeooo:rsid="0149d007"/>
    </style:style>
    <style:style style:name="T240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41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42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43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44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45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46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47" style:family="text">
      <style:text-properties fo:color="#000000" loext:opacity="100%" fo:font-weight="bold" officeooo:rsid="02108530" style:font-weight-asian="bold" style:font-weight-complex="bold"/>
    </style:style>
    <style:style style:name="T248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49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50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51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52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53" style:family="text">
      <style:text-properties style:font-name="Liberation Serif" fo:font-size="14pt" officeooo:rsid="0044ab1e" style:font-size-asian="14pt" style:font-size-complex="14pt"/>
    </style:style>
    <style:style style:name="T254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55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56" style:family="text">
      <style:text-properties officeooo:rsid="01579613"/>
    </style:style>
    <style:style style:name="T257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58" style:family="text">
      <style:text-properties officeooo:rsid="01594531"/>
    </style:style>
    <style:style style:name="T259" style:family="text">
      <style:text-properties officeooo:rsid="015c72a1"/>
    </style:style>
    <style:style style:name="T260" style:family="text">
      <style:text-properties officeooo:rsid="015caaa6"/>
    </style:style>
    <style:style style:name="T261" style:family="text">
      <style:text-properties officeooo:rsid="01698090"/>
    </style:style>
    <style:style style:name="T262" style:family="text">
      <style:text-properties officeooo:rsid="0179e7b0"/>
    </style:style>
    <style:style style:name="T263" style:family="text">
      <style:text-properties officeooo:rsid="01598d66"/>
    </style:style>
    <style:style style:name="T264" style:family="text">
      <style:text-properties officeooo:rsid="017b1c82"/>
    </style:style>
    <style:style style:name="T265" style:family="text">
      <style:text-properties style:font-name="monospace"/>
    </style:style>
    <style:style style:name="T266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67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68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69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70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71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272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273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274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275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276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277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278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279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280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281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282" style:family="text">
      <style:text-properties style:font-name="monospace" style:font-name-asian="Noto Sans Mono CJK SC" style:font-name-complex="Liberation Mono"/>
    </style:style>
    <style:style style:name="T283" style:family="text">
      <style:text-properties style:font-name="monospace" officeooo:rsid="003ded5f" style:font-name-asian="Noto Sans Mono CJK SC" style:font-name-complex="Liberation Mono"/>
    </style:style>
    <style:style style:name="T284" style:family="text">
      <style:text-properties style:font-name="monospace" officeooo:rsid="0180b429" style:font-name-asian="Noto Sans Mono CJK SC" style:font-name-complex="Liberation Mono"/>
    </style:style>
    <style:style style:name="T285" style:family="text">
      <style:text-properties style:font-name="monospace" officeooo:rsid="0185502e" style:font-name-asian="Noto Sans Mono CJK SC" style:font-name-complex="Liberation Mono"/>
    </style:style>
    <style:style style:name="T286" style:family="text">
      <style:text-properties style:font-name="monospace" officeooo:rsid="018631f2" style:font-name-asian="Noto Sans Mono CJK SC" style:font-name-complex="Liberation Mono"/>
    </style:style>
    <style:style style:name="T287" style:family="text">
      <style:text-properties style:font-name="monospace" officeooo:rsid="018a83fc" style:font-name-asian="Noto Sans Mono CJK SC" style:font-name-complex="Liberation Mono"/>
    </style:style>
    <style:style style:name="T288" style:family="text">
      <style:text-properties style:font-name="monospace" officeooo:rsid="019516ca" style:font-name-asian="Noto Sans Mono CJK SC" style:font-name-complex="Liberation Mono"/>
    </style:style>
    <style:style style:name="T289" style:family="text">
      <style:text-properties style:font-name="monospace" officeooo:rsid="01953a37" style:font-name-asian="Noto Sans Mono CJK SC" style:font-name-complex="Liberation Mono"/>
    </style:style>
    <style:style style:name="T290" style:family="text">
      <style:text-properties style:font-name="monospace" officeooo:rsid="017b1c82" style:font-name-asian="Noto Sans Mono CJK SC" style:font-name-complex="Liberation Mono"/>
    </style:style>
    <style:style style:name="T291" style:family="text">
      <style:text-properties style:font-name="monospace" officeooo:rsid="024d759e" style:font-name-asian="Noto Sans Mono CJK SC" style:font-name-complex="Liberation Mono"/>
    </style:style>
    <style:style style:name="T292" style:family="text">
      <style:text-properties style:font-name="monospace" officeooo:rsid="0026793c" style:font-name-asian="Noto Sans Mono CJK SC" style:font-name-complex="Liberation Mono"/>
    </style:style>
    <style:style style:name="T293" style:family="text">
      <style:text-properties style:font-name="monospace" officeooo:rsid="025b3535" style:font-name-asian="Noto Sans Mono CJK SC" style:font-name-complex="Liberation Mono"/>
    </style:style>
    <style:style style:name="T294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95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96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97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98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299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00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01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02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03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04" style:family="text">
      <style:text-properties style:font-name="monospace" fo:font-style="normal" officeooo:rsid="025206e2" style:font-style-asian="normal" style:font-style-complex="normal"/>
    </style:style>
    <style:style style:name="T305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06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07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08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09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10" style:family="text">
      <style:text-properties style:font-name="monospace" officeooo:rsid="017f6093"/>
    </style:style>
    <style:style style:name="T311" style:family="text">
      <style:text-properties style:font-name="monospace" officeooo:rsid="018d91e9"/>
    </style:style>
    <style:style style:name="T312" style:family="text">
      <style:text-properties style:font-name="monospace" officeooo:rsid="018dd83a"/>
    </style:style>
    <style:style style:name="T313" style:family="text">
      <style:text-properties style:font-name="monospace" officeooo:rsid="0198e8a1"/>
    </style:style>
    <style:style style:name="T314" style:family="text">
      <style:text-properties style:font-name="monospace" officeooo:rsid="019a5231"/>
    </style:style>
    <style:style style:name="T315" style:family="text">
      <style:text-properties style:font-name="monospace" fo:font-weight="normal" style:font-weight-asian="normal" style:font-weight-complex="normal"/>
    </style:style>
    <style:style style:name="T316" style:family="text">
      <style:text-properties style:font-name="monospace" fo:font-weight="normal" officeooo:rsid="0254731f" style:font-weight-asian="normal" style:font-weight-complex="normal"/>
    </style:style>
    <style:style style:name="T317" style:family="text">
      <style:text-properties style:font-name="monospace" fo:background-color="#f6f9d4" loext:char-shading-value="0" style:font-name-asian="Noto Sans Mono CJK SC" style:font-name-complex="Liberation Mono"/>
    </style:style>
    <style:style style:name="T318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19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20" style:family="text">
      <style:text-properties officeooo:rsid="017d6cdc"/>
    </style:style>
    <style:style style:name="T321" style:family="text">
      <style:text-properties officeooo:rsid="00419410"/>
    </style:style>
    <style:style style:name="T322" style:family="text">
      <style:text-properties officeooo:rsid="017e187f"/>
    </style:style>
    <style:style style:name="T323" style:family="text">
      <style:text-properties fo:color="#666666" loext:opacity="100%" officeooo:rsid="01598d66"/>
    </style:style>
    <style:style style:name="T324" style:family="text">
      <style:text-properties officeooo:rsid="01930557"/>
    </style:style>
    <style:style style:name="T325" style:family="text">
      <style:text-properties officeooo:rsid="0194e5a6"/>
    </style:style>
    <style:style style:name="T326" style:family="text">
      <style:text-properties officeooo:rsid="0194faef"/>
    </style:style>
    <style:style style:name="T327" style:family="text">
      <style:text-properties officeooo:rsid="01a59c5d"/>
    </style:style>
    <style:style style:name="T328" style:family="text">
      <style:text-properties fo:color="#2a6099" loext:opacity="100%" fo:font-size="10pt" officeooo:rsid="01598d66" style:font-size-asian="10pt" style:font-size-complex="10pt"/>
    </style:style>
    <style:style style:name="T329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30" style:family="text">
      <style:text-properties officeooo:rsid="01a75f24"/>
    </style:style>
    <style:style style:name="T331" style:family="text">
      <style:text-properties officeooo:rsid="01a867a8"/>
    </style:style>
    <style:style style:name="T332" style:family="text">
      <style:text-properties officeooo:rsid="01acdf5f"/>
    </style:style>
    <style:style style:name="T333" style:family="text">
      <style:text-properties officeooo:rsid="01b7f7ea"/>
    </style:style>
    <style:style style:name="T334" style:family="text">
      <style:text-properties officeooo:rsid="01b9945a"/>
    </style:style>
    <style:style style:name="T335" style:family="text">
      <style:text-properties officeooo:rsid="01bb0911"/>
    </style:style>
    <style:style style:name="T336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37" style:family="text">
      <style:text-properties officeooo:rsid="01cb6016"/>
    </style:style>
    <style:style style:name="T338" style:family="text">
      <style:text-properties officeooo:rsid="01cc15f5"/>
    </style:style>
    <style:style style:name="T339" style:family="text">
      <style:text-properties officeooo:rsid="01cc48bb"/>
    </style:style>
    <style:style style:name="T340" style:family="text">
      <style:text-properties officeooo:rsid="01cd1129"/>
    </style:style>
    <style:style style:name="T341" style:family="text">
      <style:text-properties officeooo:rsid="01cfe222"/>
    </style:style>
    <style:style style:name="T342" style:family="text">
      <style:text-properties officeooo:rsid="01d2287e"/>
    </style:style>
    <style:style style:name="T343" style:family="text">
      <style:text-properties officeooo:rsid="01d24f45"/>
    </style:style>
    <style:style style:name="T344" style:family="text">
      <style:text-properties officeooo:rsid="01d82ec5"/>
    </style:style>
    <style:style style:name="T345" style:family="text">
      <style:text-properties officeooo:rsid="01d87524"/>
    </style:style>
    <style:style style:name="T346" style:family="text">
      <style:text-properties fo:color="#111111" loext:opacity="100%"/>
    </style:style>
    <style:style style:name="T347" style:family="text">
      <style:text-properties fo:color="#111111" loext:opacity="100%" fo:font-weight="bold" officeooo:rsid="010fb7de" style:font-weight-asian="bold" style:font-weight-complex="bold"/>
    </style:style>
    <style:style style:name="T348" style:family="text">
      <style:text-properties fo:color="#111111" loext:opacity="100%" officeooo:rsid="01da5a0b"/>
    </style:style>
    <style:style style:name="T349" style:family="text">
      <style:text-properties fo:color="#111111" loext:opacity="100%" officeooo:rsid="010fb7de"/>
    </style:style>
    <style:style style:name="T350" style:family="text">
      <style:text-properties fo:color="#111111" loext:opacity="100%" officeooo:rsid="01dccbea"/>
    </style:style>
    <style:style style:name="T351" style:family="text">
      <style:text-properties fo:color="#111111" loext:opacity="100%" officeooo:rsid="01de2682"/>
    </style:style>
    <style:style style:name="T352" style:family="text">
      <style:text-properties fo:color="#111111" loext:opacity="100%" officeooo:rsid="01debbce"/>
    </style:style>
    <style:style style:name="T353" style:family="text">
      <style:text-properties fo:color="#111111" loext:opacity="100%" officeooo:rsid="01e090b8"/>
    </style:style>
    <style:style style:name="T354" style:family="text">
      <style:text-properties fo:color="#111111" loext:opacity="100%" officeooo:rsid="01e24458"/>
    </style:style>
    <style:style style:name="T355" style:family="text">
      <style:text-properties fo:color="#111111" loext:opacity="100%" officeooo:rsid="01e297eb"/>
    </style:style>
    <style:style style:name="T356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57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58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59" style:family="text">
      <style:text-properties fo:color="#111111" loext:opacity="100%" officeooo:rsid="020e823f"/>
    </style:style>
    <style:style style:name="T360" style:family="text">
      <style:text-properties fo:color="#111111" loext:opacity="100%" officeooo:rsid="02220234"/>
    </style:style>
    <style:style style:name="T361" style:family="text">
      <style:text-properties fo:color="#111111" loext:opacity="100%" officeooo:rsid="0222b7ed"/>
    </style:style>
    <style:style style:name="T362" style:family="text">
      <style:text-properties fo:color="#111111" loext:opacity="100%" officeooo:rsid="022b2703"/>
    </style:style>
    <style:style style:name="T363" style:family="text">
      <style:text-properties officeooo:rsid="01dad39f"/>
    </style:style>
    <style:style style:name="T364" style:family="text">
      <style:text-properties officeooo:rsid="01de2682"/>
    </style:style>
    <style:style style:name="T365" style:family="text">
      <style:text-properties officeooo:rsid="01e00abb"/>
    </style:style>
    <style:style style:name="T366" style:family="text">
      <style:text-properties officeooo:rsid="01e52f7c"/>
    </style:style>
    <style:style style:name="T367" style:family="text">
      <style:text-properties officeooo:rsid="01e831ad"/>
    </style:style>
    <style:style style:name="T368" style:family="text">
      <style:text-properties officeooo:rsid="01e97575"/>
    </style:style>
    <style:style style:name="T369" style:family="text">
      <style:text-properties officeooo:rsid="02000b53"/>
    </style:style>
    <style:style style:name="T370" style:family="text">
      <style:text-properties officeooo:rsid="02033aee"/>
    </style:style>
    <style:style style:name="T371" style:family="text">
      <style:text-properties officeooo:rsid="0203cae1"/>
    </style:style>
    <style:style style:name="T372" style:family="text">
      <style:text-properties officeooo:rsid="0204a051"/>
    </style:style>
    <style:style style:name="T373" style:family="text">
      <style:text-properties officeooo:rsid="0204e087"/>
    </style:style>
    <style:style style:name="T374" style:family="text">
      <style:text-properties officeooo:rsid="020550bd"/>
    </style:style>
    <style:style style:name="T375" style:family="text">
      <style:text-properties officeooo:rsid="0205f7c4"/>
    </style:style>
    <style:style style:name="T376" style:family="text">
      <style:text-properties officeooo:rsid="0206c250"/>
    </style:style>
    <style:style style:name="T377" style:family="text">
      <style:text-properties officeooo:rsid="020bc498"/>
    </style:style>
    <style:style style:name="T378" style:family="text">
      <style:text-properties officeooo:rsid="020c32aa"/>
    </style:style>
    <style:style style:name="T379" style:family="text">
      <style:text-properties officeooo:rsid="020c43fe"/>
    </style:style>
    <style:style style:name="T380" style:family="text">
      <style:text-properties officeooo:rsid="020e823f"/>
    </style:style>
    <style:style style:name="T381" style:family="text">
      <style:text-properties officeooo:rsid="02103d0a"/>
    </style:style>
    <style:style style:name="T382" style:family="text">
      <style:text-properties officeooo:rsid="02108530"/>
    </style:style>
    <style:style style:name="T383" style:family="text">
      <style:text-properties officeooo:rsid="02127da4"/>
    </style:style>
    <style:style style:name="T384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85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86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387" style:family="text">
      <style:text-properties fo:font-size="16pt" officeooo:rsid="02108530" style:font-size-asian="16pt" style:font-size-complex="16pt"/>
    </style:style>
    <style:style style:name="T388" style:family="text">
      <style:text-properties officeooo:rsid="021ddf3f"/>
    </style:style>
    <style:style style:name="T389" style:family="text">
      <style:text-properties officeooo:rsid="021f7d62"/>
    </style:style>
    <style:style style:name="T390" style:family="text">
      <style:text-properties officeooo:rsid="02340a18"/>
    </style:style>
    <style:style style:name="T391" style:family="text">
      <style:text-properties officeooo:rsid="023525ac"/>
    </style:style>
    <style:style style:name="T392" style:family="text">
      <style:text-properties officeooo:rsid="02441129"/>
    </style:style>
    <style:style style:name="T393" style:family="text">
      <style:text-properties officeooo:rsid="0245815d"/>
    </style:style>
    <style:style style:name="T394" style:family="text">
      <style:text-properties officeooo:rsid="02468d26"/>
    </style:style>
    <style:style style:name="T395" style:family="text">
      <style:text-properties officeooo:rsid="024a8296"/>
    </style:style>
    <style:style style:name="T396" style:family="text">
      <style:text-properties officeooo:rsid="024c4356"/>
    </style:style>
    <style:style style:name="T397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398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399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0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01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02" style:family="text">
      <style:text-properties officeooo:rsid="025206e2"/>
    </style:style>
    <style:style style:name="T403" style:family="text">
      <style:text-properties officeooo:rsid="02535531"/>
    </style:style>
    <style:style style:name="T404" style:family="text">
      <style:text-properties officeooo:rsid="0255d0ff"/>
    </style:style>
    <style:style style:name="T405" style:family="text">
      <style:text-properties officeooo:rsid="025c3b30"/>
    </style:style>
    <style:style style:name="T406" style:family="text">
      <style:text-properties officeooo:rsid="025dd792"/>
    </style:style>
    <style:style style:name="T407" style:family="text">
      <style:text-properties fo:background-color="#f6f9d4" loext:char-shading-value="0"/>
    </style:style>
    <style:style style:name="T408" style:family="text">
      <style:text-properties officeooo:rsid="026e49de" fo:background-color="#f6f9d4" loext:char-shading-value="0"/>
    </style:style>
    <style:style style:name="T409" style:family="text">
      <style:text-properties officeooo:rsid="026dbea6" fo:background-color="#f6f9d4" loext:char-shading-value="0"/>
    </style:style>
    <style:style style:name="T410" style:family="text">
      <style:text-properties officeooo:rsid="01cfe222" fo:background-color="#f6f9d4" loext:char-shading-value="0"/>
    </style:style>
    <style:style style:name="T411" style:family="text">
      <style:text-properties officeooo:rsid="020c32aa" fo:background-color="#f6f9d4" loext:char-shading-value="0"/>
    </style:style>
    <style:style style:name="T412" style:family="text">
      <style:text-properties officeooo:rsid="01d2287e" fo:background-color="#f6f9d4" loext:char-shading-value="0"/>
    </style:style>
    <style:style style:name="T413" style:family="text">
      <style:text-properties officeooo:rsid="01d24f45" fo:background-color="#f6f9d4" loext:char-shading-value="0"/>
    </style:style>
    <style:style style:name="T414" style:family="text">
      <style:text-properties officeooo:rsid="02645dbc"/>
    </style:style>
    <style:style style:name="T415" style:family="text">
      <style:text-properties officeooo:rsid="0264c00b"/>
    </style:style>
    <style:style style:name="T416" style:family="text">
      <style:text-properties officeooo:rsid="026e87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6">- Обучить с нуля Yolo5 на датасете night_fly <text:s/>и добиться распознавания <text:s/>- </text:span></text:span><text:span text:style-name="Source_20_Text"><text:span text:style-name="T17">best.pt</text:span></text:span></text:p>
      <text:p text:style-name="P2"><text:span text:style-name="Source_20_Text"><text:span text:style-name="T53">26.08.2024 – Запущено обучение – 50 эпох </text:span></text:span></text:p>
      <text:p text:style-name="P2"><text:span text:style-name="Source_20_Text"><text:span text:style-name="T57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41"><text:span text:style-name="Source_20_Text"><text:span text:style-name="T51">./2_test_</text:span></text:span><text:span text:style-name="Source_20_Text"><text:span text:style-name="T126">pt</text:span></text:span><text:span text:style-name="Source_20_Text"><text:span text:style-name="T51">.sh <text:s text:c="3"/></text:span></text:span><text:span text:style-name="Source_20_Text"><text:span text:style-name="T128">(512x512)</text:span></text:span></text:p>
      <text:p text:style-name="P40"><text:span text:style-name="Source_20_Text"><text:span text:style-name="T60">Успешно</text:span></text:span></text:p>
      <text:p text:style-name="P41"><text:span text:style-name="Source_20_Text"><text:span text:style-name="T51">./</text:span></text:span><text:span text:style-name="Source_20_Text"><text:span text:style-name="T129">3</text:span></text:span><text:span text:style-name="Source_20_Text"><text:span text:style-name="T51">_test_</text:span></text:span><text:span text:style-name="Source_20_Text"><text:span text:style-name="T127">onnx</text:span></text:span><text:span text:style-name="Source_20_Text"><text:span text:style-name="T51">.sh <text:s/></text:span></text:span><text:span text:style-name="Source_20_Text"><text:span text:style-name="T128">(640x640)</text:span></text:span></text:p>
      <text:p text:style-name="P41"><text:span text:style-name="Source_20_Text"><text:span text:style-name="T60">Успешно</text:span></text:span></text:p>
      <text:p text:style-name="P41"><text:span text:style-name="Source_20_Text"><text:span text:style-name="T60"/></text:span></text:p>
      <text:p text:style-name="P41"><text:span text:style-name="Source_20_Text"><text:span text:style-name="T60"/></text:span></text:p>
      <text:p text:style-name="P41"><text:span text:style-name="Source_20_Text"><text:span text:style-name="T206">python3 export.py \</text:span></text:span></text:p>
      <text:p text:style-name="P41"><text:span text:style-name="Source_20_Text"><text:span text:style-name="T206">--weights /home/user/yolov5/runs/train/exp/weights/best.pt \</text:span></text:span></text:p>
      <text:p text:style-name="P41"><text:span text:style-name="Source_20_Text"><text:span text:style-name="T206">--img </text:span></text:span><text:span text:style-name="Source_20_Text"><text:span text:style-name="T207">512</text:span></text:span><text:span text:style-name="Source_20_Text"><text:span text:style-name="T206"> </text:span></text:span><text:span text:style-name="Source_20_Text"><text:span text:style-name="T207">512</text:span></text:span><text:span text:style-name="Source_20_Text"><text:span text:style-name="T206"> \</text:span></text:span></text:p>
      <text:p text:style-name="P41"><text:span text:style-name="Source_20_Text"><text:span text:style-name="T206">--include onnx \</text:span></text:span></text:p>
      <text:p text:style-name="P41"><text:span text:style-name="Source_20_Text"><text:span text:style-name="T206">--optimize \</text:span></text:span></text:p>
      <text:p text:style-name="P41"><text:span text:style-name="Source_20_Text"><text:span text:style-name="T206">--simplify \</text:span></text:span></text:p>
      <text:p text:style-name="P41"><text:span text:style-name="Source_20_Text"><text:span text:style-name="T206">--opset 12</text:span></text:span></text:p>
      <text:p text:style-name="P41"><text:span text:style-name="Source_20_Text"><text:span text:style-name="T60"/></text:span></text:p>
      <text:p text:style-name="P41"><text:span text:style-name="Source_20_Text"><text:span text:style-name="T60"/></text:span></text:p>
      <text:p text:style-name="P41"><text:span text:style-name="Source_20_Text"><text:span text:style-name="T60"/></text:span></text:p>
      <text:p text:style-name="P41"><text:span text:style-name="Source_20_Text"><text:span text:style-name="T60"/></text:span></text:p>
      <text:p text:style-name="P1"><text:span text:style-name="Source_20_Text"><text:span text:style-name="T16">- Конвертировать и <text:s/>убедиться что работает – </text:span></text:span><text:span text:style-name="Source_20_Text"><text:span text:style-name="T17">best.</text:span></text:span><text:span text:style-name="Source_20_Text"><text:span text:style-name="T18">rknn</text:span></text:span></text:p>
      <text:p text:style-name="P5"><text:span text:style-name="Source_20_Text"><text:span text:style-name="T19">Segmentation fault при запуске на Orange</text:span></text:span></text:p>
      <text:p text:style-name="P6"><text:span text:style-name="Source_20_Text"><text:span text:style-name="T21">Запускается только немодифицированная сеть</text:span></text:span></text:p>
      <text:p text:style-name="P1"><text:span text:style-name="Source_20_Text"><text:span text:style-name="T17"/></text:span></text:p>
      <text:p text:style-name="P3"><text:span text:style-name="Source_20_Text"><text:span text:style-name="T130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31">https://docs.khadas.com/products/sbc/edge2/npu/start</text:span></text:span></text:a></text:p>
      <text:p text:style-name="P4"><text:span text:style-name="Source_20_Text"><text:span text:style-name="T20"><text:s text:c="2"/>Неудачно</text:span></text:span></text:p>
      <text:p text:style-name="P1"><text:span text:style-name="Source_20_Text"><text:span text:style-name="T17"/></text:span></text:p>
      <text:p text:style-name="P7"><text:span text:style-name="Source_20_Text"><text:span text:style-name="T171">- </text:span></text:span><text:span text:style-name="Source_20_Text"><text:span text:style-name="T172">Пробую по Rockchip_User_Guide_RKNN_Toolkit2_EN-1.5.2.pdf</text:span></text:span></text:p>
      <text:p text:style-name="P7"><text:span text:style-name="Source_20_Text"><text:span text:style-name="T173">(base) user@userevgeny:~$ conda deactivate</text:span></text:span></text:p>
      <text:p text:style-name="P7"><text:span text:style-name="Source_20_Text"><text:span text:style-name="T173">sudo apt install virtualenv</text:span></text:span></text:p>
      <text:p text:style-name="P7"><text:span text:style-name="Source_20_Text"><text:span text:style-name="T173">sudo apt-get install python3 python3-dev python3-pip</text:span></text:span></text:p>
      <text:p text:style-name="P7"><text:span text:style-name="Source_20_Text"><text:span text:style-name="T173">sudo apt-get install libxslt1-dev zlib1g zlib1g-dev libglib2.0-0 libsm6 libgl1-mesa-glx libprotobuf-dev gcc</text:span></text:span></text:p>
      <text:p text:style-name="P44"><text:span text:style-name="Source_20_Text"><text:span text:style-name="T170">virtualenv -p /usr/bin/python3 venv</text:span></text:span></text:p>
      <text:p text:style-name="P44"><text:span text:style-name="Source_20_Text"><text:span text:style-name="T170">source venv/bin/activate</text:span></text:span></text:p>
      <text:p text:style-name="P44"><text:span text:style-name="Source_20_Text"><text:span text:style-name="T177">(venv) user@userevgeny:~$ pip3 install -r /home/user/rknn-toolkit2-1.5.2/doc/requirements_cp310-1.5.2.txt</text:span></text:span></text:p>
      <text:p text:style-name="P45"><text:span text:style-name="Source_20_Text"><text:span text:style-name="T178">Ошибка</text:span></text:span></text:p>
      <text:p text:style-name="P45"><text:span text:style-name="Source_20_Text"><text:span text:style-name="T3"/></text:span></text:p>
      <text:p text:style-name="P38"><text:span text:style-name="Source_20_Text">- </text:span><text:span text:style-name="Source_20_Text"><text:span text:style-name="T142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58">https://habr.com/ru/companies/flant/articles/336654/</text:span></text:span></text:a><text:span text:style-name="Source_20_Text"><text:span text:style-name="T58"> <text:s text:c="3"/>Шпаргалка с командами Docker</text:span></text:span></text:p>
      <text:p text:style-name="P38"><text:span text:style-name="Source_20_Text"><text:span text:style-name="T58"/></text:span></text:p>
      <text:p text:style-name="P37"><text:span text:style-name="Source_20_Text"><text:span text:style-name="T208">(base) user@userevgeny:~/rknn-toolkit2-1.5.2/docker/docker_file/ubuntu_18_04_cp36$ </text:span></text:span><text:span text:style-name="Source_20_Text"><text:span text:style-name="T209">sudo docker build -t sdk_rknn .</text:span></text:span></text:p>
      <text:p text:style-name="P8"><text:span text:style-name="Source_20_Text"><text:span text:style-name="T210">Неудачно <text:s/>- </text:span></text:span><text:span text:style-name="Source_20_Text"><text:span text:style-name="T211">uncnown command config</text:span></text:span></text:p>
      <text:p text:style-name="P8"><text:span text:style-name="Source_20_Text"><text:span text:style-name="T22"/></text:span></text:p>
      <text:p text:style-name="P47"><text:span text:style-name="Source_20_Text"><text:span text:style-name="T7">docker search rknn – много репозиториев!!!</text:span></text:span></text:p>
      <text:p text:style-name="P48"/>
      <text:p text:style-name="P48"><text:span text:style-name="Source_20_Text"><text:span text:style-name="T132">(base) user@userevgeny:~$ docker pull 505083389/onnx2rknn_3588:v0.4</text:span></text:span></text:p>
      <text:p text:style-name="P48"><text:span text:style-name="Source_20_Text"><text:span text:style-name="T132">docker run -it -v /home/user/Desktop/trained_models/night_fly/exp/weights/best.onnx:/workspace/onnxmodels/hitnet_test_sim.onnx -</text:span></text:span><text:span text:style-name="Source_20_Text"><text:span text:style-name="T133">v <text:s text:c="4"/></text:span></text:span><text:span text:style-name="Source_20_Text"><text:span text:style-name="T132">05d58c99ff43</text:span></text:span></text:p>
      <text:p text:style-name="P48"><text:span text:style-name="Source_20_Text"><text:span text:style-name="T132">root@9c08007096a4:/workspace#</text:span></text:span></text:p>
      <text:p text:style-name="P48"/>
      <text:p text:style-name="P48"/>
      <text:p text:style-name="P45"><text:span text:style-name="Source_20_Text"><text:span text:style-name="T144"/></text:span></text:p>
      <text:p text:style-name="P45"><text:span text:style-name="Source_20_Text"><text:span text:style-name="T3"/></text:span></text:p>
      <text:p text:style-name="P45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45"><text:span text:style-name="Source_20_Text"><text:span text:style-name="T8"/></text:span></text:p>
      <text:p text:style-name="P45"><text:span text:style-name="Source_20_Text"><text:span text:style-name="T132">(base) user@userevgeny:~$ </text:span></text:span><text:span text:style-name="Source_20_Text"><text:span text:style-name="T136">docker pull ilooro/rknn-converter</text:span></text:span></text:p>
      <text:p text:style-name="P256"><text:span text:style-name="Source_20_Text"><text:span text:style-name="T136"/></text:span></text:p>
      <text:p text:style-name="P45">docker run -v &lt;path/to/folder&gt;:/share ilooro/rknn-converter:latest --model &lt;model-name.pt&gt; --height &lt;img-height&gt; --width &lt;img-width&gt; --quant</text:p>
      <text:p text:style-name="P45"><text:soft-page-break/>Description:</text:p>
      <text:p text:style-name="P45"><text:s text:c="4"/>&lt;path/to/folder&gt;: absolute path to folder with the model, converted model will be here (attention, this folder will be mounted in container).</text:p>
      <text:p text:style-name="P45"><text:s text:c="4"/>&lt;model-name.pt&gt;: name of model file.</text:p>
      <text:p text:style-name="P45"><text:s text:c="4"/>&lt;img-height&gt;: image height in pixels.</text:p>
      <text:p text:style-name="P45"><text:s text:c="4"/>&lt;img-width&gt;: image width in pixels.</text:p>
      <text:p text:style-name="P45">Arguments:</text:p>
      <text:p text:style-name="P45">-h, --help: show help message and exit</text:p>
      <text:p text:style-name="P45">--model MODEL: name of model file with an extension</text:p>
      <text:p text:style-name="P45">--model_version VERSION: VERSION in [8, 10], YOLO model version</text:p>
      <text:p text:style-name="P45">--height HEIGHT: input height</text:p>
      <text:p text:style-name="P45">--width WIDTH: input width</text:p>
      <text:p text:style-name="P45">--quant: enable quantization</text:p>
      <text:p text:style-name="P45">--no-quant: disable quantization</text:p>
      <text:p text:style-name="P45"/>
      <text:p text:style-name="P45">--platform PLATFORM: rockchip platform</text:p>
      <text:p text:style-name="P45">--quant_algorithm ALGORITHM: ALGORITHM in [normal,mmse,kl_divergence], quantization algorithm</text:p>
      <text:p text:style-name="P45">--quant_method METHOD: METHOD in [layer,channel], quantization method</text:p>
      <text:p text:style-name="P45">--quant_data_sz QSIZE: 1 &lt;= QSIZE &lt;= 175, dataset size (images are randomly selected with seed)</text:p>
      <text:p text:style-name="P45">--seed SEED: random seed</text:p>
      <text:p text:style-name="P45">--opt_level LEVEL: LEVEL in [0,1,2,3], optimization level</text:p>
      <text:p text:style-name="P45">--hybrid_quant: enable hybrid quantization</text:p>
      <text:p text:style-name="P45">--accuracy_analysis: enable accuracy analysis</text:p>
      <text:p text:style-name="P45"><text:span text:style-name="Source_20_Text"><text:span text:style-name="T132"/></text:span></text:p>
      <text:p text:style-name="P49"><text:span text:style-name="Source_20_Text"><text:span text:style-name="T196">docker run -v /home/user/Desktop/trained_models/night_fly/exp/weights:/share ilooro/rknn-converter:latest --model best.pt --height 512 --width 512 --quant --model_version 8</text:span></text:span></text:p>
      <text:p text:style-name="P45"/>
      <text:p text:style-name="P50"><text:span text:style-name="Source_20_Text"><text:span text:style-name="T143">Нужно тренировать yolo8 или 10</text:span></text:span></text:p>
      <text:p text:style-name="P50"><text:span text:style-name="Source_20_Text"><text:span text:style-name="T143"/></text:span></text:p>
      <text:p text:style-name="P50"><text:a xlink:type="simple" xlink:href="https://habr.com/ru/articles/714232/#2" text:style-name="Internet_20_link" text:visited-style-name="Visited_20_Internet_20_Link"><text:span text:style-name="Source_20_Text"><text:span text:style-name="T155">https://habr.com/ru/articles/714232/#2</text:span></text:span></text:a><text:span text:style-name="Source_20_Text"><text:span text:style-name="T143"> <text:s text:c="4"/>Обучите YOLOv8 на пользовательском наборе данных</text:span></text:span></text:p>
      <text:p text:style-name="P50"><text:span text:style-name="Source_20_Text"><text:span text:style-name="T155"/></text:span></text:p>
      <text:p text:style-name="P116">(base) user@userevgeny:~$ <text:span text:style-name="T143">conda activate yolo5</text:span></text:p>
      <text:p text:style-name="P116">(yolo5) user@userevgeny:~$ <text:span text:style-name="T143">yolo task=detect mode=train model=yolov8n.pt imgsz=</text:span><text:span text:style-name="T145">512</text:span><text:span text:style-name="T143"> </text:span><text:span text:style-name="T2">data=</text:span><text:span text:style-name="T4">night_fly</text:span><text:span text:style-name="T2">.yaml</text:span><text:span text:style-name="T143"> epochs=</text:span><text:span text:style-name="T145">3</text:span><text:span text:style-name="T143">0 batch=8 name=yolov8n_v8_</text:span><text:span text:style-name="T145">3</text:span><text:span text:style-name="T143">0e</text:span></text:p>
      <text:p text:style-name="P50"><text:span text:style-name="Source_20_Text"><text:span text:style-name="T155"/></text:span></text:p>
      <text:p text:style-name="P43"><text:span text:style-name="Source_20_Text"><text:span text:style-name="T143">yolo task=detect mode=predict model=</text:span></text:span><text:span text:style-name="Source_20_Text"><text:span text:style-name="T196">runs/detect/yolov8n_v8_</text:span></text:span><text:span text:style-name="Source_20_Text"><text:span text:style-name="T197">3</text:span></text:span><text:span text:style-name="Source_20_Text"><text:span text:style-name="T196">0e/weights/best.pt</text:span></text:span><text:span text:style-name="Source_20_Text"><text:span text:style-name="T143"> source=night_flyght.MP4 show=True imgsz=</text:span></text:span><text:span text:style-name="Source_20_Text"><text:span text:style-name="T146">512</text:span></text:span><text:span text:style-name="Source_20_Text"><text:span text:style-name="T143"> name=yolov8n_v8_</text:span></text:span><text:span text:style-name="Source_20_Text"><text:span text:style-name="T146">3</text:span></text:span><text:span text:style-name="Source_20_Text"><text:span text:style-name="T143">0e_infer</text:span></text:span><text:span text:style-name="Source_20_Text"><text:span text:style-name="T146">512</text:span></text:span><text:span text:style-name="Source_20_Text"><text:span text:style-name="T143"> hide_labels=True</text:span></text:span></text:p>
      <text:p text:style-name="P46"><text:span text:style-name="Source_20_Text"><text:span text:style-name="T143"/></text:span></text:p>
      <text:p text:style-name="P51"><text:span text:style-name="Source_20_Text"><text:span text:style-name="T61">Обучилась <text:s/>работает</text:span></text:span></text:p>
      <text:p text:style-name="P51"><text:span text:style-name="Source_20_Text"><text:span text:style-name="T61"/></text:span></text:p>
      <text:p text:style-name="P52"><text:span text:style-name="Source_20_Text"><text:span text:style-name="T196">docker run -v /home/user/WORK/NEURO/yolo8/runs/detect/yolov8n_v8_30e/weights:/share ilooro/rknn-converter:latest --model best.pt --height 512 --width 512 --quant --model_version 8</text:span></text:span></text:p>
      <text:p text:style-name="P52"><text:span text:style-name="Source_20_Text"><text:span text:style-name="T196"/></text:span></text:p>
      <text:p text:style-name="P53"><text:span text:style-name="Source_20_Text"><text:span text:style-name="T196">docker run -v /home/user/WORK/NEURO/yolo8/runs/detect/yolov8n_v8_30e/weights:/share ilooro/rknn-converter:latest --model best.pt --height 512 --width 512 --</text:span></text:span><text:span text:style-name="Source_20_Text"><text:span text:style-name="T198">no-</text:span></text:span><text:span text:style-name="Source_20_Text"><text:span text:style-name="T196">quant --model_version 8 </text:span></text:span></text:p>
      <text:p text:style-name="P54"><text:span text:style-name="Source_20_Text"><text:span text:style-name="T73">Успешно сконвертировано</text:span></text:span></text:p>
      <text:p text:style-name="P9"><text:span text:style-name="Source_20_Text"><text:span text:style-name="T19">Segmentation fault при запуске на Orange</text:span></text:span></text:p>
      <text:p text:style-name="P9"><text:span text:style-name="Source_20_Text"><text:span text:style-name="T23"/></text:span></text:p>
      <text:p text:style-name="P10"><text:span text:style-name="Source_20_Text"><text:span text:style-name="T214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14">https://github.com/kaylorchen/rk3588-yolo-demo</text:span></text:span></text:a></text:p>
      <text:p text:style-name="P10"><text:span text:style-name="Source_20_Text"><text:span text:style-name="T25"/></text:span></text:p>
      <text:p text:style-name="P10"><text:span text:style-name="Source_20_Text"><text:span text:style-name="T25"/></text:span></text:p>
      <text:p text:style-name="P11"><text:span text:style-name="Source_20_Text"><text:span text:style-name="T34">27.08.2024</text:span></text:span><text:span text:style-name="Source_20_Text"><text:span text:style-name="T27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34">https://theaisummer.com/Neural_Network_from_scratch/</text:span></text:span></text:a></text:p>
      <text:p text:style-name="P11"><text:span text:style-name="Source_20_Text"><text:span text:style-name="T134"/></text:span></text:p>
      <text:p text:style-name="P198"><text:a xlink:type="simple" xlink:href="https://theaisummer.com/Neural_Network_from_scratch_part2/" text:style-name="Internet_20_link" text:visited-style-name="Visited_20_Internet_20_Link"><text:span text:style-name="Source_20_Text"><text:span text:style-name="T181">https://theaisummer.com/Neural_Network_from_scratch_part2/</text:span></text:span></text:a></text:p>
      <text:p text:style-name="P198"><text:span text:style-name="Source_20_Text"/></text:p>
      <text:p text:style-name="P199"><text:span text:style-name="Source_20_Text"><text:span text:style-name="T182">Код скачан и причесан – собирается но крашится</text:span></text:span></text:p>
      <text:p text:style-name="P199"><text:span text:style-name="Source_20_Text"><text:span text:style-name="T182"/></text:span></text:p>
      <text:p text:style-name="P200"><text:span text:style-name="Source_20_Text"><text:span text:style-name="T183">Нужен датасет </text:span></text:span></text:p>
      <text:p text:style-name="P200"><text:a xlink:type="simple" xlink:href="https://www.cs.toronto.edu/~kriz/cifar.html" text:style-name="Internet_20_link" text:visited-style-name="Visited_20_Internet_20_Link"><text:span text:style-name="Source_20_Text"><text:span text:style-name="T183">https://www.cs.toronto.edu/~kriz/cifar.html</text:span></text:span></text:a></text:p>
      <text:p text:style-name="P200"><text:span text:style-name="Source_20_Text"><text:span text:style-name="T183"/></text:span></text:p>
      <text:p text:style-name="P200"><text:soft-page-break/><text:a xlink:type="simple" xlink:href="https://github.com/Tencent/PocketFlow/issues/284" text:style-name="Internet_20_link" text:visited-style-name="Visited_20_Internet_20_Link"><text:span text:style-name="Source_20_Text"><text:span text:style-name="T183">https://github.com/Tencent/PocketFlow/issues/284</text:span></text:span></text:a></text:p>
      <text:p text:style-name="P200"><text:span text:style-name="Source_20_Text"><text:span text:style-name="T183"/></text:span></text:p>
      <text:p text:style-name="P12"><text:span text:style-name="Source_20_Text"><text:span text:style-name="T34">2</text:span></text:span><text:span text:style-name="Source_20_Text"><text:span text:style-name="T36">8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00"><text:span text:style-name="Source_20_Text"><text:span text:style-name="T183"/></text:span></text:p>
      <text:p text:style-name="P12"><text:span text:style-name="Source_20_Text"><text:span text:style-name="T34">2</text:span></text:span><text:span text:style-name="Source_20_Text"><text:span text:style-name="T36">9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Ищу готовую библиотеку ML + CL</text:span></text:span></text:p>
      <text:p text:style-name="P200"><text:a xlink:type="simple" xlink:href="https://aw.club/global/en/blog/c-plus-plus-ml-libraries" text:style-name="Internet_20_link" text:visited-style-name="Visited_20_Internet_20_Link"><text:span text:style-name="Source_20_Text"><text:span text:style-name="T183">https://aw.club/global/en/blog/c-plus-plus-ml-libraries</text:span></text:span></text:a><text:span text:style-name="Source_20_Text"><text:span text:style-name="T183"> <text:s/>Top 14 C++ machine learning libraries</text:span></text:span></text:p>
      <text:h text:style-name="P201" text:outline-level="3"><text:span text:style-name="Source_20_Text"><text:span text:style-name="T183">TensorFlow</text:span></text:span></text:h>
      <text:p text:style-name="P202"><text:span text:style-name="Source_20_Text"><text:span text:style-name="T183">Caffe</text:span></text:span></text:p>
      <text:p text:style-name="P202"><text:span text:style-name="Source_20_Text"><text:span text:style-name="T183">Microsoft Cognitive Toolkit (CNTK)</text:span></text:span></text:p>
      <text:p text:style-name="P202"><text:span text:style-name="Source_20_Text"><text:span text:style-name="T183">mlpack</text:span></text:span></text:p>
      <text:p text:style-name="P202"><text:span text:style-name="Source_20_Text"><text:span text:style-name="T183">DyNet</text:span></text:span></text:p>
      <text:p text:style-name="P202"><text:span text:style-name="Source_20_Text"><text:span text:style-name="T183">FANN</text:span></text:span></text:p>
      <text:p text:style-name="P202"><text:a xlink:type="simple" xlink:href="https://github.com/codeplaysoftware/SYCL-ML" text:style-name="Internet_20_link" text:visited-style-name="Visited_20_Internet_20_Link"><text:span text:style-name="Source_20_Text"><text:span text:style-name="T183">https://github.com/codeplaysoftware/SYCL-ML</text:span></text:span></text:a><text:span text:style-name="Source_20_Text"><text:span text:style-name="T183"> <text:s text:c="2"/>SYCL-ML is a C++ library, implementing classical machine learning algorithms using SYCL.</text:span></text:span></text:p>
      <text:p text:style-name="P212"><text:span text:style-name="Source_20_Text"><text:span text:style-name="T185">Не хватает ComputeCpp</text:span></text:span></text:p>
      <text:p text:style-name="P202"><text:span text:style-name="Source_20_Text"><text:span text:style-name="T216">ComputeCpp SDK</text:span></text:span></text:p>
      <text:p text:style-name="P202"><text:a xlink:type="simple" xlink:href="https://github.com/codeplaysoftware/computecpp-sdk" text:style-name="Internet_20_link" text:visited-style-name="Visited_20_Internet_20_Link"><text:span text:style-name="Source_20_Text"><text:span text:style-name="T183">https://github.com/codeplaysoftware/computecpp-sdk</text:span></text:span></text:a></text:p>
      <text:p text:style-name="P202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83">https://github.com/AerialMantis/cppcon-parallelism-class/blob/master/docs/sycl_00_setting_up_computecpp.md</text:span></text:span></text:a></text:p>
      <text:p text:style-name="P211"><text:span text:style-name="Source_20_Text"><text:span text:style-name="T184">Пробую через Docker</text:span></text:span></text:p>
      <text:p text:style-name="P211"><text:span text:style-name="Source_20_Text"><text:span text:style-name="T217">docker pull aerialmantis/computecpp_ubuntu1604</text:span></text:span></text:p>
      <text:p text:style-name="P211"><text:span text:style-name="Source_20_Text"><text:span text:style-name="T217">docker run --rm -it aerialmantis/computecpp_ubuntu1604</text:span></text:span></text:p>
      <text:p text:style-name="P211"><text:span text:style-name="Source_20_Text"><text:span text:style-name="T217">computecpp_info</text:span></text:span></text:p>
      <text:p text:style-name="P213"><text:span text:style-name="Source_20_Text"><text:span text:style-name="T215">В другом терминале</text:span></text:span></text:p>
      <text:p text:style-name="P39"><text:span text:style-name="Source_20_Text"><text:span text:style-name="T221">(base) user@userevgeny:~/WORK/NEURO$ </text:span></text:span><text:span text:style-name="Source_20_Text"><text:span text:style-name="T222">docker cp f17ea44c996a:/usr/local/computecpp /home/user</text:span></text:span></text:p>
      <text:p text:style-name="P39"><text:span text:style-name="Source_20_Text"><text:span text:style-name="T221">Successfully copied 391MB to </text:span></text:span><text:span text:style-name="Source_20_Text">/home/user/computecpp </text:span></text:p>
      <text:p text:style-name="P200"><text:a xlink:type="simple" xlink:href="https://www.dev-notes.ru/articles/devops/docker-container-copy-files/" text:style-name="Internet_20_link" text:visited-style-name="Visited_20_Internet_20_Link"><text:span text:style-name="Source_20_Text"><text:span text:style-name="T183">https://www.dev-notes.ru/articles/devops/docker-container-copy-files/</text:span></text:span></text:a></text:p>
      <text:p text:style-name="P200"><text:span text:style-name="Source_20_Text"><text:span text:style-name="T223"/></text:span></text:p>
      <text:p text:style-name="P202"><text:span text:style-name="Source_20_Text"><text:span text:style-name="T6">platform - your system CANNOT support ComputeCpp</text:span></text:span></text:p>
      <text:p text:style-name="P200"><text:span text:style-name="Source_20_Text"><text:span text:style-name="T183"/></text:span></text:p>
      <text:p text:style-name="P204"><text:span text:style-name="Source_20_Text"><text:span text:style-name="T186">Ищу дальше</text:span></text:span></text:p>
      <text:p text:style-name="P204"><text:span text:style-name="Source_20_Text"><text:span text:style-name="T186"/></text:span></text:p>
      <text:p text:style-name="P209"><text:span text:style-name="Source_20_Text"><text:span text:style-name="T187">Для датасета 25</text:span></text:span><text:span text:style-name="Source_20_Text"><text:span text:style-name="T193">6</text:span></text:span><text:span text:style-name="Source_20_Text"><text:span text:style-name="T187"> обучаю</text:span></text:span></text:p>
      <text:p text:style-name="P118"><text:span text:style-name="Source_20_Text"><text:span text:style-name="T143">conda activate yolo5</text:span></text:span></text:p>
      <text:p text:style-name="P117"><text:span text:style-name="Source_20_Text"><text:span text:style-name="T143">yolo task=detect mode=train model=yolov8n.pt imgsz=</text:span></text:span><text:span text:style-name="Source_20_Text"><text:span text:style-name="T147">256</text:span></text:span><text:span text:style-name="Source_20_Text"><text:span text:style-name="T143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3"> epochs=</text:span></text:span><text:span text:style-name="Source_20_Text"><text:span text:style-name="T145">3</text:span></text:span><text:span text:style-name="Source_20_Text"><text:span text:style-name="T143">0 batch=8 name=yolov8n_</text:span></text:span><text:span text:style-name="Source_20_Text"><text:span text:style-name="T147">256_</text:span></text:span><text:span text:style-name="Source_20_Text"><text:span text:style-name="T143">v8_</text:span></text:span><text:span text:style-name="Source_20_Text"><text:span text:style-name="T145">3</text:span></text:span><text:span text:style-name="Source_20_Text"><text:span text:style-name="T143">0e</text:span></text:span></text:p>
      <text:p text:style-name="P210"><text:span text:style-name="Source_20_Text"><text:span text:style-name="T186">yolo task=detect mode=predict model=/home/user/WORK/NEURO/yolo8/runs/detect/yolov8n_256_v8_30e/weights/best.pt source=night_flyght.MP4 show=True imgsz=</text:span></text:span><text:span text:style-name="Source_20_Text"><text:span text:style-name="T190">256</text:span></text:span><text:span text:style-name="Source_20_Text"><text:span text:style-name="T186"> name=yolov8n_256_v8_30e_infer</text:span></text:span><text:span text:style-name="Source_20_Text"><text:span text:style-name="T191">256</text:span></text:span><text:span text:style-name="Source_20_Text"><text:span text:style-name="T186"> hide_labels=True</text:span></text:span></text:p>
      <text:p text:style-name="P55"><text:span text:style-name="Source_20_Text"><text:span text:style-name="T196">docker run -v /home/user/WORK/NEURO/yolo8/runs/detect/yolov8n_</text:span></text:span><text:span text:style-name="Source_20_Text"><text:span text:style-name="T199">256_</text:span></text:span><text:span text:style-name="Source_20_Text"><text:span text:style-name="T196">v8</text:span></text:span><text:span text:style-name="Source_20_Text"><text:span text:style-name="T199">_</text:span></text:span><text:span text:style-name="Source_20_Text"><text:span text:style-name="T196">30e/weights:/share ilooro/rknn-converter:latest --model best.pt --height </text:span></text:span><text:span text:style-name="Source_20_Text"><text:span text:style-name="T199">256</text:span></text:span><text:span text:style-name="Source_20_Text"><text:span text:style-name="T196"> --width </text:span></text:span><text:span text:style-name="Source_20_Text"><text:span text:style-name="T199">256</text:span></text:span><text:span text:style-name="Source_20_Text"><text:span text:style-name="T196"> --quant --model_version 8 --</text:span></text:span><text:span text:style-name="Source_20_Text">quant_data_sz </text:span><text:span text:style-name="Source_20_Text"><text:span text:style-name="T231">8</text:span></text:span></text:p>
      <text:p text:style-name="P204"><text:span text:style-name="Source_20_Text"><text:span text:style-name="T186"/></text:span></text:p>
      <text:p text:style-name="P216"><text:soft-page-break/><text:span text:style-name="Source_20_Text"><text:span text:style-name="T45">DeepCL</text:span></text:span></text:p>
      <text:p text:style-name="P204"><text:a xlink:type="simple" xlink:href="https://github.com/hughperkins/DeepCL" text:style-name="Internet_20_link" text:visited-style-name="Visited_20_Internet_20_Link"><text:span text:style-name="Source_20_Text"><text:span text:style-name="T186">https://github.com/hughperkins/DeepCL</text:span></text:span></text:a><text:span text:style-name="Source_20_Text"><text:span text:style-name="T186"> <text:s text:c="4"/></text:span></text:span></text:p>
      <text:p text:style-name="P203"><text:span text:style-name="Source_20_Text"><text:span text:style-name="T186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86">https://github.com/hughperkins/DeepCL.git</text:span></text:span></text:a></text:p>
      <text:p text:style-name="P203"><text:span text:style-name="Source_20_Text"><text:span text:style-name="T186">cd DeepCL</text:span></text:span></text:p>
      <text:p text:style-name="P197">mkdir build</text:p>
      <text:p text:style-name="P197">cd build</text:p>
      <text:p text:style-name="P205"><text:span text:style-name="Source_20_Text"><text:span text:style-name="T186">sudo apt <text:s/>install cmake-curses-gui</text:span></text:span></text:p>
      <text:p text:style-name="P197">ccmake ..</text:p>
      <text:p text:style-name="P206"><text:span text:style-name="Source_20_Text"><text:span text:style-name="T186">sudo apt install gfortran </text:span></text:span><text:span text:style-name="Source_20_Text"><text:span text:style-name="T188">(Пришлось доустановить)</text:span></text:span></text:p>
      <text:p text:style-name="P205"><text:span text:style-name="Source_20_Text"><text:span text:style-name="T186">make -j 4 install</text:span></text:span></text:p>
      <text:p text:style-name="P205"><text:span text:style-name="Source_20_Text"><text:span text:style-name="T186">The outputs will appear in subdirectories of ../dist</text:span></text:span></text:p>
      <text:p text:style-name="P205"><text:span text:style-name="Source_20_Text"><text:span text:style-name="T186"/></text:span></text:p>
      <text:p text:style-name="P204"><text:span text:style-name="Source_20_Text"><text:span text:style-name="T188">To activate, setup environment:</text:span></text:span></text:p>
      <text:p text:style-name="P204"><text:span text:style-name="Source_20_Text"><text:span text:style-name="T188">Open a bash prompt, and run:</text:span></text:span></text:p>
      <text:p text:style-name="P204"><text:span text:style-name="Source_20_Text"><text:span text:style-name="T156">source /home/user/WORK/NEURO/DeepCL/dist/bin/activate.sh</text:span></text:span></text:p>
      <text:p text:style-name="P204"><text:span text:style-name="Source_20_Text"><text:span text:style-name="T156">deepcl_unittests</text:span></text:span></text:p>
      <text:p text:style-name="P204"><text:span text:style-name="Source_20_Text"><text:span text:style-name="T225">[----------] Global test environment tear-down</text:span></text:span></text:p>
      <text:p text:style-name="P204"><text:span text:style-name="Source_20_Text"><text:span text:style-name="T225">[==========] 159 tests from 30 test cases ran. (38889 ms total)</text:span></text:span></text:p>
      <text:p text:style-name="P204"><text:span text:style-name="Source_20_Text"><text:span text:style-name="T225">[ <text:s/>PASSED <text:s/>] 155 tests.</text:span></text:span></text:p>
      <text:p text:style-name="P204"><text:span text:style-name="Source_20_Text"><text:span text:style-name="T225">[ <text:s/>FAILED <text:s/>] 4 tests, listed below:</text:span></text:span></text:p>
      <text:p text:style-name="P204"><text:span text:style-name="Source_20_Text"><text:span text:style-name="T225">[ <text:s/>FAILED <text:s/>] testforward.compare_0_1_biased_nopad</text:span></text:span></text:p>
      <text:p text:style-name="P204"><text:span text:style-name="Source_20_Text"><text:span text:style-name="T225">[ <text:s/>FAILED <text:s/>] testforward.compare_0_1_biased_pad</text:span></text:span></text:p>
      <text:p text:style-name="P204"><text:span text:style-name="Source_20_Text"><text:span text:style-name="T225">[ <text:s/>FAILED <text:s/>] testforward.compare_1_n_biased_nopad</text:span></text:span></text:p>
      <text:p text:style-name="P204"><text:span text:style-name="Source_20_Text"><text:span text:style-name="T225">[ <text:s/>FAILED <text:s/>] testforward.compare_1_n_biased_pad</text:span></text:span></text:p>
      <text:p text:style-name="P204"><text:span text:style-name="Source_20_Text"><text:span text:style-name="T226"/></text:span></text:p>
      <text:p text:style-name="P204"><text:span text:style-name="Source_20_Text"><text:span text:style-name="T225"><text:s/>4 FAILED TESTS</text:span></text:span></text:p>
      <text:p text:style-name="P204"><text:span text:style-name="Source_20_Text"><text:span text:style-name="T225"><text:s text:c="2"/>YOU HAVE 2 DISABLED TESTS</text:span></text:span></text:p>
      <text:p text:style-name="P204"><text:span text:style-name="Source_20_Text"><text:span text:style-name="T225"/></text:span></text:p>
      <text:p text:style-name="P203"><text:span text:style-name="Source_20_Text"><text:span text:style-name="T188">deepcl_train numtest=-1 numtrain=10000 datadir=/data/mnist</text:span></text:span></text:p>
      <text:p text:style-name="P207"><text:span text:style-name="Source_20_Text"><text:span text:style-name="T188">deepcl_train numtest=-1 numtrain=10000 datadir=/home/user/datasets/night_fly_256</text:span></text:span></text:p>
      <text:p text:style-name="P207"><text:span text:style-name="Source_20_Text"><text:span text:style-name="T188"/></text:span></text:p>
      <text:p text:style-name="P208"><text:span text:style-name="Source_20_Text"><text:span text:style-name="T189">Нужен образец датасета mnist</text:span></text:span></text:p>
      <text:p text:style-name="P208"><text:span text:style-name="Source_20_Text"><text:span text:style-name="T189"/></text:span></text:p>
      <text:p text:style-name="P208"><text:span text:style-name="Source_20_Text"><text:span text:style-name="T189"/></text:span></text:p>
      <text:p text:style-name="P208"><text:span text:style-name="Source_20_Text"><text:span text:style-name="T157"/></text:span></text:p>
      <text:p text:style-name="P13"><text:span text:style-name="Source_20_Text"><text:span text:style-name="T35">30</text:span></text:span><text:span text:style-name="Source_20_Text"><text:span text:style-name="T34">.08.2024</text:span></text:span></text:p>
      <text:p text:style-name="P13"><text:span text:style-name="Source_20_Text"><text:span text:style-name="T232">Обучаю Yolo5 под 256</text:span></text:span></text:p>
      <text:p text:style-name="P14"><text:span text:style-name="Source_20_Text"><text:span text:style-name="T233">Предобученная</text:span></text:span></text:p>
      <text:p text:style-name="P14"><text:span text:style-name="Source_20_Text"><text:span text:style-name="T135">conda activate yolo5</text:span></text:span></text:p>
      <text:p text:style-name="P125"><text:span text:style-name="Source_20_Text"><text:span text:style-name="T143">yolo task=detect mode=train model=yolov</text:span></text:span><text:span text:style-name="Source_20_Text"><text:span text:style-name="T148">5</text:span></text:span><text:span text:style-name="Source_20_Text"><text:span text:style-name="T143">n.pt imgsz=</text:span></text:span><text:span text:style-name="Source_20_Text"><text:span text:style-name="T147">256</text:span></text:span><text:span text:style-name="Source_20_Text"><text:span text:style-name="T143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3"> epochs=</text:span></text:span><text:span text:style-name="Source_20_Text"><text:span text:style-name="T145">3</text:span></text:span><text:span text:style-name="Source_20_Text"><text:span text:style-name="T143">0 batch=8 name=yolov</text:span></text:span><text:span text:style-name="Source_20_Text"><text:span text:style-name="T148">5</text:span></text:span><text:span text:style-name="Source_20_Text"><text:span text:style-name="T143">n_</text:span></text:span><text:span text:style-name="Source_20_Text"><text:span text:style-name="T147">256_</text:span></text:span><text:span text:style-name="Source_20_Text"><text:span text:style-name="T143">v8_</text:span></text:span><text:span text:style-name="Source_20_Text"><text:span text:style-name="T145">3</text:span></text:span><text:span text:style-name="Source_20_Text"><text:span text:style-name="T143">0e</text:span></text:span></text:p>
      <text:p text:style-name="P129"><text:span text:style-name="Source_20_Text"><text:span text:style-name="T234">В папке </text:span></text:span><text:span text:style-name="Source_20_Text"><text:span text:style-name="T236">home</text:span></text:span><text:span text:style-name="Source_20_Text"><text:span text:style-name="T237">user/yolo5</text:span></text:span></text:p>
      <text:p text:style-name="P128"><text:span text:style-name="Source_20_Text"><text:span text:style-name="T248">(yolo5) user@userevgeny:~/yolov5$ python export.py --weights "best_256_pretrained.pt" --img 256 --batch 1 --include onnx</text:span></text:span></text:p>
      <text:p text:style-name="P129"><text:span text:style-name="Source_20_Text"><text:span text:style-name="T80">export: </text:span></text:span></text:p>
      <text:p text:style-name="P129"><text:span text:style-name="Source_20_Text"><text:span text:style-name="T80">data=data/coco128.yaml, </text:span></text:span></text:p>
      <text:p text:style-name="P129"><text:span text:style-name="Source_20_Text"><text:span text:style-name="T80">weights=['best_256_pretrained.pt'], </text:span></text:span></text:p>
      <text:p text:style-name="P129"><text:span text:style-name="Source_20_Text"><text:span text:style-name="T80">imgsz=[256], </text:span></text:span></text:p>
      <text:p text:style-name="P129"><text:span text:style-name="Source_20_Text"><text:span text:style-name="T80">batch_size=1, </text:span></text:span></text:p>
      <text:p text:style-name="P129"><text:span text:style-name="Source_20_Text"><text:span text:style-name="T80">device=cpu, </text:span></text:span></text:p>
      <text:p text:style-name="P129"><text:span text:style-name="Source_20_Text"><text:span text:style-name="T80">half=False, </text:span></text:span></text:p>
      <text:p text:style-name="P129"><text:span text:style-name="Source_20_Text"><text:span text:style-name="T80">inplace=False, </text:span></text:span></text:p>
      <text:p text:style-name="P129"><text:soft-page-break/><text:span text:style-name="Source_20_Text"><text:span text:style-name="T80">keras=False, </text:span></text:span></text:p>
      <text:p text:style-name="P129"><text:span text:style-name="Source_20_Text"><text:span text:style-name="T80">optimize=False, </text:span></text:span></text:p>
      <text:p text:style-name="P129"><text:span text:style-name="Source_20_Text"><text:span text:style-name="T81">int8=False, </text:span></text:span></text:p>
      <text:p text:style-name="P129"><text:span text:style-name="Source_20_Text"><text:span text:style-name="T80">per_tensor=False, </text:span></text:span></text:p>
      <text:p text:style-name="P129"><text:span text:style-name="Source_20_Text"><text:span text:style-name="T80">dynamic=False, </text:span></text:span></text:p>
      <text:p text:style-name="P129"><text:span text:style-name="Source_20_Text"><text:span text:style-name="T80">simplify=False, </text:span></text:span></text:p>
      <text:p text:style-name="P129"><text:span text:style-name="Source_20_Text"><text:span text:style-name="T80">mlmodel=False, </text:span></text:span></text:p>
      <text:p text:style-name="P129"><text:span text:style-name="Source_20_Text"><text:span text:style-name="T81">opset=17, </text:span></text:span></text:p>
      <text:p text:style-name="P129"><text:span text:style-name="Source_20_Text"><text:span text:style-name="T80">verbose=False, </text:span></text:span></text:p>
      <text:p text:style-name="P129"><text:span text:style-name="Source_20_Text"><text:span text:style-name="T80">workspace=4, </text:span></text:span></text:p>
      <text:p text:style-name="P129"><text:span text:style-name="Source_20_Text"><text:span text:style-name="T80">nms=False, </text:span></text:span></text:p>
      <text:p text:style-name="P129"><text:span text:style-name="Source_20_Text"><text:span text:style-name="T80">agnostic_nms=False, </text:span></text:span></text:p>
      <text:p text:style-name="P129"><text:span text:style-name="Source_20_Text"><text:span text:style-name="T80">topk_per_class=100, </text:span></text:span></text:p>
      <text:p text:style-name="P129"><text:span text:style-name="Source_20_Text"><text:span text:style-name="T80">topk_all=100, </text:span></text:span></text:p>
      <text:p text:style-name="P129"><text:span text:style-name="Source_20_Text"><text:span text:style-name="T80">iou_thres=0.45, </text:span></text:span></text:p>
      <text:p text:style-name="P129"><text:span text:style-name="Source_20_Text"><text:span text:style-name="T80">conf_thres=0.25, </text:span></text:span></text:p>
      <text:p text:style-name="P129"><text:span text:style-name="Source_20_Text"><text:span text:style-name="T80">include=['onnx']</text:span></text:span></text:p>
      <text:p text:style-name="P129"><text:span text:style-name="Source_20_Text"><text:span text:style-name="T253">(yolo5) user@userevgeny:~/yolov5$ </text:span></text:span><text:span text:style-name="Source_20_Text"><text:span text:style-name="T248">python export.py --weights "best_256_pretrained.pt" --img 256 --batch </text:span></text:span><text:span text:style-name="Source_20_Text"><text:span text:style-name="T250">8</text:span></text:span><text:span text:style-name="Source_20_Text"><text:span text:style-name="T248"> --include onnx --</text:span></text:span><text:span text:style-name="Source_20_Text"><text:span text:style-name="T249">int8 <text:s/>--opset 12</text:span></text:span></text:p>
      <text:p text:style-name="P129"><text:span text:style-name="Source_20_Text"><text:span text:style-name="T249"/></text:span></text:p>
      <text:p text:style-name="P130"><text:span text:style-name="Source_20_Text"><text:span text:style-name="T254">скрипт – </text:span></text:span><text:span text:style-name="Source_20_Text"><text:span text:style-name="T255">обучение и тест</text:span></text:span></text:p>
      <text:p text:style-name="P131"><text:span text:style-name="Source_20_Text"><text:span text:style-name="T251">./1_train.sh </text:span></text:span></text:p>
      <text:p text:style-name="P131"><text:span text:style-name="Source_20_Text"><text:span text:style-name="T251">./</text:span></text:span><text:span text:style-name="Source_20_Text"><text:span text:style-name="T252">2_test.sh <text:s text:c="2"/>- <text:s/></text:span></text:span><text:span text:style-name="Source_20_Text"><text:span text:style-name="T44">перестало работать – перейти на Docker</text:span></text:span></text:p>
      <text:p text:style-name="P15"><text:span text:style-name="Source_20_Text"><text:span text:style-name="T239">C нуля</text:span></text:span></text:p>
      <text:p text:style-name="P126"><text:span text:style-name="Source_20_Text"><text:span text:style-name="T143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3"> --weights '' --cfg </text:span></text:span><text:span text:style-name="Source_20_Text"><text:span text:style-name="T26">yolov5</text:span></text:span><text:span text:style-name="Source_20_Text"><text:span text:style-name="T29">n</text:span></text:span><text:span text:style-name="Source_20_Text"><text:span text:style-name="T26">.yaml</text:span></text:span><text:span text:style-name="Source_20_Text"><text:span text:style-name="T143"> --img </text:span></text:span><text:span text:style-name="Source_20_Text"><text:span text:style-name="T149">256</text:span></text:span><text:span text:style-name="Source_20_Text"><text:span text:style-name="T143"> <text:s/># from scratch</text:span></text:span></text:p>
      <text:p text:style-name="P126"><text:span text:style-name="Source_20_Text"><text:span text:style-name="T143"/></text:span></text:p>
      <text:p text:style-name="P120"><text:span text:style-name="Source_20_Text"><text:span text:style-name="T235">Запустил обучение yolo5n <text:s/>256 <text:s/>30 epoch</text:span></text:span></text:p>
      <text:p text:style-name="P119"><text:span text:style-name="Source_20_Text"><text:span text:style-name="T238"/></text:span></text:p>
      <text:p text:style-name="P126"><text:span text:style-name="Source_20_Text"><text:span text:style-name="T143"/></text:span></text:p>
      <text:p text:style-name="P126"><text:span text:style-name="Source_20_Text"><text:span text:style-name="T143"/></text:span></text:p>
      <text:p text:style-name="P215"><text:span text:style-name="Source_20_Text"><text:span text:style-name="T220">датасет norb for DeepCL</text:span></text:span></text:p>
      <text:p text:style-name="P122"><text:a xlink:type="simple" xlink:href="https://cs.nyu.edu/~ylclab/data/norb-v1.0-small/" text:style-name="Internet_20_link" text:visited-style-name="Visited_20_Internet_20_Link"><text:span text:style-name="Source_20_Text"><text:span text:style-name="T143">https://cs.nyu.edu/~ylclab/data/norb-v1.0-small/</text:span></text:span></text:a></text:p>
      <text:p text:style-name="P122"><text:span text:style-name="Source_20_Text"><text:span text:style-name="T143"/></text:span></text:p>
      <text:p text:style-name="P122"><text:span text:style-name="Source_20_Text"><text:span text:style-name="T150">Сначала запуск команды подготовки датасета</text:span></text:span></text:p>
      <text:p text:style-name="P122"><text:span text:style-name="Source_20_Text"><text:span text:style-name="T150"/></text:span></text:p>
      <text:p text:style-name="P260"><text:span text:style-name="Source_20_Text"><text:span text:style-name="T240">./prepare-norb /home/user/datasets/norb</text:span></text:span></text:p>
      <text:p text:style-name="P135"><text:span text:style-name="Source_20_Text"><text:span text:style-name="T227">shuffling training set....</text:span></text:span></text:p>
      <text:p text:style-name="P135"><text:span text:style-name="Source_20_Text"><text:span text:style-name="T227">0=11612</text:span></text:span></text:p>
      <text:p text:style-name="P135"><text:span text:style-name="Source_20_Text"><text:span text:style-name="T227">1=5449</text:span></text:span></text:p>
      <text:p text:style-name="P135"><text:span text:style-name="Source_20_Text"><text:span text:style-name="T227">2=18254</text:span></text:span></text:p>
      <text:p text:style-name="P135"><text:span text:style-name="Source_20_Text"><text:span text:style-name="T227">3=200</text:span></text:span></text:p>
      <text:p text:style-name="P135"><text:span text:style-name="Source_20_Text"><text:span text:style-name="T227">4=7600</text:span></text:span></text:p>
      <text:p text:style-name="P135"><text:span text:style-name="Source_20_Text"><text:span text:style-name="T227">5=7796</text:span></text:span></text:p>
      <text:p text:style-name="P135"><text:span text:style-name="Source_20_Text"><text:span text:style-name="T227">6=21491</text:span></text:span></text:p>
      <text:p text:style-name="P135"><text:span text:style-name="Source_20_Text"><text:span text:style-name="T227">7=12138</text:span></text:span></text:p>
      <text:p text:style-name="P135"><text:span text:style-name="Source_20_Text"><text:span text:style-name="T227">8=19538</text:span></text:span></text:p>
      <text:p text:style-name="P135"><text:span text:style-name="Source_20_Text"><text:span text:style-name="T227">9=23695</text:span></text:span></text:p>
      <text:p text:style-name="P135"><text:span text:style-name="Source_20_Text"><text:span text:style-name="T227">sampling test set....</text:span></text:span></text:p>
      <text:p text:style-name="P135"><text:span text:style-name="Source_20_Text"><text:span text:style-name="T227">done</text:span></text:span></text:p>
      <text:p text:style-name="P135"><text:span text:style-name="Source_20_Text"><text:span text:style-name="T161"/></text:span></text:p>
      <text:p text:style-name="P135"><text:span text:style-name="Source_20_Text"><text:span text:style-name="T161"/></text:span></text:p>
      <text:p text:style-name="P135"><text:soft-page-break/><text:span text:style-name="Source_20_Text"><text:span text:style-name="T161"/></text:span></text:p>
      <text:p text:style-name="P122"><text:span text:style-name="Source_20_Text"><text:span text:style-name="T150">Запуск обучения</text:span></text:span></text:p>
      <text:p text:style-name="P122"><text:span text:style-name="Source_20_Text"><text:span text:style-name="T150"/></text:span></text:p>
      <text:p text:style-name="P121"><text:span text:style-name="Source_20_Text"><text:span text:style-name="T54"><text:s text:c="4"/>gpuindex=[gpu device index; default value is gpu if present, cpu otw.] (-1)</text:span></text:span></text:p>
      <text:p text:style-name="P121"><text:span text:style-name="Source_20_Text"><text:span text:style-name="T54"><text:s text:c="4"/></text:span></text:span><text:span text:style-name="Source_20_Text"><text:span text:style-name="T218">datadir=[directory to search for train and validate files] ()</text:span></text:span></text:p>
      <text:p text:style-name="P121"><text:span text:style-name="Source_20_Text"><text:span text:style-name="T54"><text:s text:c="4"/>trainfile=[path to training data file] ()</text:span></text:span></text:p>
      <text:p text:style-name="P121"><text:span text:style-name="Source_20_Text"><text:span text:style-name="T54"><text:s text:c="4"/></text:span></text:span><text:span text:style-name="Source_20_Text"><text:span text:style-name="T257">dataset=[choose datadir,trainfile,and validatefile for certain datasets [mnist|norb|kgsgo|cifar10]] (norb)</text:span></text:span></text:p>
      <text:p text:style-name="P121"><text:span text:style-name="Source_20_Text"><text:span text:style-name="T54"><text:s text:c="4"/>validatefile=[path to validation data file] ()</text:span></text:span></text:p>
      <text:p text:style-name="P121"><text:span text:style-name="Source_20_Text"><text:span text:style-name="T54"><text:s text:c="4"/>numtrain=[num training examples] (-1)</text:span></text:span></text:p>
      <text:p text:style-name="P121"><text:span text:style-name="Source_20_Text"><text:span text:style-name="T54"><text:s text:c="4"/>numtest=[num test examples]] (-1)</text:span></text:span></text:p>
      <text:p text:style-name="P121"><text:span text:style-name="Source_20_Text"><text:span text:style-name="T54"><text:s text:c="4"/>batchsize=[batch size] (128)</text:span></text:span></text:p>
      <text:p text:style-name="P121"><text:span text:style-name="Source_20_Text"><text:span text:style-name="T54"><text:s text:c="4"/></text:span></text:span><text:span text:style-name="Source_20_Text"><text:span text:style-name="T218">numepochs=[number epochs] (12)</text:span></text:span></text:p>
      <text:p text:style-name="P121"><text:span text:style-name="Source_20_Text"><text:span text:style-name="T54"><text:s text:c="4"/>netdef=[network definition] (rt2-8c5z-relu-mp2-16c5z-relu-mp3-150n-tanh-10n)</text:span></text:span></text:p>
      <text:p text:style-name="P121"><text:span text:style-name="Source_20_Text"><text:span text:style-name="T54"><text:s text:c="4"/>loadweights=[load weights from file at startup?] (0)</text:span></text:span></text:p>
      <text:p text:style-name="P121"><text:span text:style-name="Source_20_Text"><text:span text:style-name="T54"><text:s text:c="4"/>weightsfile=[file to write weights to] (weights.dat)</text:span></text:span></text:p>
      <text:p text:style-name="P121"><text:span text:style-name="Source_20_Text"><text:span text:style-name="T54"><text:s text:c="4"/>writeweightsinterval=[write weights every this many minutes] (0)</text:span></text:span></text:p>
      <text:p text:style-name="P121"><text:span text:style-name="Source_20_Text"><text:span text:style-name="T54"><text:s text:c="4"/>normalization=[[stddev|maxmin]] (stddev)</text:span></text:span></text:p>
      <text:p text:style-name="P121"><text:span text:style-name="Source_20_Text"><text:span text:style-name="T54"><text:s text:c="4"/>normalizationnumstds=[with stddev normalization, how many stddevs from mean is 1?] (2)</text:span></text:span></text:p>
      <text:p text:style-name="P121"><text:span text:style-name="Source_20_Text"><text:span text:style-name="T54"><text:s text:c="4"/>dumptimings=[dump detailed timings each epoch? [1|0]] (0)</text:span></text:span></text:p>
      <text:p text:style-name="P121"><text:span text:style-name="Source_20_Text"><text:span text:style-name="T54"><text:s text:c="4"/>multinet=[number of Mcdnn columns to train] (1)</text:span></text:span></text:p>
      <text:p text:style-name="P121"><text:span text:style-name="Source_20_Text"><text:span text:style-name="T54"><text:s text:c="4"/>loadondemand=[load data on demand [1|0]] (0)</text:span></text:span></text:p>
      <text:p text:style-name="P121"><text:span text:style-name="Source_20_Text"><text:span text:style-name="T54"><text:s text:c="4"/>filereadbatches=[how many batches to read from file each time? (for loadondemand=1)] (50)</text:span></text:span></text:p>
      <text:p text:style-name="P121"><text:span text:style-name="Source_20_Text"><text:span text:style-name="T54"><text:s text:c="4"/>normalizationexamples=[number of examples to read to determine normalization parameters] (10000)</text:span></text:span></text:p>
      <text:p text:style-name="P121"><text:span text:style-name="Source_20_Text"><text:span text:style-name="T54"><text:s text:c="4"/>weightsinitializer=[initializer for weights, choices: original, uniform (default: original)] (original)</text:span></text:span></text:p>
      <text:p text:style-name="P121"><text:span text:style-name="Source_20_Text"><text:span text:style-name="T54"><text:s text:c="4"/>trainer=[which trainer, sgd, anneal, nesterov, adagrad, rmsprop, or adadelta (default: sgd)] (sgd)</text:span></text:span></text:p>
      <text:p text:style-name="P121"><text:span text:style-name="Source_20_Text"><text:span text:style-name="T54"><text:s text:c="4"/></text:span></text:span><text:span text:style-name="Source_20_Text"><text:span text:style-name="T218">learningrate=[learning rate, a float value, used by all trainers] (1e-05)</text:span></text:span></text:p>
      <text:p text:style-name="P121"><text:span text:style-name="Source_20_Text"><text:span text:style-name="T54"><text:s text:c="4"/>momentum=[momentum, used by sgd and nesterov trainers] (0)</text:span></text:span></text:p>
      <text:p text:style-name="P121"><text:span text:style-name="Source_20_Text"><text:span text:style-name="T54"><text:s text:c="4"/>weightdecay=[weight decay, 0 means no decay; 1 means full decay, used by sgd trainer] (0)</text:span></text:span></text:p>
      <text:p text:style-name="P124"><text:span text:style-name="Source_20_Text"><text:span text:style-name="T161">./deepcl_train learningrate=0.00001 dataset=norb datadir=/home/user/datasets/norb numepochs=40</text:span></text:span></text:p>
      <text:p text:style-name="P132"><text:span text:style-name="Source_20_Text"><text:span text:style-name="T256">40 эпох – точность 80%</text:span></text:span></text:p>
      <text:p text:style-name="P123"><text:span text:style-name="Source_20_Text"><text:span text:style-name="T162">./deepcl_train learningrate=0.00001 dataset=norb datadir=/home/user/datasets/norb numepochs=</text:span></text:span><text:span text:style-name="Source_20_Text"><text:span text:style-name="T163">60</text:span></text:span></text:p>
      <text:p text:style-name="P133"><text:span text:style-name="Source_20_Text"><text:span text:style-name="T258">6</text:span></text:span><text:span text:style-name="Source_20_Text"><text:span text:style-name="T256">0 эпох – точность 8</text:span></text:span><text:span text:style-name="Source_20_Text"><text:span text:style-name="T259">3,4</text:span></text:span><text:span text:style-name="Source_20_Text"><text:span text:style-name="T256">%</text:span></text:span></text:p>
      <text:p text:style-name="P133"><text:span text:style-name="Source_20_Text"><text:span text:style-name="T162">./deepcl_train learningrate=0.00001 dataset=norb datadir=/home/user/datasets/norb numepochs=</text:span></text:span><text:span text:style-name="Source_20_Text"><text:span text:style-name="T164">100</text:span></text:span></text:p>
      <text:p text:style-name="P134"><text:span text:style-name="Source_20_Text"><text:span text:style-name="T260">100</text:span></text:span><text:span text:style-name="Source_20_Text"><text:span text:style-name="T256"> эпох – точность 86.2%</text:span></text:span></text:p>
      <text:p text:style-name="P126"><text:span text:style-name="Source_20_Text"><text:span text:style-name="T143"/></text:span></text:p>
      <text:p text:style-name="P136"><text:span text:style-name="Source_20_Text"><text:span text:style-name="T167">Dataset cifar</text:span></text:span></text:p>
      <text:p text:style-name="P126"><text:span text:style-name="Source_20_Text"><text:span text:style-name="T143"/></text:span></text:p>
      <text:p text:style-name="P126"><text:span text:style-name="Source_20_Text"><text:span text:style-name="T162">./cifar-to-mat /home/user/datasets/cifar</text:span></text:span></text:p>
      <text:p text:style-name="P126"><text:span text:style-name="Source_20_Text"><text:span text:style-name="T224">num examples: 10000 imagesSize 30720000</text:span></text:span></text:p>
      <text:p text:style-name="P126"><text:span text:style-name="Source_20_Text"><text:span text:style-name="T162">./deepcl_train learningrate=0.00001 dataset=cifar10 datadir=/home/user/datasets/cifar numepochs=40</text:span></text:span></text:p>
      <text:p text:style-name="P137"><text:span text:style-name="Source_20_Text"><text:span text:style-name="T256">40 эпох – точность 48.58%</text:span></text:span></text:p>
      <text:p text:style-name="P138"><text:span text:style-name="Source_20_Text"><text:span text:style-name="T162">./deepcl_train learningrate=0.00001 dataset=cifar10 datadir=/home/user/datasets/cifar numepochs=</text:span></text:span><text:span text:style-name="Source_20_Text"><text:span text:style-name="T165">200</text:span></text:span></text:p>
      <text:p text:style-name="P138"><text:span text:style-name="Source_20_Text"><text:span text:style-name="T261">200</text:span></text:span><text:span text:style-name="Source_20_Text"><text:span text:style-name="T256"> эпох – точность 62.91%</text:span></text:span></text:p>
      <text:p text:style-name="P137"><text:span text:style-name="Source_20_Text"/></text:p>
      <text:p text:style-name="P139"><text:span text:style-name="Source_20_Text"><text:span text:style-name="T162">./deepcl_predict weightsfile=weights.dat inputfile=</text:span></text:span><text:span text:style-name="Source_20_Text"><text:span text:style-name="T166">33.jpg</text:span></text:span></text:p>
      <text:p text:style-name="P126"><text:span text:style-name="Source_20_Text"><text:span text:style-name="T55">Usage: ./deepcl_predict [key]=[value] [[key]=[value]] ...</text:span></text:span></text:p>
      <text:p text:style-name="P126"><text:span text:style-name="Source_20_Text"><text:span text:style-name="T59"/></text:span></text:p>
      <text:p text:style-name="P126"><text:span text:style-name="Source_20_Text"><text:span text:style-name="T228">Possible key=value pairs:</text:span></text:span></text:p>
      <text:p text:style-name="P126"><text:span text:style-name="Source_20_Text"><text:span text:style-name="T228">public api, shouldnt change within major version:</text:span></text:span></text:p>
      <text:p text:style-name="P126"><text:span text:style-name="Source_20_Text"><text:span text:style-name="T228"><text:s text:c="4"/>gpuindex=[gpu device index; default value is gpu if present, cpu otw.] (-1)</text:span></text:span></text:p>
      <text:p text:style-name="P126"><text:span text:style-name="Source_20_Text"><text:span text:style-name="T228"><text:s text:c="4"/>weightsfile=[file to read weights from] (weights.dat)</text:span></text:span></text:p>
      <text:p text:style-name="P126"><text:span text:style-name="Source_20_Text"><text:span text:style-name="T228"><text:s text:c="4"/>batchsize=[batch size] (128)</text:span></text:span></text:p>
      <text:p text:style-name="P126"><text:span text:style-name="Source_20_Text"><text:span text:style-name="T229"/></text:span></text:p>
      <text:p text:style-name="P126"><text:span text:style-name="Source_20_Text"><text:span text:style-name="T228">unstable, might change within major version:</text:span></text:span></text:p>
      <text:p text:style-name="P126"><text:span text:style-name="Source_20_Text"><text:span text:style-name="T228"><text:s text:c="4"/>inputfile=[file to read inputs from, if empty, read stdin (default)] ()</text:span></text:span></text:p>
      <text:p text:style-name="P126"><text:span text:style-name="Source_20_Text"><text:span text:style-name="T228"><text:s text:c="4"/>outputfile=[file to write outputs to, if empty, write to stdout] ()</text:span></text:span></text:p>
      <text:p text:style-name="P126"><text:span text:style-name="Source_20_Text"><text:span text:style-name="T228"><text:s text:c="4"/>outputlayer=[layer to write output from, default -1 means: last layer] (-1)</text:span></text:span></text:p>
      <text:p text:style-name="P126"><text:span text:style-name="Source_20_Text"><text:span text:style-name="T228"><text:s text:c="4"/>writelabels=[write integer labels, instead of probabilities etc (default 0)] (0)</text:span></text:span></text:p>
      <text:p text:style-name="P126"><text:soft-page-break/><text:span text:style-name="Source_20_Text"><text:span text:style-name="T228"><text:s text:c="4"/>outputformat=[output format [binary|text]] (text)</text:span></text:span></text:p>
      <text:p text:style-name="P140"><text:span text:style-name="Source_20_Text"><text:span text:style-name="T168">Пока не работает inference</text:span></text:span></text:p>
      <text:p text:style-name="P141"><text:span text:style-name="Source_20_Text"><text:span text:style-name="T169">Читать Readme dataset <text:s/>to <text:s/>jpeg <text:s/>и <text:s/>обучить</text:span></text:span></text:p>
      <text:p text:style-name="P126"><text:span text:style-name="Source_20_Text"><text:span text:style-name="T162"/></text:span></text:p>
      <text:p text:style-name="P126"><text:span text:style-name="Source_20_Text"><text:span text:style-name="T162"/></text:span></text:p>
      <text:p text:style-name="P16"><text:span text:style-name="Source_20_Text"><text:span text:style-name="T33">02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02_09_2024_Docker_yolo 8"/></text:p>
      <text:p text:style-name="P126"><text:span text:style-name="Source_20_Text"><text:span text:style-name="T162"/></text:span></text:p>
      <text:p text:style-name="P142"><text:span text:style-name="Source_20_Text"><text:span text:style-name="T202">Docker image yolo8</text:span></text:span></text:p>
      <text:p text:style-name="P143"><text:span text:style-name="Source_20_Text"><text:span text:style-name="T262">docker load &lt; yolo8.tar</text:span></text:span></text:p>
      <text:p text:style-name="P127"><text:span text:style-name="Source_20_Text"><text:span text:style-name="T263">docker image tag afdca96f8b7d </text:span></text:span><text:span text:style-name="Source_20_Text"><text:span text:style-name="T262">yolo8</text:span></text:span></text:p>
      <text:p text:style-name="P126"><text:span text:style-name="Source_20_Text"><text:span text:style-name="T151">mkdir -p ~/yolov8/inputs</text:span></text:span></text:p>
      <text:p text:style-name="P230">Download sample image:</text:p>
      <text:p text:style-name="P230">curl -o ~/yolov8/inputs/test.jpg https://raw.githubusercontent.com/rdcolema/tensorflow-image-classification/master/cat.jpg </text:p>
      <text:p text:style-name="P269">Object detection:</text:p>
      <text:p text:style-name="P239">docker run -it --rm -v ~/yolov8:/yolov8 yolo8 detect predict save model=yolov8<text:span text:style-name="T264">n</text:span>.pt source=inputs/test.jpg</text:p>
      <text:p text:style-name="P288">image 1/1 /yolov8/inputs/test.jpg: 384x640 1 cat, 1 bed, 24.8ms</text:p>
      <text:p text:style-name="P288">Speed: 1.2ms preprocess, 24.8ms inference, 0.9ms postprocess per image at shape (1, 3, 384, 640)</text:p>
      <text:p text:style-name="P288">Results saved to runs/detect/predict3</text:p>
      <text:p text:style-name="P42"><text:span text:style-name="Source_20_Text"><text:span text:style-name="T294">docker run -it --rm -v ~/yolov8:/yolov8 yolo8 detect predict save model=yolov8</text:span></text:span><text:span text:style-name="Source_20_Text"><text:span text:style-name="T297">n</text:span></text:span><text:span text:style-name="Source_20_Text"><text:span text:style-name="T294">.pt source=inputs/</text:span></text:span><text:span text:style-name="Source_20_Text"><text:span text:style-name="T295">bus</text:span></text:span><text:span text:style-name="Source_20_Text"><text:span text:style-name="T294">.jpg</text:span></text:span></text:p>
      <text:p text:style-name="P261"><text:span text:style-name="Source_20_Text"><text:span text:style-name="T282">Успешно</text:span></text:span></text:p>
      <text:p text:style-name="P126"><text:span text:style-name="Source_20_Text"><text:span text:style-name="T162"/></text:span></text:p>
      <text:p text:style-name="P270">Image segmentation:</text:p>
      <text:p text:style-name="P253">docker run -it --rm -v ~/yolov8:/yolov8 yolo8 segment predict save model=yolov8<text:span text:style-name="T320">n</text:span>-seg.pt source=inputs/test.jpg</text:p>
      <text:p text:style-name="P290">image 1/1 /yolov8/inputs/test.jpg: 384x640 1 cat, 1 bed, 35.2ms</text:p>
      <text:p text:style-name="P290">Speed: 1.4ms preprocess, 35.2ms inference, 1.8ms postprocess per image at shape (1, 3, 384, 640)</text:p>
      <text:p text:style-name="P290">Results saved to runs/segment/predict2</text:p>
      <text:p text:style-name="P261"><text:span text:style-name="Source_20_Text"><text:span text:style-name="T282">Успешно</text:span></text:span></text:p>
      <text:p text:style-name="P126"><text:span text:style-name="Source_20_Text"><text:span text:style-name="T162"/></text:span></text:p>
      <text:p text:style-name="P271">Image classification:</text:p>
      <text:p text:style-name="P254">docker run -it --rm -v ~/yolov8:/yolov8 yolo8 classify predict save model=yolov8<text:span text:style-name="T322">n</text:span>-cls.pt source=inputs/test.jpg</text:p>
      <text:p text:style-name="P262">Успешно</text:p>
      <text:p text:style-name="P262"/>
      <text:p text:style-name="P231"><text:span text:style-name="T143">docker run -it --rm <text:s/>yolo8</text:span> <text:s text:c="4"/><text:span text:style-name="T321">Выводит справку команд</text:span></text:p>
      <text:p text:style-name="P231"><text:span text:style-name="Source_20_Text"><text:span text:style-name="T246"/></text:span></text:p>
      <text:p text:style-name="P126"><text:span text:style-name="Source_20_Text"><text:span text:style-name="T162"/></text:span></text:p>
      <text:p text:style-name="P126"><text:span text:style-name="Source_20_Text"><text:span text:style-name="T96"><text:s text:c="8"/>yolo TASK MODE ARGS</text:span></text:span></text:p>
      <text:p text:style-name="P126"><text:span text:style-name="Source_20_Text"><text:span text:style-name="T97"/></text:span></text:p>
      <text:p text:style-name="P126"><text:span text:style-name="Source_20_Text"><text:span text:style-name="T96"><text:s text:c="8"/>Where <text:s text:c="2"/>TASK (optional) is one of {'detect', 'pose', 'obb', 'classify', 'segment'}</text:span></text:span></text:p>
      <text:p text:style-name="P126"><text:span text:style-name="Source_20_Text"><text:span text:style-name="T96"><text:s text:c="16"/>MODE (required) is one of {'predict', 'benchmark', 'val', 'track', 'export', 'train'}</text:span></text:span></text:p>
      <text:p text:style-name="P126"><text:span text:style-name="Source_20_Text"><text:span text:style-name="T96"><text:s text:c="16"/>ARGS (optional) are any number of custom 'arg=value' pairs like 'imgsz=320' that override defaults.</text:span></text:span></text:p>
      <text:p text:style-name="P126"><text:span text:style-name="Source_20_Text"><text:span text:style-name="T96"><text:s text:c="20"/>See all ARGS at https://docs.ultralytics.com/usage/cfg or with 'yolo cfg'</text:span></text:span></text:p>
      <text:p text:style-name="P126"><text:span text:style-name="Source_20_Text"><text:span text:style-name="T97"/></text:span></text:p>
      <text:p text:style-name="P126"><text:span text:style-name="Source_20_Text"><text:span text:style-name="T96"><text:s text:c="4"/>1. Train a detection model for 10 epochs with an initial learning_rate of 0.01</text:span></text:span></text:p>
      <text:p text:style-name="P126"><text:span text:style-name="Source_20_Text"><text:span text:style-name="T96"><text:s text:c="8"/>yolo train data=coco8.yaml model=yolov8n.pt epochs=10 lr0=0.01</text:span></text:span></text:p>
      <text:p text:style-name="P126"><text:span text:style-name="Source_20_Text"><text:span text:style-name="T97"/></text:span></text:p>
      <text:p text:style-name="P126"><text:span text:style-name="Source_20_Text"><text:span text:style-name="T96"><text:s text:c="4"/>2. Predict a YouTube video using a pretrained segmentation model at image size 320:</text:span></text:span></text:p>
      <text:p text:style-name="P126"><text:span text:style-name="Source_20_Text"><text:span text:style-name="T96"><text:s text:c="8"/>yolo predict model=yolov8n-seg.pt source='https://youtu.be/LNwODJXcvt4' imgsz=320</text:span></text:span></text:p>
      <text:p text:style-name="P126"><text:span text:style-name="Source_20_Text"><text:span text:style-name="T97"/></text:span></text:p>
      <text:p text:style-name="P126"><text:span text:style-name="Source_20_Text"><text:span text:style-name="T96"><text:s text:c="4"/>3. Val a pretrained detection model at batch-size 1 and image size 640:</text:span></text:span></text:p>
      <text:p text:style-name="P126"><text:span text:style-name="Source_20_Text"><text:span text:style-name="T96"><text:s text:c="8"/>yolo val model=yolov8n.pt data=coco8.yaml batch=1 imgsz=640</text:span></text:span></text:p>
      <text:p text:style-name="P126"><text:span text:style-name="Source_20_Text"><text:span text:style-name="T97"/></text:span></text:p>
      <text:p text:style-name="P126"><text:span text:style-name="Source_20_Text"><text:span text:style-name="T96"><text:s text:c="4"/>4. Export a YOLOv8n classification model to ONNX format at image size 224 by 128 (no TASK required)</text:span></text:span></text:p>
      <text:p text:style-name="P126"><text:span text:style-name="Source_20_Text"><text:span text:style-name="T96"><text:s text:c="8"/>yolo export model=yolov8n-cls.pt format=onnx imgsz=224,128</text:span></text:span></text:p>
      <text:p text:style-name="P126"><text:span text:style-name="Source_20_Text"><text:span text:style-name="T97"/></text:span></text:p>
      <text:p text:style-name="P126"><text:span text:style-name="Source_20_Text"><text:span text:style-name="T96"><text:s text:c="4"/>5. Explore your datasets using semantic search and SQL with a simple GUI powered by Ultralytics Explorer API</text:span></text:span></text:p>
      <text:p text:style-name="P126"><text:span text:style-name="Source_20_Text"><text:span text:style-name="T96"><text:s text:c="8"/>yolo explorer data=data.yaml model=yolov8n.pt</text:span></text:span></text:p>
      <text:p text:style-name="P126"><text:soft-page-break/><text:span text:style-name="Source_20_Text"><text:span text:style-name="T96"><text:s text:c="4"/></text:span></text:span></text:p>
      <text:p text:style-name="P126"><text:span text:style-name="Source_20_Text"><text:span text:style-name="T96"><text:s text:c="4"/>6. Streamlit real-time webcam inference GUI</text:span></text:span></text:p>
      <text:p text:style-name="P126"><text:span text:style-name="Source_20_Text"><text:span text:style-name="T96"><text:s text:c="8"/>yolo streamlit-predict</text:span></text:span></text:p>
      <text:p text:style-name="P126"><text:span text:style-name="Source_20_Text"><text:span text:style-name="T96"><text:s text:c="8"/></text:span></text:span></text:p>
      <text:p text:style-name="P126"><text:span text:style-name="Source_20_Text"><text:span text:style-name="T96"><text:s text:c="4"/>7. Run special commands:</text:span></text:span></text:p>
      <text:p text:style-name="P126"><text:span text:style-name="Source_20_Text"><text:span text:style-name="T96"><text:s text:c="8"/>yolo help</text:span></text:span></text:p>
      <text:p text:style-name="P126"><text:span text:style-name="Source_20_Text"><text:span text:style-name="T96"><text:s text:c="8"/>yolo checks</text:span></text:span></text:p>
      <text:p text:style-name="P126"><text:span text:style-name="Source_20_Text"><text:span text:style-name="T96"><text:s text:c="8"/>yolo version</text:span></text:span></text:p>
      <text:p text:style-name="P126"><text:span text:style-name="Source_20_Text"><text:span text:style-name="T96"><text:s text:c="8"/>yolo settings</text:span></text:span></text:p>
      <text:p text:style-name="P126"><text:span text:style-name="Source_20_Text"><text:span text:style-name="T96"><text:s text:c="8"/>yolo copy-cfg</text:span></text:span></text:p>
      <text:p text:style-name="P126"><text:span text:style-name="Source_20_Text"><text:span text:style-name="T96"><text:s text:c="8"/>yolo cfg</text:span></text:span></text:p>
      <text:p text:style-name="P126"><text:span text:style-name="Source_20_Text"><text:span text:style-name="T97"/></text:span></text:p>
      <text:p text:style-name="P126"><text:span text:style-name="Source_20_Text"><text:span text:style-name="T96"><text:s text:c="4"/>Docs: https://docs.ultralytics.com</text:span></text:span></text:p>
      <text:p text:style-name="P126"><text:span text:style-name="Source_20_Text"><text:span text:style-name="T96"><text:s text:c="4"/>Community: https://community.ultralytics.com</text:span></text:span></text:p>
      <text:p text:style-name="P126"><text:span text:style-name="Source_20_Text"><text:span text:style-name="T96"><text:s text:c="4"/>GitHub: https://github.com/ultralytics/ultralytics</text:span></text:span></text:p>
      <text:p text:style-name="P126"><text:span text:style-name="Source_20_Text"><text:span text:style-name="T162"/></text:span></text:p>
      <text:p text:style-name="P144"><text:span text:style-name="Source_20_Text"><text:span text:style-name="T151">docker run -it --rm -v ~/yolov8:/yolov8 yolo8 copy-cfg</text:span></text:span></text:p>
      <text:p text:style-name="P264"><text:span text:style-name="Source_20_Text"><text:span text:style-name="T284">copied to /yolov8/default_copy.yaml</text:span></text:span></text:p>
      <text:p text:style-name="P144"><text:span text:style-name="Source_20_Text"><text:span text:style-name="T151"/></text:span></text:p>
      <text:p text:style-name="P144"><text:span text:style-name="Source_20_Text"><text:span text:style-name="T151">docker run -it --rm -v ~/yolov8:/yolov8 yolo8 checks</text:span></text:span></text:p>
      <text:p text:style-name="P144"><text:span text:style-name="Source_20_Text"><text:span text:style-name="T151">docker run -it --rm -v ~/yolov8:/yolov8 yolo8 </text:span></text:span><text:span text:style-name="Source_20_Text"><text:span text:style-name="T152">settings</text:span></text:span></text:p>
      <text:p text:style-name="P144"><text:span text:style-name="Source_20_Text"><text:span text:style-name="T151">docker run -it --rm -v ~/yolov8:/yolov8 yolo8 </text:span></text:span><text:span text:style-name="Source_20_Text"><text:span text:style-name="T152">cfg</text:span></text:span></text:p>
      <text:p text:style-name="P144"><text:span text:style-name="Source_20_Text"><text:span text:style-name="T245"/></text:span></text:p>
      <text:p text:style-name="P126"><text:span text:style-name="Source_20_Text"><text:span text:style-name="T162"/></text:span></text:p>
      <text:p text:style-name="P286"><text:span text:style-name="Source_20_Text"><text:span text:style-name="T296">Train</text:span></text:span><text:span text:style-name="Source_20_Text"><text:span text:style-name="T294">:</text:span></text:span></text:p>
      <text:p text:style-name="P240"><text:span text:style-name="Source_20_Text"><text:span text:style-name="T282">docker run -it --rm </text:span></text:span><text:span text:style-name="Source_20_Text"><text:span text:style-name="T283">-v ~/yolov8:/yolov8 </text:span></text:span><text:span text:style-name="Source_20_Text"><text:span text:style-name="T265">yolo</text:span></text:span><text:span text:style-name="Source_20_Text"><text:span text:style-name="T310">8</text:span></text:span><text:span text:style-name="Source_20_Text"><text:span text:style-name="T265"> train data=coco8.yaml model=yolov8n.pt epochs=</text:span></text:span><text:span text:style-name="Source_20_Text"><text:span text:style-name="T310">2</text:span></text:span><text:span text:style-name="Source_20_Text"><text:span text:style-name="T265"> lr0=0.01</text:span></text:span></text:p>
      <text:p text:style-name="P263"><text:span text:style-name="Source_20_Text"><text:span text:style-name="T282">Успешно </text:span></text:span><text:span text:style-name="Source_20_Text"><text:span text:style-name="T284">cо св</text:span></text:span><text:span text:style-name="Source_20_Text"><text:span text:style-name="T285">оим</text:span></text:span><text:span text:style-name="Source_20_Text"><text:span text:style-name="T284"> датасетом</text:span></text:span></text:p>
      <text:p text:style-name="P263"><text:span text:style-name="Source_20_Text"><text:span text:style-name="T284"/></text:span></text:p>
      <text:p text:style-name="P145"><text:span text:style-name="Source_20_Text"><text:span text:style-name="T82">Положить n</text:span></text:span><text:span text:style-name="Source_20_Text"><text:span text:style-name="T83">ight_fly_256.yaml в yolo8 !!!</text:span></text:span></text:p>
      <text:p text:style-name="P145"><text:span text:style-name="Source_20_Text"><text:span text:style-name="T151">mkdir -p</text:span></text:span><text:span text:style-name="Source_20_Text"><text:span text:style-name="T266"> ~/yolo</text:span></text:span><text:span text:style-name="Source_20_Text"><text:span text:style-name="T267">v</text:span></text:span><text:span text:style-name="Source_20_Text"><text:span text:style-name="T266">8/ultralytics/cfg/datasets</text:span></text:span></text:p>
      <text:p text:style-name="P145"><text:span text:style-name="Source_20_Text"><text:span text:style-name="T266"/></text:span></text:p>
      <text:p text:style-name="P241"><text:span text:style-name="Source_20_Text"><text:span text:style-name="T282">docker run -it --rm --ipc=host </text:span></text:span><text:span text:style-name="Source_20_Text"><text:span text:style-name="T212">--gpus all</text:span></text:span><text:span text:style-name="Source_20_Text"><text:span text:style-name="T282"> </text:span></text:span><text:span text:style-name="Source_20_Text"><text:span text:style-name="T285">\</text:span></text:span></text:p>
      <text:p text:style-name="P241"><text:span text:style-name="Source_20_Text"><text:span text:style-name="T283">-v ~/yolov8:/yolov8 </text:span></text:span><text:span text:style-name="Source_20_Text"><text:span text:style-name="T285">\</text:span></text:span></text:p>
      <text:p text:style-name="P242"><text:span text:style-name="Source_20_Text"><text:span text:style-name="T283">-v ~/</text:span></text:span><text:span text:style-name="Source_20_Text"><text:span text:style-name="T286">datasets</text:span></text:span><text:span text:style-name="Source_20_Text"><text:span text:style-name="T283">:/</text:span></text:span><text:span text:style-name="Source_20_Text"><text:span text:style-name="T286">yolov8/datasets</text:span></text:span><text:span text:style-name="Source_20_Text"><text:span text:style-name="T283"> </text:span></text:span><text:span text:style-name="Source_20_Text"><text:span text:style-name="T285">\</text:span></text:span></text:p>
      <text:p text:style-name="P243"><text:span text:style-name="Source_20_Text"><text:span text:style-name="T265">yolo</text:span></text:span><text:span text:style-name="Source_20_Text"><text:span text:style-name="T310">8</text:span></text:span><text:span text:style-name="Source_20_Text"><text:span text:style-name="T265"> train </text:span></text:span><text:span text:style-name="Source_20_Text"><text:span text:style-name="T213">device=0</text:span></text:span><text:span text:style-name="Source_20_Text"><text:span text:style-name="T287"> </text:span></text:span><text:span text:style-name="Source_20_Text"><text:span text:style-name="T265">data=night_fly_256.yaml model=yolov8n.pt epochs=</text:span></text:span><text:span text:style-name="Source_20_Text"><text:span text:style-name="T310">2</text:span></text:span><text:span text:style-name="Source_20_Text"><text:span text:style-name="T265"> lr0=0.01</text:span></text:span></text:p>
      <text:p text:style-name="P146"><text:span text:style-name="Source_20_Text"><text:span text:style-name="T83">Обучение запускается !!! </text:span></text:span><text:span text:style-name="Source_20_Text"><text:span text:style-name="T84">(без GPU)</text:span></text:span></text:p>
      <text:p text:style-name="P126"><text:span text:style-name="Source_20_Text"><text:span text:style-name="T162"/></text:span></text:p>
      <text:p text:style-name="P126"><text:span text:style-name="Source_20_Text"><text:span text:style-name="T323">Установка NVIDIA Docker Runtime</text:span></text:span></text:p>
      <text:p text:style-name="P126"><text:span text:style-name="Source_20_Text"><text:span text:style-name="T323">Теперь давай установим NVIDIA Docker runtime, чтобы включить поддержку GPU в контейнерах Docker:</text:span></text:span></text:p>
      <text:p text:style-name="P126"><text:span text:style-name="Source_20_Text"><text:span text:style-name="T323"># Add NVIDIA package repositories</text:span></text:span></text:p>
      <text:p text:style-name="P126"><text:span text:style-name="Source_20_Text"><text:span text:style-name="T323">curl -s -L https://nvidia.github.io/nvidia-docker/gpgkey | sudo apt-key add -distribution=$(lsb_release -cs)</text:span></text:span></text:p>
      <text:p text:style-name="P126"><text:span text:style-name="Source_20_Text"><text:span text:style-name="T323">curl -s -L https://nvidia.github.io/nvidia-docker/$distribution/nvidia-docker.list | sudo tee /etc/apt/sources.list.d/nvidia-docker.list</text:span></text:span></text:p>
      <text:p text:style-name="P126"><text:span text:style-name="Source_20_Text"><text:span text:style-name="T323"># Install NVIDIA Docker runtime</text:span></text:span></text:p>
      <text:p text:style-name="P126"><text:span text:style-name="Source_20_Text"><text:span text:style-name="T323">sudo apt-get update</text:span></text:span></text:p>
      <text:p text:style-name="P126"><text:span text:style-name="Source_20_Text"><text:span text:style-name="T323">sudo apt-get install -y nvidia-docker2</text:span></text:span></text:p>
      <text:p text:style-name="P126"><text:span text:style-name="Source_20_Text"><text:span text:style-name="T323"># Restart Docker service to apply changes</text:span></text:span></text:p>
      <text:p text:style-name="P126"><text:span text:style-name="Source_20_Text"><text:span text:style-name="T323">sudo systemctl restart docker</text:span></text:span></text:p>
      <text:p text:style-name="P149"><text:span text:style-name="Source_20_Text"><text:span text:style-name="T83">Подключить GPU не удалось</text:span></text:span></text:p>
      <text:p text:style-name="P150"><text:span text:style-name="Source_20_Text"><text:span text:style-name="T85">Запускаю обучение 10 эпох</text:span></text:span></text:p>
      <text:p text:style-name="P244"><text:span text:style-name="Source_20_Text"><text:span text:style-name="T282">docker run -it --rm </text:span></text:span><text:span text:style-name="Source_20_Text"><text:span text:style-name="T283">-v ~/yolov8:/yolov8 -v ~/</text:span></text:span><text:span text:style-name="Source_20_Text"><text:span text:style-name="T286">datasets</text:span></text:span><text:span text:style-name="Source_20_Text"><text:span text:style-name="T283">:/</text:span></text:span><text:span text:style-name="Source_20_Text"><text:span text:style-name="T286">yolov8/datasets</text:span></text:span><text:span text:style-name="Source_20_Text"><text:span text:style-name="T283"> </text:span></text:span><text:span text:style-name="Source_20_Text"><text:span text:style-name="T265">yolo</text:span></text:span><text:span text:style-name="Source_20_Text"><text:span text:style-name="T310">8</text:span></text:span><text:span text:style-name="Source_20_Text"><text:span text:style-name="T265"> train </text:span></text:span><text:span text:style-name="Source_20_Text"><text:span text:style-name="T287">device=0 </text:span></text:span><text:span text:style-name="Source_20_Text"><text:span text:style-name="T265">data=night_fly_256.yaml model=yolov8n.pt </text:span></text:span><text:span text:style-name="Source_20_Text"><text:span text:style-name="T312">imgsz=256</text:span></text:span><text:span text:style-name="Source_20_Text"><text:span text:style-name="T265"> epochs=</text:span></text:span><text:span text:style-name="Source_20_Text"><text:span text:style-name="T311">10</text:span></text:span><text:span text:style-name="Source_20_Text"><text:span text:style-name="T265"> lr0=0.01</text:span></text:span></text:p>
      <text:p text:style-name="P246"><text:span text:style-name="Source_20_Text"><text:span text:style-name="T91">Файл весов положить в корень yolov8</text:span></text:span></text:p>
      <text:p text:style-name="P245"><text:span text:style-name="Source_20_Text"><text:span text:style-name="T282">docker run -it --rm -v ~/yolov8:/yolov8 </text:span></text:span><text:span text:style-name="Source_20_Text"><text:span text:style-name="T288">\</text:span></text:span></text:p>
      <text:p text:style-name="P245"><text:span text:style-name="Source_20_Text"><text:span text:style-name="T282">yolo8 detect predict save </text:span></text:span><text:span text:style-name="Source_20_Text"><text:span text:style-name="T288">\</text:span></text:span></text:p>
      <text:p text:style-name="P245"><text:span text:style-name="Source_20_Text"><text:span text:style-name="T282">model=</text:span></text:span><text:span text:style-name="Source_20_Text"><text:span text:style-name="T288">add_trained_10_epoche_256.pt</text:span></text:span><text:span text:style-name="Source_20_Text"><text:span text:style-name="T282"> </text:span></text:span><text:span text:style-name="Source_20_Text"><text:span text:style-name="T288">\</text:span></text:span></text:p>
      <text:p text:style-name="P245"><text:span text:style-name="Source_20_Text"><text:span text:style-name="T282">source=inputs/</text:span></text:span><text:span text:style-name="Source_20_Text"><text:span text:style-name="T288">nf</text:span></text:span><text:span text:style-name="Source_20_Text"><text:span text:style-name="T289">1</text:span></text:span><text:span text:style-name="Source_20_Text"><text:span text:style-name="T282">.jpg</text:span></text:span></text:p>
      <text:p text:style-name="P289">image 1/1 /yolov8/inputs/nf1.jpg: 256x256 1 boat, 14.8ms</text:p>
      <text:p text:style-name="P289"><text:soft-page-break/>Speed: 0.5ms preprocess, 14.8ms inference, 0.6ms postprocess per image at shape (1, 3, 256, 256)</text:p>
      <text:p text:style-name="P289">Results saved to runs/detect/predict9</text:p>
      <text:p text:style-name="P244"><text:span text:style-name="Source_20_Text"><text:span text:style-name="T266"/></text:span></text:p>
      <text:p text:style-name="P247"><text:span text:style-name="Source_20_Text"><text:span text:style-name="T90">Конвертирую</text:span></text:span></text:p>
      <text:p text:style-name="P247"><text:span text:style-name="Source_20_Text"><text:span text:style-name="T265">docker run -v </text:span></text:span><text:span text:style-name="Source_20_Text"><text:span text:style-name="T313">~</text:span></text:span><text:span text:style-name="Source_20_Text"><text:span text:style-name="T265">/yolo</text:span></text:span><text:span text:style-name="Source_20_Text"><text:span text:style-name="T313">v</text:span></text:span><text:span text:style-name="Source_20_Text"><text:span text:style-name="T265">8:/share </text:span></text:span><text:span text:style-name="Source_20_Text"><text:span text:style-name="T313">\</text:span></text:span></text:p>
      <text:p text:style-name="P247"><text:span text:style-name="Source_20_Text"><text:span text:style-name="T265">ilooro/rknn-converter:latest </text:span></text:span><text:span text:style-name="Source_20_Text"><text:span text:style-name="T313">\</text:span></text:span></text:p>
      <text:p text:style-name="P247"><text:span text:style-name="Source_20_Text"><text:span text:style-name="T265">--model add_trained_10_epoche_256.pt </text:span></text:span><text:span text:style-name="Source_20_Text"><text:span text:style-name="T313">\</text:span></text:span></text:p>
      <text:p text:style-name="P247"><text:span text:style-name="Source_20_Text"><text:span text:style-name="T265">--height </text:span></text:span><text:span text:style-name="Source_20_Text"><text:span text:style-name="T313">256</text:span></text:span><text:span text:style-name="Source_20_Text"><text:span text:style-name="T265"> --width </text:span></text:span><text:span text:style-name="Source_20_Text"><text:span text:style-name="T313">256</text:span></text:span><text:span text:style-name="Source_20_Text"><text:span text:style-name="T265"> --quant --model_version 8</text:span></text:span></text:p>
      <text:p text:style-name="P248"><text:span text:style-name="Source_20_Text"><text:span text:style-name="T203">Проверить на Апельсине <text:s/></text:span></text:span><text:span text:style-name="Source_20_Text"><text:span text:style-name="T204">~/Yolov8/</text:span></text:span><text:span text:style-name="Source_20_Text"><text:span text:style-name="T203">add_trained_10_epoche_256.rknn</text:span></text:span></text:p>
      <text:p text:style-name="P248"><text:span text:style-name="Source_20_Text"><text:span text:style-name="T314"/></text:span></text:p>
      <text:p text:style-name="P249"><text:span text:style-name="Source_20_Text"><text:span text:style-name="T90">Пробую на другом контейнере </text:span></text:span></text:p>
      <text:p text:style-name="P244"><text:span text:style-name="Source_20_Text"><text:span text:style-name="T266"/></text:span></text:p>
      <text:p text:style-name="P249"><text:span text:style-name="Source_20_Text"><text:span text:style-name="T90">ultralytics/ultralytics <text:s/>- <text:s/>такого фронтенда нет как на afdca96f8b7d <text:s/>есть исходники inference на C++</text:span></text:span></text:p>
      <text:p text:style-name="P249"><text:span text:style-name="Source_20_Text"><text:span text:style-name="T266"/></text:span></text:p>
      <text:p text:style-name="P244"><text:span text:style-name="Source_20_Text"><text:span text:style-name="T266"/></text:span></text:p>
      <text:p text:style-name="P244"><text:span text:style-name="Source_20_Text"><text:span text:style-name="T266"/></text:span></text:p>
      <text:p text:style-name="P149"><text:span text:style-name="Source_20_Text"><text:span text:style-name="T87">Перехожу обратно к DeepCL</text:span></text:span></text:p>
      <text:p text:style-name="P126"><text:span text:style-name="Source_20_Text"><text:span text:style-name="T263">./deepcl_train learningrate=0.00001 dataset=mnist datadir=/home/user/datasets/mnist numepochs=40 </text:span></text:span></text:p>
      <text:p text:style-name="P151"><text:span text:style-name="Source_20_Text"><text:span text:style-name="T263">./mnist-to-jpegs MNIST/t10k-images.idx3-ubyte JPG 1000</text:span></text:span></text:p>
      <text:p text:style-name="P147"><text:span text:style-name="Source_20_Text"><text:span text:style-name="T263">./mnist-to-jpegs /</text:span></text:span><text:span text:style-name="Source_20_Text"><text:span text:style-name="T324">home</text:span></text:span><text:span text:style-name="Source_20_Text"><text:span text:style-name="T263">/</text:span></text:span><text:span text:style-name="Source_20_Text"><text:span text:style-name="T324">user/datasets</text:span></text:span><text:span text:style-name="Source_20_Text"><text:span text:style-name="T263">/mnist/train-images.idx3-ubyte /</text:span></text:span><text:span text:style-name="Source_20_Text"><text:span text:style-name="T324">home</text:span></text:span><text:span text:style-name="Source_20_Text"><text:span text:style-name="T263">/</text:span></text:span><text:span text:style-name="Source_20_Text"><text:span text:style-name="T324">user/datasets</text:span></text:span><text:span text:style-name="Source_20_Text"><text:span text:style-name="T263">/mnist/imagenet 1280</text:span></text:span></text:p>
      <text:p text:style-name="P151"><text:span text:style-name="Source_20_Text"><text:span text:style-name="T162"/></text:span></text:p>
      <text:p text:style-name="P148"><text:span text:style-name="Source_20_Text"><text:span text:style-name="T263">./deepcl_train </text:span></text:span><text:span text:style-name="Source_20_Text"><text:span text:style-name="T325">\</text:span></text:span></text:p>
      <text:p text:style-name="P148"><text:span text:style-name="Source_20_Text"><text:span text:style-name="T263">datadir=/</text:span></text:span><text:span text:style-name="Source_20_Text"><text:span text:style-name="T324">home</text:span></text:span><text:span text:style-name="Source_20_Text"><text:span text:style-name="T263">/</text:span></text:span><text:span text:style-name="Source_20_Text"><text:span text:style-name="T324">user/datasets</text:span></text:span><text:span text:style-name="Source_20_Text"><text:span text:style-name="T263">/mnist/imagenet </text:span></text:span><text:span text:style-name="Source_20_Text"><text:span text:style-name="T325">\</text:span></text:span></text:p>
      <text:p text:style-name="P148"><text:span text:style-name="Source_20_Text"><text:span text:style-name="T263">trainfile=manifest.txt </text:span></text:span><text:span text:style-name="Source_20_Text"><text:span text:style-name="T325">\</text:span></text:span></text:p>
      <text:p text:style-name="P148"><text:span text:style-name="Source_20_Text"><text:span text:style-name="T263">validatefile=manifest.txt </text:span></text:span><text:span text:style-name="Source_20_Text"><text:span text:style-name="T325">\</text:span></text:span></text:p>
      <text:p text:style-name="P148"><text:span text:style-name="Source_20_Text"><text:span text:style-name="T325">numepochs=200 \</text:span></text:span></text:p>
      <text:p text:style-name="P148"><text:span text:style-name="Source_20_Text"><text:span text:style-name="T263">numtrain=1280 numtest=1280</text:span></text:span></text:p>
      <text:p text:style-name="P151"><text:span text:style-name="Source_20_Text"><text:span text:style-name="T162"/></text:span></text:p>
      <text:p text:style-name="P152"><text:span text:style-name="Source_20_Text"><text:span text:style-name="T326">mnist - цифры</text:span></text:span></text:p>
      <text:p text:style-name="P126"><text:span text:style-name="Source_20_Text"><text:span text:style-name="T263">https://github.com/gskielian/JPG-PNG-to-MNIST-NN-Format/blob/master/convert-images-to-mnist-format.py</text:span></text:span></text:p>
      <text:p text:style-name="P126"><text:span text:style-name="Source_20_Text"><text:span text:style-name="T162"/></text:span></text:p>
      <text:p text:style-name="P126"><text:span text:style-name="Source_20_Text"><text:span text:style-name="T201">Работаю с Cifar10</text:span></text:span></text:p>
      <text:p text:style-name="P126"><text:span text:style-name="Source_20_Text"><text:span text:style-name="T162"/></text:span></text:p>
      <text:p text:style-name="P153"><text:span text:style-name="Source_20_Text"><text:span text:style-name="T263">./deepcl_train </text:span></text:span><text:span text:style-name="Source_20_Text"><text:span text:style-name="T327">\</text:span></text:span></text:p>
      <text:p text:style-name="P153"><text:span text:style-name="Source_20_Text"><text:span text:style-name="T263">learningrate=0.00001 </text:span></text:span><text:span text:style-name="Source_20_Text"><text:span text:style-name="T327">\</text:span></text:span></text:p>
      <text:p text:style-name="P153"><text:span text:style-name="Source_20_Text"><text:span text:style-name="T263">dataset=cifar10 </text:span></text:span><text:span text:style-name="Source_20_Text"><text:span text:style-name="T327">\</text:span></text:span></text:p>
      <text:p text:style-name="P153"><text:span text:style-name="Source_20_Text"><text:span text:style-name="T263">datadir=/home/user/datasets/cifar </text:span></text:span><text:span text:style-name="Source_20_Text"><text:span text:style-name="T327">\</text:span></text:span></text:p>
      <text:p text:style-name="P153"><text:span text:style-name="Source_20_Text"><text:span text:style-name="T263">numepochs=</text:span></text:span><text:span text:style-name="Source_20_Text"><text:span text:style-name="T330">1</text:span></text:span><text:span text:style-name="Source_20_Text"><text:span text:style-name="T261">00 </text:span></text:span><text:span text:style-name="Source_20_Text"><text:span text:style-name="T331">\</text:span></text:span></text:p>
      <text:p text:style-name="P155"><text:span text:style-name="Source_20_Text"><text:span text:style-name="T263">loadweights=1 \</text:span></text:span></text:p>
      <text:p text:style-name="P156"><text:span text:style-name="Source_20_Text"><text:span text:style-name="T263">gpuindex=0 \</text:span></text:span></text:p>
      <text:p text:style-name="P157"><text:span text:style-name="Source_20_Text"><text:span text:style-name="T263">netdef=rt2-8c5z-relu-mp2-16c5z-relu-mp3-150n-tanh-10n</text:span></text:span></text:p>
      <text:p text:style-name="P154"><text:span text:style-name="Source_20_Text"/></text:p>
      <text:p text:style-name="P154"><text:span text:style-name="Source_20_Text"><text:span text:style-name="T263">netdef=rt2-8c5z-relu-mp2-16c5z-relu-mp3-150n-tanh-10n <text:s/>- </text:span></text:span><text:span text:style-name="Source_20_Text"><text:span text:style-name="T332">default</text:span></text:span></text:p>
      <text:p text:style-name="P154"><text:span text:style-name="Source_20_Text"/></text:p>
      <text:p text:style-name="P126"><text:span text:style-name="Source_20_Text"><text:span text:style-name="T329"><text:s text:c="4"/>network is defined by a string like: 100C5-MP2-100C5-MP2-100C4-MP2-300N-100N-6N</text:span></text:span></text:p>
      <text:p text:style-name="P126"><text:span text:style-name="Source_20_Text"><text:span text:style-name="T329"><text:s text:c="4"/>100c5 means: a convolutional layer, with 100 filters, each 5x5</text:span></text:span></text:p>
      <text:p text:style-name="P126"><text:span text:style-name="Source_20_Text"><text:span text:style-name="T329"><text:s text:c="4"/>adding z to a convolutional layer makes it zero-padded, eg 8c5z is: a convolutional layer, with 8 filters, each 5x5, zero-padded</text:span></text:span></text:p>
      <text:p text:style-name="P126"><text:span text:style-name="Source_20_Text"><text:span text:style-name="T329"><text:s text:c="4"/>mp2 means a max-pooling layer, over non-overlapping regions of 2x2</text:span></text:span></text:p>
      <text:p text:style-name="P126"><text:span text:style-name="Source_20_Text"><text:span text:style-name="T329"><text:s text:c="4"/>300n means a fully connected layer with 300 hidden units</text:span></text:span></text:p>
      <text:p text:style-name="P126"><text:span text:style-name="Source_20_Text"><text:span text:style-name="T329"><text:s text:c="4"/>relu means a relu layer</text:span></text:span></text:p>
      <text:p text:style-name="P126"><text:span text:style-name="Source_20_Text"><text:span text:style-name="T329"><text:s text:c="4"/>tanh means a tanh layer</text:span></text:span></text:p>
      <text:p text:style-name="P126"><text:span text:style-name="Source_20_Text"><text:span text:style-name="T328"><text:s text:c="4"/>gpuindex=[gpu device index; default value is gpu if present, cpu otw.] (-1)</text:span></text:span></text:p>
      <text:p text:style-name="P126"><text:span text:style-name="Source_20_Text"><text:span text:style-name="T328"><text:s text:c="4"/>datadir=[directory to search for train and validate files] ()</text:span></text:span></text:p>
      <text:p text:style-name="P126"><text:span text:style-name="Source_20_Text"><text:span text:style-name="T328"><text:s text:c="4"/>trainfile=[path to training data file] ()</text:span></text:span></text:p>
      <text:p text:style-name="P126"><text:span text:style-name="Source_20_Text"><text:span text:style-name="T328"><text:s text:c="4"/>dataset=[choose datadir,trainfile,and validatefile for certain datasets [mnist|norb|kgsgo|cifar10]] ()</text:span></text:span></text:p>
      <text:p text:style-name="P126"><text:span text:style-name="Source_20_Text"><text:span text:style-name="T328"><text:s text:c="4"/>validatefile=[path to validation data file] ()</text:span></text:span></text:p>
      <text:p text:style-name="P126"><text:soft-page-break/><text:span text:style-name="Source_20_Text"><text:span text:style-name="T328"><text:s text:c="4"/>numtrain=[num training examples] (-1)</text:span></text:span></text:p>
      <text:p text:style-name="P126"><text:span text:style-name="Source_20_Text"><text:span text:style-name="T328"><text:s text:c="4"/>numtest=[num test examples]] (-1)</text:span></text:span></text:p>
      <text:p text:style-name="P126"><text:span text:style-name="Source_20_Text"><text:span text:style-name="T328"><text:s text:c="4"/>batchsize=[batch size] (128)</text:span></text:span></text:p>
      <text:p text:style-name="P126"><text:span text:style-name="Source_20_Text"><text:span text:style-name="T328"><text:s text:c="4"/>numepochs=[number epochs] (12)</text:span></text:span></text:p>
      <text:p text:style-name="P126"><text:span text:style-name="Source_20_Text"><text:span text:style-name="T328"><text:s text:c="4"/>netdef=[network definition] (rt2-8c5z-relu-mp2-16c5z-relu-mp3-150n-tanh-10n)</text:span></text:span></text:p>
      <text:p text:style-name="P126"><text:span text:style-name="Source_20_Text"><text:span text:style-name="T328"><text:s text:c="4"/>loadweights=[load weights from file at startup?] (0)</text:span></text:span></text:p>
      <text:p text:style-name="P126"><text:span text:style-name="Source_20_Text"><text:span text:style-name="T328"><text:s text:c="4"/>weightsfile=[file to write weights to] (weights.dat)</text:span></text:span></text:p>
      <text:p text:style-name="P126"><text:span text:style-name="Source_20_Text"><text:span text:style-name="T328"><text:s text:c="4"/>writeweightsinterval=[write weights every this many minutes] (0)</text:span></text:span></text:p>
      <text:p text:style-name="P126"><text:span text:style-name="Source_20_Text"><text:span text:style-name="T328"><text:s text:c="4"/>normalization=[[stddev|maxmin]] (stddev)</text:span></text:span></text:p>
      <text:p text:style-name="P126"><text:span text:style-name="Source_20_Text"><text:span text:style-name="T328"><text:s text:c="4"/>normalizationnumstds=[with stddev normalization, how many stddevs from mean is 1?] (2)</text:span></text:span></text:p>
      <text:p text:style-name="P126"><text:span text:style-name="Source_20_Text"><text:span text:style-name="T328"><text:s text:c="4"/>dumptimings=[dump detailed timings each epoch? [1|0]] (0)</text:span></text:span></text:p>
      <text:p text:style-name="P126"><text:span text:style-name="Source_20_Text"><text:span text:style-name="T328"><text:s text:c="4"/>multinet=[number of Mcdnn columns to train] (1)</text:span></text:span></text:p>
      <text:p text:style-name="P126"><text:span text:style-name="Source_20_Text"><text:span text:style-name="T328"><text:s text:c="4"/>loadondemand=[load data on demand [1|0]] (0)</text:span></text:span></text:p>
      <text:p text:style-name="P126"><text:span text:style-name="Source_20_Text"><text:span text:style-name="T328"><text:s text:c="4"/>filereadbatches=[how many batches to read from file each time? (for loadondemand=1)] (50)</text:span></text:span></text:p>
      <text:p text:style-name="P126"><text:span text:style-name="Source_20_Text"><text:span text:style-name="T328"><text:s text:c="4"/>normalizationexamples=[number of examples to read to determine normalization parameters] (10000)</text:span></text:span></text:p>
      <text:p text:style-name="P126"><text:span text:style-name="Source_20_Text"><text:span text:style-name="T328"><text:s text:c="4"/>weightsinitializer=[initializer for weights, choices: original, uniform (default: original)] (original)</text:span></text:span></text:p>
      <text:p text:style-name="P126"><text:span text:style-name="Source_20_Text"><text:span text:style-name="T328"><text:s text:c="4"/>trainer=[which trainer, sgd, anneal, nesterov, adagrad, rmsprop, or adadelta (default: sgd)] (sgd)</text:span></text:span></text:p>
      <text:p text:style-name="P126"><text:span text:style-name="Source_20_Text"><text:span text:style-name="T328"><text:s text:c="4"/>learningrate=[learning rate, a float value, used by all trainers] (1e-05)</text:span></text:span></text:p>
      <text:p text:style-name="P126"><text:span text:style-name="Source_20_Text"><text:span text:style-name="T328"><text:s text:c="4"/>momentum=[momentum, used by sgd and nesterov trainers] (0)</text:span></text:span></text:p>
      <text:p text:style-name="P126"><text:span text:style-name="Source_20_Text"><text:span text:style-name="T328"><text:s text:c="4"/>weightdecay=[weight decay, 0 means no decay; 1 means full decay, used by sgd trainer] (0)</text:span></text:span></text:p>
      <text:p text:style-name="P126"><text:span text:style-name="Source_20_Text"><text:span text:style-name="T162"/></text:span></text:p>
      <text:p text:style-name="P17"><text:span text:style-name="Source_20_Text"><text:span text:style-name="T33">0</text:span></text:span><text:span text:style-name="Source_20_Text"><text:span text:style-name="T37">3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58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58"><text:span text:style-name="Source_20_Text"><text:span text:style-name="T263">netdef=rt2-8c5z-relu-mp2-16c5z-relu-mp3-150n-tanh-10n</text:span></text:span></text:p>
      <text:p text:style-name="P219"><text:span text:style-name="Source_20_Text"><text:span text:style-name="T98">500 <text:s/>эпох - 69.59%</text:span></text:span></text:p>
      <text:p text:style-name="P219"><text:span text:style-name="Source_20_Text"><text:span text:style-name="T98">1000 эпох –</text:span></text:span><text:span text:style-name="Source_20_Text"><text:span text:style-name="T194"> </text:span></text:span><text:span text:style-name="Source_20_Text"><text:span text:style-name="T98">71.97%</text:span></text:span></text:p>
      <text:p text:style-name="P220"><text:span text:style-name="Source_20_Text"><text:span text:style-name="T99">1500 эпох – 72.49%</text:span></text:span></text:p>
      <text:p text:style-name="P221"><text:span text:style-name="Source_20_Text"><text:span text:style-name="T100">30</text:span></text:span><text:span text:style-name="Source_20_Text"><text:span text:style-name="T99">00 эпох – </text:span></text:span><text:span text:style-name="Source_20_Text"><text:span text:style-name="T101">то же</text:span></text:span></text:p>
      <text:p text:style-name="P159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59"><text:span text:style-name="Source_20_Text"><text:span text:style-name="T263">netdef=rt2-8c5z-relu-mp2-16c5z-relu-mp3-</text:span></text:span><text:span text:style-name="Source_20_Text"><text:span text:style-name="T333">30</text:span></text:span><text:span text:style-name="Source_20_Text"><text:span text:style-name="T263">0n-tanh-</text:span></text:span><text:span text:style-name="Source_20_Text"><text:span text:style-name="T333">3</text:span></text:span><text:span text:style-name="Source_20_Text"><text:span text:style-name="T263">0n</text:span></text:span></text:p>
      <text:p text:style-name="P222"><text:span text:style-name="Source_20_Text"><text:span text:style-name="T98">1000 эпох –</text:span></text:span><text:span text:style-name="Source_20_Text"><text:span text:style-name="T194"> </text:span></text:span><text:span text:style-name="Source_20_Text"><text:span text:style-name="T98">71.98%</text:span></text:span></text:p>
      <text:p text:style-name="P160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60"><text:span text:style-name="Source_20_Text"><text:span text:style-name="T263">netdef=rt2-</text:span></text:span><text:span text:style-name="Source_20_Text"><text:span text:style-name="T334">16</text:span></text:span><text:span text:style-name="Source_20_Text"><text:span text:style-name="T263">c5z-relu-mp2-</text:span></text:span><text:span text:style-name="Source_20_Text"><text:span text:style-name="T334">32</text:span></text:span><text:span text:style-name="Source_20_Text"><text:span text:style-name="T263">c5z-relu-mp3-150n-tanh-10n</text:span></text:span></text:p>
      <text:p text:style-name="P223"><text:span text:style-name="Source_20_Text"><text:span text:style-name="T98">1000 эпох –</text:span></text:span><text:span text:style-name="Source_20_Text"><text:span text:style-name="T194"> </text:span></text:span><text:span text:style-name="Source_20_Text"><text:span text:style-name="T98">74.82%</text:span></text:span></text:p>
      <text:p text:style-name="P161"><text:span text:style-name="Source_20_Text"><text:span text:style-name="T263">./deepcl_train learningrate=0.00001 dataset=cifar10 datadir=/home/user/datasets/cifar numepochs=</text:span></text:span><text:span text:style-name="Source_20_Text"><text:span text:style-name="T333">10</text:span></text:span><text:span text:style-name="Source_20_Text"><text:span text:style-name="T261">00 </text:span></text:span><text:span text:style-name="Source_20_Text"><text:span text:style-name="T263">loadweights=1 gpuindex=0 \</text:span></text:span></text:p>
      <text:p text:style-name="P161"><text:span text:style-name="Source_20_Text"><text:span text:style-name="T263">netdef=rt2-</text:span></text:span><text:span text:style-name="Source_20_Text"><text:span text:style-name="T335">32</text:span></text:span><text:span text:style-name="Source_20_Text"><text:span text:style-name="T263">c5z-relu-mp2-</text:span></text:span><text:span text:style-name="Source_20_Text"><text:span text:style-name="T335">64</text:span></text:span><text:span text:style-name="Source_20_Text"><text:span text:style-name="T263">c5z-relu-mp3-150n-tanh-10n</text:span></text:span></text:p>
      <text:p text:style-name="P224"><text:span text:style-name="Source_20_Text"><text:span text:style-name="T102">680</text:span></text:span><text:span text:style-name="Source_20_Text"><text:span text:style-name="T98"> эпох –</text:span></text:span><text:span text:style-name="Source_20_Text"><text:span text:style-name="T194"> </text:span></text:span><text:span text:style-name="Source_20_Text"><text:span text:style-name="T102">76</text:span></text:span><text:span text:style-name="Source_20_Text"><text:span text:style-name="T98">%</text:span></text:span></text:p>
      <text:p text:style-name="P223"><text:span text:style-name="Source_20_Text"><text:span text:style-name="T98"/></text:span></text:p>
      <text:p text:style-name="P218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218"><text:span text:style-name="Source_20_Text"><text:span text:style-name="T192"/></text:span></text:p>
      <text:p text:style-name="P18"><text:span text:style-name="Source_20_Text"><text:span text:style-name="T33">0</text:span></text:span><text:span text:style-name="Source_20_Text"><text:span text:style-name="T38">4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5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92">https://github.com/avourakis/Dataset-to-CIFAR-10/blob/master/dataset_to_cifar.py</text:span></text:span></text:a></text:p>
      <text:p text:style-name="P225"><text:span text:style-name="Source_20_Text"><text:span text:style-name="T98">работает но нужно доводить до ума</text:span></text:span></text:p>
      <text:p text:style-name="P228"><text:span text:style-name="Source_20_Text"><text:span text:style-name="T192"/></text:span></text:p>
      <text:p text:style-name="P218"><text:a xlink:type="simple" xlink:href="https://github.com/gskielian/PNG-2-CIFAR10/tree/master" text:style-name="Internet_20_link" text:visited-style-name="Visited_20_Internet_20_Link"><text:span text:style-name="Source_20_Text"><text:span text:style-name="T192">https://github.com/gskielian/PNG-2-CIFAR10/tree/master</text:span></text:span></text:a></text:p>
      <text:p text:style-name="P218"><text:span text:style-name="Source_20_Text"><text:span text:style-name="T192"/></text:span></text:p>
      <text:p text:style-name="P227"><text:span text:style-name="Source_20_Text"><text:span text:style-name="T195">Использую этот скрипт для конвертации </text:span></text:span></text:p>
      <text:p text:style-name="P218"><text:span text:style-name="Source_20_Text"><text:span text:style-name="T192"/></text:span></text:p>
      <text:p text:style-name="P226"><text:span text:style-name="Source_20_Text"><text:span text:style-name="T192">./deepcl_train </text:span></text:span></text:p>
      <text:p text:style-name="P226"><text:span text:style-name="Source_20_Text"><text:span text:style-name="T192">learningrate=0.00001 </text:span></text:span></text:p>
      <text:p text:style-name="P226"><text:span text:style-name="Source_20_Text"><text:span text:style-name="T192">dataset=cifar10 </text:span></text:span></text:p>
      <text:p text:style-name="P226"><text:span text:style-name="Source_20_Text"><text:span text:style-name="T192">datadir=/home/user/Desktop/ds </text:span></text:span></text:p>
      <text:p text:style-name="P226"><text:span text:style-name="Source_20_Text"><text:span text:style-name="T192">numepochs=1000 </text:span></text:span></text:p>
      <text:p text:style-name="P226"><text:span text:style-name="Source_20_Text"><text:span text:style-name="T192">loadweights=1 </text:span></text:span></text:p>
      <text:p text:style-name="P226"><text:span text:style-name="Source_20_Text"><text:span text:style-name="T192">gpuindex=0 </text:span></text:span></text:p>
      <text:p text:style-name="P226"><text:span text:style-name="Source_20_Text"><text:span text:style-name="T192">netdef=rt2-150n</text:span></text:span></text:p>
      <text:p text:style-name="P226"><text:soft-page-break/><text:span text:style-name="Source_20_Text"><text:span text:style-name="T103">Постепенно обучается <text:s/></text:span></text:span><text:span text:style-name="Source_20_Text"><text:span text:style-name="T104">200 эпох - </text:span></text:span><text:span text:style-name="Source_20_Text"><text:span text:style-name="T103">97.8846% <text:s/>если default netdef <text:s/>то мгновенно </text:span></text:span><text:span text:style-name="Source_20_Text"><text:span text:style-name="T105">100%</text:span></text:span></text:p>
      <text:p text:style-name="P226"><text:span text:style-name="Source_20_Text"><text:span text:style-name="T192"/></text:span></text:p>
      <text:p text:style-name="P218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2">https://visualstudiomagazine.com/Articles/2022/04/01/preparing-cifar-data.aspx</text:span></text:span></text:a></text:p>
      <text:p text:style-name="P126"><text:span text:style-name="Source_20_Text"><text:span text:style-name="T162"/></text:span></text:p>
      <text:p text:style-name="P162"><text:span text:style-name="Source_20_Text"><text:span text:style-name="T336">Возвращаюсь к YOLO8</text:span></text:span></text:p>
      <text:p text:style-name="P59"><text:a xlink:type="simple" xlink:href="https://habr.com/ru/articles/714232/#2" text:style-name="Internet_20_link" text:visited-style-name="Visited_20_Internet_20_Link"><text:span text:style-name="Source_20_Text"><text:span text:style-name="T155">https://habr.com/ru/articles/714232/#2</text:span></text:span></text:a><text:span text:style-name="Source_20_Text"><text:span text:style-name="T143"> <text:s text:c="4"/>Обучите YOLOv8 на пользовательском наборе данных</text:span></text:span></text:p>
      <text:p text:style-name="P59"><text:span text:style-name="Source_20_Text"><text:span text:style-name="T155"/></text:span></text:p>
      <text:p text:style-name="P163"/>
      <text:p text:style-name="P164"><text:span text:style-name="T224">(yolo5) user@userevgeny:~/WORK/NEURO/yolo8$</text:span><text:span text:style-name="T143"> <text:s text:c="2"/></text:span><text:span text:style-name="T153">дообучение</text:span></text:p>
      <text:p text:style-name="P166"><text:span text:style-name="Source_20_Text"><text:span text:style-name="T52">conda activate yolo5 &amp;&amp; \</text:span></text:span></text:p>
      <text:p text:style-name="P164">yolo task=detect <text:span text:style-name="T337">\</text:span></text:p>
      <text:p text:style-name="P164">mode=train <text:span text:style-name="T337">\</text:span></text:p>
      <text:p text:style-name="P164">model=yolov8n.pt <text:span text:style-name="T337">\</text:span></text:p>
      <text:p text:style-name="P164">imgsz=<text:span text:style-name="T337">256</text:span> <text:span text:style-name="T337">\</text:span></text:p>
      <text:p text:style-name="P164">data=night_fly_<text:span text:style-name="T338">256</text:span>.yaml <text:span text:style-name="T337">\</text:span></text:p>
      <text:p text:style-name="P164">epochs=<text:span text:style-name="T339">1</text:span>0 <text:span text:style-name="T337">\</text:span></text:p>
      <text:p text:style-name="P164">batch=8 <text:span text:style-name="T337">\</text:span></text:p>
      <text:p text:style-name="P164">name=yolov8n_v8_<text:span text:style-name="T340">1</text:span>0e</text:p>
      <text:p text:style-name="P59"><text:span text:style-name="Source_20_Text"><text:span text:style-name="T155"/></text:span></text:p>
      <text:p text:style-name="P295">(yolo5) user@userevgeny:~/WORK/NEURO/yolo8$</text:p>
      <text:p text:style-name="P166"><text:span text:style-name="Source_20_Text"><text:span text:style-name="T52">conda activate yolo5 &amp;&amp; \</text:span></text:span></text:p>
      <text:p text:style-name="P56"><text:span text:style-name="Source_20_Text">yolo task=detect </text:span><text:span text:style-name="Source_20_Text"><text:span text:style-name="T340">\</text:span></text:span></text:p>
      <text:p text:style-name="P56"><text:span text:style-name="Source_20_Text">mode=predict </text:span><text:span text:style-name="Source_20_Text"><text:span text:style-name="T340">\</text:span></text:span></text:p>
      <text:p text:style-name="P56"><text:span text:style-name="Source_20_Text">model=/home/user/WORK/NEURO/yolo8/runs/detect/yolov8n_v8_10e/weights/best.pt </text:span><text:span text:style-name="Source_20_Text"><text:span text:style-name="T340">\</text:span></text:span></text:p>
      <text:p text:style-name="P56"><text:span text:style-name="Source_20_Text">source=night_flyght.MP4 </text:span><text:span text:style-name="Source_20_Text"><text:span text:style-name="T340">\</text:span></text:span></text:p>
      <text:p text:style-name="P56"><text:span text:style-name="Source_20_Text">show=True </text:span><text:span text:style-name="Source_20_Text"><text:span text:style-name="T340">\</text:span></text:span></text:p>
      <text:p text:style-name="P56"><text:span text:style-name="Source_20_Text">imgsz=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56"><text:span text:style-name="Source_20_Text">name=yolov8n_v8_</text:span><text:span text:style-name="Source_20_Text"><text:span text:style-name="T340">1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56"><text:span text:style-name="Source_20_Text">hide_labels=True</text:span></text:p>
      <text:p text:style-name="P59"><text:span text:style-name="Source_20_Text"><text:span text:style-name="T62">Доо</text:span></text:span><text:span text:style-name="Source_20_Text"><text:span text:style-name="T61">бучилась <text:s/>работает</text:span></text:span></text:p>
      <text:p text:style-name="P59"><text:span text:style-name="Source_20_Text"><text:span text:style-name="T61"/></text:span></text:p>
      <text:p text:style-name="P303"># Build a new model from YAML and start training from scratch</text:p>
      <text:p text:style-name="P291">(yolo5) user@userevgeny:~/WORK/NEURO/yolo8$</text:p>
      <text:p text:style-name="P61"><text:span text:style-name="Source_20_Text">yolo task=detect mode=train </text:span><text:span text:style-name="Source_20_Text"><text:span text:style-name="T341">\</text:span></text:span></text:p>
      <text:p text:style-name="P60"><text:span text:style-name="Source_20_Text">data=night_fly_256.yaml </text:span><text:span text:style-name="Source_20_Text"><text:span text:style-name="T341">\</text:span></text:span></text:p>
      <text:p text:style-name="P60"><text:span text:style-name="Source_20_Text">model=yolov8n.yaml </text:span><text:span text:style-name="Source_20_Text"><text:span text:style-name="T341">\</text:span></text:span></text:p>
      <text:p text:style-name="P60"><text:span text:style-name="Source_20_Text">epochs=</text:span><text:span text:style-name="Source_20_Text"><text:span text:style-name="T341">2</text:span></text:span><text:span text:style-name="Source_20_Text"> </text:span><text:span text:style-name="Source_20_Text"><text:span text:style-name="T341">\</text:span></text:span></text:p>
      <text:p text:style-name="P60"><text:span text:style-name="Source_20_Text">imgsz=</text:span><text:span text:style-name="Source_20_Text"><text:span text:style-name="T341">256 </text:span></text:span><text:span text:style-name="Source_20_Text"><text:span text:style-name="T342">\</text:span></text:span></text:p>
      <text:p text:style-name="P62"><text:span text:style-name="Source_20_Text"><text:span text:style-name="T106">int8</text:span></text:span><text:span text:style-name="Source_20_Text"><text:span text:style-name="T107">=true \</text:span></text:span></text:p>
      <text:p text:style-name="P63"><text:span text:style-name="Source_20_Text"><text:span text:style-name="T106">show_conf</text:span></text:span><text:span text:style-name="Source_20_Text"><text:span text:style-name="T108">=false \</text:span></text:span></text:p>
      <text:p text:style-name="P64"><text:span text:style-name="Source_20_Text"><text:span text:style-name="T106">device</text:span></text:span><text:span text:style-name="Source_20_Text"><text:span text:style-name="T109">=</text:span></text:span><text:span text:style-name="Source_20_Text"><text:span text:style-name="T110">0</text:span></text:span><text:span text:style-name="Source_20_Text"><text:span text:style-name="T109"> \</text:span></text:span></text:p>
      <text:p text:style-name="P59"><text:span text:style-name="Source_20_Text"><text:span text:style-name="T341">name=</text:span></text:span><text:span text:style-name="Source_20_Text"><text:span text:style-name="T343">train_</text:span></text:span><text:span text:style-name="Source_20_Text"><text:span text:style-name="T341">yolov8n_</text:span></text:span><text:span text:style-name="Source_20_Text"><text:span text:style-name="T343">3</text:span></text:span><text:span text:style-name="Source_20_Text"><text:span text:style-name="T342">0e</text:span></text:span></text:p>
      <text:p text:style-name="P59"><text:span text:style-name="Source_20_Text"><text:span text:style-name="T61"/></text:span></text:p>
      <text:p text:style-name="P62"><text:span text:style-name="Source_20_Text"><text:span text:style-name="T63">yolo cfg</text:span></text:span></text:p>
      <text:p text:style-name="P59"><text:span text:style-name="Source_20_Text"><text:span text:style-name="T61"/></text:span></text:p>
      <text:p text:style-name="P59"><text:span text:style-name="Source_20_Text"><text:span text:style-name="T106">task: detect</text:span></text:span></text:p>
      <text:p text:style-name="P59"><text:span text:style-name="Source_20_Text"><text:span text:style-name="T106">mode: train</text:span></text:span></text:p>
      <text:p text:style-name="P59"><text:span text:style-name="Source_20_Text"><text:span text:style-name="T106">model: null</text:span></text:span></text:p>
      <text:p text:style-name="P59"><text:span text:style-name="Source_20_Text"><text:span text:style-name="T106">data: null</text:span></text:span></text:p>
      <text:p text:style-name="P59"><text:span text:style-name="Source_20_Text"><text:span text:style-name="T106">epochs: 100</text:span></text:span></text:p>
      <text:p text:style-name="P59"><text:span text:style-name="Source_20_Text"><text:span text:style-name="T106">time: null</text:span></text:span></text:p>
      <text:p text:style-name="P59"><text:span text:style-name="Source_20_Text"><text:span text:style-name="T106">patience: 100</text:span></text:span></text:p>
      <text:p text:style-name="P59"><text:span text:style-name="Source_20_Text"><text:span text:style-name="T106">batch: 16</text:span></text:span></text:p>
      <text:p text:style-name="P59"><text:span text:style-name="Source_20_Text"><text:span text:style-name="T106">imgsz: 640</text:span></text:span></text:p>
      <text:p text:style-name="P59"><text:span text:style-name="Source_20_Text"><text:span text:style-name="T106">save: true</text:span></text:span></text:p>
      <text:p text:style-name="P59"><text:span text:style-name="Source_20_Text"><text:span text:style-name="T106">save_period: -1</text:span></text:span></text:p>
      <text:p text:style-name="P59"><text:span text:style-name="Source_20_Text"><text:span text:style-name="T106">cache: false</text:span></text:span></text:p>
      <text:p text:style-name="P59"><text:span text:style-name="Source_20_Text"><text:span text:style-name="T106">device: null</text:span></text:span></text:p>
      <text:p text:style-name="P59"><text:span text:style-name="Source_20_Text"><text:span text:style-name="T106">workers: 8</text:span></text:span></text:p>
      <text:p text:style-name="P59"><text:span text:style-name="Source_20_Text"><text:span text:style-name="T106">project: null</text:span></text:span></text:p>
      <text:p text:style-name="P59"><text:soft-page-break/><text:span text:style-name="Source_20_Text"><text:span text:style-name="T106">name: null</text:span></text:span></text:p>
      <text:p text:style-name="P59"><text:span text:style-name="Source_20_Text"><text:span text:style-name="T106">exist_ok: false</text:span></text:span></text:p>
      <text:p text:style-name="P59"><text:span text:style-name="Source_20_Text"><text:span text:style-name="T106">pretrained: true</text:span></text:span></text:p>
      <text:p text:style-name="P59"><text:span text:style-name="Source_20_Text"><text:span text:style-name="T106">optimizer: auto</text:span></text:span></text:p>
      <text:p text:style-name="P59"><text:span text:style-name="Source_20_Text"><text:span text:style-name="T106">verbose: true</text:span></text:span></text:p>
      <text:p text:style-name="P59"><text:span text:style-name="Source_20_Text"><text:span text:style-name="T106">seed: 0</text:span></text:span></text:p>
      <text:p text:style-name="P59"><text:span text:style-name="Source_20_Text"><text:span text:style-name="T106">deterministic: true</text:span></text:span></text:p>
      <text:p text:style-name="P59"><text:span text:style-name="Source_20_Text"><text:span text:style-name="T106">single_cls: false</text:span></text:span></text:p>
      <text:p text:style-name="P59"><text:span text:style-name="Source_20_Text"><text:span text:style-name="T106">rect: false</text:span></text:span></text:p>
      <text:p text:style-name="P59"><text:span text:style-name="Source_20_Text"><text:span text:style-name="T106">cos_lr: false</text:span></text:span></text:p>
      <text:p text:style-name="P59"><text:span text:style-name="Source_20_Text"><text:span text:style-name="T106">close_mosaic: 10</text:span></text:span></text:p>
      <text:p text:style-name="P59"><text:span text:style-name="Source_20_Text"><text:span text:style-name="T106">resume: false</text:span></text:span></text:p>
      <text:p text:style-name="P59"><text:span text:style-name="Source_20_Text"><text:span text:style-name="T106">amp: true</text:span></text:span></text:p>
      <text:p text:style-name="P59"><text:span text:style-name="Source_20_Text"><text:span text:style-name="T106">fraction: 1.0</text:span></text:span></text:p>
      <text:p text:style-name="P59"><text:span text:style-name="Source_20_Text"><text:span text:style-name="T106">profile: false</text:span></text:span></text:p>
      <text:p text:style-name="P59"><text:span text:style-name="Source_20_Text"><text:span text:style-name="T106">freeze: None</text:span></text:span></text:p>
      <text:p text:style-name="P59"><text:span text:style-name="Source_20_Text"><text:span text:style-name="T106">multi_scale: false</text:span></text:span></text:p>
      <text:p text:style-name="P59"><text:span text:style-name="Source_20_Text"><text:span text:style-name="T106">overlap_mask: true</text:span></text:span></text:p>
      <text:p text:style-name="P59"><text:span text:style-name="Source_20_Text"><text:span text:style-name="T106">mask_ratio: 4</text:span></text:span></text:p>
      <text:p text:style-name="P59"><text:span text:style-name="Source_20_Text"><text:span text:style-name="T106">dropout: 0.0</text:span></text:span></text:p>
      <text:p text:style-name="P59"><text:span text:style-name="Source_20_Text"><text:span text:style-name="T106">val: true</text:span></text:span></text:p>
      <text:p text:style-name="P59"><text:span text:style-name="Source_20_Text"><text:span text:style-name="T106">split: val</text:span></text:span></text:p>
      <text:p text:style-name="P59"><text:span text:style-name="Source_20_Text"><text:span text:style-name="T106">save_json: false</text:span></text:span></text:p>
      <text:p text:style-name="P59"><text:span text:style-name="Source_20_Text"><text:span text:style-name="T106">save_hybrid: false</text:span></text:span></text:p>
      <text:p text:style-name="P59"><text:span text:style-name="Source_20_Text"><text:span text:style-name="T106">conf: null</text:span></text:span></text:p>
      <text:p text:style-name="P59"><text:span text:style-name="Source_20_Text"><text:span text:style-name="T106">iou: 0.7</text:span></text:span></text:p>
      <text:p text:style-name="P59"><text:span text:style-name="Source_20_Text"><text:span text:style-name="T106">max_det: 300</text:span></text:span></text:p>
      <text:p text:style-name="P59"><text:span text:style-name="Source_20_Text"><text:span text:style-name="T106">half: false</text:span></text:span></text:p>
      <text:p text:style-name="P59"><text:span text:style-name="Source_20_Text"><text:span text:style-name="T106">dnn: false</text:span></text:span></text:p>
      <text:p text:style-name="P59"><text:span text:style-name="Source_20_Text"><text:span text:style-name="T106">plots: true</text:span></text:span></text:p>
      <text:p text:style-name="P59"><text:span text:style-name="Source_20_Text"><text:span text:style-name="T106">source: null</text:span></text:span></text:p>
      <text:p text:style-name="P59"><text:span text:style-name="Source_20_Text"><text:span text:style-name="T106">vid_stride: 1</text:span></text:span></text:p>
      <text:p text:style-name="P59"><text:span text:style-name="Source_20_Text"><text:span text:style-name="T106">stream_buffer: false</text:span></text:span></text:p>
      <text:p text:style-name="P59"><text:span text:style-name="Source_20_Text"><text:span text:style-name="T106">visualize: false</text:span></text:span></text:p>
      <text:p text:style-name="P59"><text:span text:style-name="Source_20_Text"><text:span text:style-name="T106">augment: false</text:span></text:span></text:p>
      <text:p text:style-name="P59"><text:span text:style-name="Source_20_Text"><text:span text:style-name="T106">agnostic_nms: false</text:span></text:span></text:p>
      <text:p text:style-name="P59"><text:span text:style-name="Source_20_Text"><text:span text:style-name="T106">classes: null</text:span></text:span></text:p>
      <text:p text:style-name="P59"><text:span text:style-name="Source_20_Text"><text:span text:style-name="T106">retina_masks: false</text:span></text:span></text:p>
      <text:p text:style-name="P59"><text:span text:style-name="Source_20_Text"><text:span text:style-name="T106">embed: null</text:span></text:span></text:p>
      <text:p text:style-name="P59"><text:span text:style-name="Source_20_Text"><text:span text:style-name="T106">show: false</text:span></text:span></text:p>
      <text:p text:style-name="P59"><text:span text:style-name="Source_20_Text"><text:span text:style-name="T106">save_frames: false</text:span></text:span></text:p>
      <text:p text:style-name="P59"><text:span text:style-name="Source_20_Text"><text:span text:style-name="T106">save_txt: false</text:span></text:span></text:p>
      <text:p text:style-name="P59"><text:span text:style-name="Source_20_Text"><text:span text:style-name="T106">save_conf: false</text:span></text:span></text:p>
      <text:p text:style-name="P59"><text:span text:style-name="Source_20_Text"><text:span text:style-name="T106">save_crop: false</text:span></text:span></text:p>
      <text:p text:style-name="P59"><text:span text:style-name="Source_20_Text"><text:span text:style-name="T106">show_labels: true</text:span></text:span></text:p>
      <text:p text:style-name="P59"><text:span text:style-name="Source_20_Text"><text:span text:style-name="T106">show_conf: true</text:span></text:span></text:p>
      <text:p text:style-name="P59"><text:span text:style-name="Source_20_Text"><text:span text:style-name="T106">show_boxes: true</text:span></text:span></text:p>
      <text:p text:style-name="P59"><text:span text:style-name="Source_20_Text"><text:span text:style-name="T106">line_width: null</text:span></text:span></text:p>
      <text:p text:style-name="P59"><text:span text:style-name="Source_20_Text"><text:span text:style-name="T106">format: torchscript</text:span></text:span></text:p>
      <text:p text:style-name="P59"><text:span text:style-name="Source_20_Text"><text:span text:style-name="T106">keras: false</text:span></text:span></text:p>
      <text:p text:style-name="P59"><text:span text:style-name="Source_20_Text"><text:span text:style-name="T106">optimize: false</text:span></text:span></text:p>
      <text:p text:style-name="P59"><text:span text:style-name="Source_20_Text"><text:span text:style-name="T106">int8: false</text:span></text:span></text:p>
      <text:p text:style-name="P59"><text:span text:style-name="Source_20_Text"><text:span text:style-name="T106">dynamic: false</text:span></text:span></text:p>
      <text:p text:style-name="P59"><text:span text:style-name="Source_20_Text"><text:span text:style-name="T106">simplify: false</text:span></text:span></text:p>
      <text:p text:style-name="P59"><text:span text:style-name="Source_20_Text"><text:span text:style-name="T106">opset: null</text:span></text:span></text:p>
      <text:p text:style-name="P59"><text:span text:style-name="Source_20_Text"><text:span text:style-name="T106">workspace: 4</text:span></text:span></text:p>
      <text:p text:style-name="P59"><text:span text:style-name="Source_20_Text"><text:span text:style-name="T106">nms: false</text:span></text:span></text:p>
      <text:p text:style-name="P59"><text:span text:style-name="Source_20_Text"><text:span text:style-name="T106">lr0: 0.01</text:span></text:span></text:p>
      <text:p text:style-name="P59"><text:span text:style-name="Source_20_Text"><text:span text:style-name="T106">lrf: 0.01</text:span></text:span></text:p>
      <text:p text:style-name="P59"><text:span text:style-name="Source_20_Text"><text:span text:style-name="T106">momentum: 0.937</text:span></text:span></text:p>
      <text:p text:style-name="P59"><text:span text:style-name="Source_20_Text"><text:span text:style-name="T106">weight_decay: 0.0005</text:span></text:span></text:p>
      <text:p text:style-name="P59"><text:span text:style-name="Source_20_Text"><text:span text:style-name="T106">warmup_epochs: 3.0</text:span></text:span></text:p>
      <text:p text:style-name="P59"><text:span text:style-name="Source_20_Text"><text:span text:style-name="T106">warmup_momentum: 0.8</text:span></text:span></text:p>
      <text:p text:style-name="P59"><text:span text:style-name="Source_20_Text"><text:span text:style-name="T106">warmup_bias_lr: 0.1</text:span></text:span></text:p>
      <text:p text:style-name="P59"><text:soft-page-break/><text:span text:style-name="Source_20_Text"><text:span text:style-name="T106">box: 7.5</text:span></text:span></text:p>
      <text:p text:style-name="P59"><text:span text:style-name="Source_20_Text"><text:span text:style-name="T106">cls: 0.5</text:span></text:span></text:p>
      <text:p text:style-name="P59"><text:span text:style-name="Source_20_Text"><text:span text:style-name="T106">dfl: 1.5</text:span></text:span></text:p>
      <text:p text:style-name="P59"><text:span text:style-name="Source_20_Text"><text:span text:style-name="T106">pose: 12.0</text:span></text:span></text:p>
      <text:p text:style-name="P59"><text:span text:style-name="Source_20_Text"><text:span text:style-name="T106">kobj: 1.0</text:span></text:span></text:p>
      <text:p text:style-name="P59"><text:span text:style-name="Source_20_Text"><text:span text:style-name="T106">label_smoothing: 0.0</text:span></text:span></text:p>
      <text:p text:style-name="P59"><text:span text:style-name="Source_20_Text"><text:span text:style-name="T106">nbs: 64</text:span></text:span></text:p>
      <text:p text:style-name="P59"><text:span text:style-name="Source_20_Text"><text:span text:style-name="T106">hsv_h: 0.015</text:span></text:span></text:p>
      <text:p text:style-name="P59"><text:span text:style-name="Source_20_Text"><text:span text:style-name="T106">hsv_s: 0.7</text:span></text:span></text:p>
      <text:p text:style-name="P59"><text:span text:style-name="Source_20_Text"><text:span text:style-name="T106">hsv_v: 0.4</text:span></text:span></text:p>
      <text:p text:style-name="P59"><text:span text:style-name="Source_20_Text"><text:span text:style-name="T106">degrees: 0.0</text:span></text:span></text:p>
      <text:p text:style-name="P59"><text:span text:style-name="Source_20_Text"><text:span text:style-name="T106">translate: 0.1</text:span></text:span></text:p>
      <text:p text:style-name="P59"><text:span text:style-name="Source_20_Text"><text:span text:style-name="T106">scale: 0.5</text:span></text:span></text:p>
      <text:p text:style-name="P59"><text:span text:style-name="Source_20_Text"><text:span text:style-name="T106">shear: 0.0</text:span></text:span></text:p>
      <text:p text:style-name="P59"><text:span text:style-name="Source_20_Text"><text:span text:style-name="T106">perspective: 0.0</text:span></text:span></text:p>
      <text:p text:style-name="P59"><text:span text:style-name="Source_20_Text"><text:span text:style-name="T106">flipud: 0.0</text:span></text:span></text:p>
      <text:p text:style-name="P59"><text:span text:style-name="Source_20_Text"><text:span text:style-name="T106">fliplr: 0.5</text:span></text:span></text:p>
      <text:p text:style-name="P59"><text:span text:style-name="Source_20_Text"><text:span text:style-name="T106">bgr: 0.0</text:span></text:span></text:p>
      <text:p text:style-name="P59"><text:span text:style-name="Source_20_Text"><text:span text:style-name="T106">mosaic: 1.0</text:span></text:span></text:p>
      <text:p text:style-name="P59"><text:span text:style-name="Source_20_Text"><text:span text:style-name="T106">mixup: 0.0</text:span></text:span></text:p>
      <text:p text:style-name="P59"><text:span text:style-name="Source_20_Text"><text:span text:style-name="T106">copy_paste: 0.0</text:span></text:span></text:p>
      <text:p text:style-name="P59"><text:span text:style-name="Source_20_Text"><text:span text:style-name="T106">auto_augment: randaugment</text:span></text:span></text:p>
      <text:p text:style-name="P59"><text:span text:style-name="Source_20_Text"><text:span text:style-name="T106">erasing: 0.4</text:span></text:span></text:p>
      <text:p text:style-name="P59"><text:span text:style-name="Source_20_Text"><text:span text:style-name="T106">crop_fraction: 1.0</text:span></text:span></text:p>
      <text:p text:style-name="P59"><text:span text:style-name="Source_20_Text"><text:span text:style-name="T106">cfg: null</text:span></text:span></text:p>
      <text:p text:style-name="P59"><text:span text:style-name="Source_20_Text"><text:span text:style-name="T106">tracker: botsort.yaml</text:span></text:span></text:p>
      <text:p text:style-name="P59"><text:span text:style-name="Source_20_Text"><text:span text:style-name="T106"/></text:span></text:p>
      <text:p text:style-name="P293">(yolo5) user@userevgeny:~/WORK/NEURO/yolo8$</text:p>
      <text:p text:style-name="P71"><text:span text:style-name="Source_20_Text"><text:span text:style-name="T367">conda activate yolo5 &amp;&amp; \</text:span></text:span></text:p>
      <text:p text:style-name="P57"><text:span text:style-name="Source_20_Text">yolo task=detect </text:span><text:span text:style-name="Source_20_Text"><text:span text:style-name="T340">\</text:span></text:span></text:p>
      <text:p text:style-name="P57"><text:span text:style-name="Source_20_Text">mode=predict </text:span><text:span text:style-name="Source_20_Text"><text:span text:style-name="T340">\</text:span></text:span></text:p>
      <text:p text:style-name="P57"><text:span text:style-name="Source_20_Text">model=/home/user/WORK/NEURO/yolo8/runs/detect/train_yolov8n_30e/weights/best.pt </text:span><text:span text:style-name="Source_20_Text"><text:span text:style-name="T340">\</text:span></text:span></text:p>
      <text:p text:style-name="P57"><text:span text:style-name="Source_20_Text">source=night_flyght.MP4 </text:span><text:span text:style-name="Source_20_Text"><text:span text:style-name="T340">\</text:span></text:span></text:p>
      <text:p text:style-name="P57"><text:span text:style-name="Source_20_Text">show=True </text:span><text:span text:style-name="Source_20_Text"><text:span text:style-name="T340">\</text:span></text:span></text:p>
      <text:p text:style-name="P57"><text:span text:style-name="Source_20_Text">imgsz=</text:span><text:span text:style-name="Source_20_Text"><text:span text:style-name="T365">1080</text:span></text:span><text:span text:style-name="Source_20_Text"> </text:span><text:span text:style-name="Source_20_Text"><text:span text:style-name="T340">\</text:span></text:span></text:p>
      <text:p text:style-name="P57"><text:span text:style-name="Source_20_Text">name=yolov8n_</text:span><text:span text:style-name="Source_20_Text"><text:span text:style-name="T345">3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57"><text:span text:style-name="Source_20_Text">hide_labels=True</text:span></text:p>
      <text:p text:style-name="P58"><text:span text:style-name="Source_20_Text"><text:span text:style-name="T64">О</text:span></text:span><text:span text:style-name="Source_20_Text"><text:span text:style-name="T61">бучилась </text:span></text:span><text:span text:style-name="Source_20_Text"><text:span text:style-name="T64">с нуля</text:span></text:span><text:span text:style-name="Source_20_Text"><text:span text:style-name="T61"> <text:s/>работает</text:span></text:span></text:p>
      <text:p text:style-name="P59"><text:span text:style-name="Source_20_Text"><text:span text:style-name="T106"/></text:span></text:p>
      <text:p text:style-name="P59"><text:span text:style-name="Source_20_Text"><text:span text:style-name="T350"/></text:span></text:p>
      <text:p text:style-name="P59"><text:span text:style-name="Source_20_Text"><text:span text:style-name="T352">Обязательные для ONNX </text:span></text:span><text:span text:style-name="Source_20_Text"><text:span text:style-name="T347">imgsz, half, dynamic, simplify, opset, batch</text:span></text:span></text:p>
      <text:p text:style-name="P59"><text:span text:style-name="Source_20_Text"><text:span text:style-name="T106"/></text:span></text:p>
      <text:p text:style-name="P314">ЭКСПОРТ <text:s/>в <text:s/>onnx</text:p>
      <text:p text:style-name="P292">(yolo5) user@userevgeny:~/WORK/NEURO/yolo8$</text:p>
      <text:p text:style-name="P71"><text:span text:style-name="Source_20_Text"><text:span text:style-name="T367">conda activate yolo5 &amp;&amp; \</text:span></text:span></text:p>
      <text:p text:style-name="P57"><text:span text:style-name="Source_20_Text">olo export </text:span><text:span text:style-name="Source_20_Text"><text:span text:style-name="T345">\</text:span></text:span></text:p>
      <text:p text:style-name="P57"><text:span text:style-name="Source_20_Text">model=/home/user/WORK/NEURO/yolo8/runs/detect/train_yolov8n_30e/weights/best.pt </text:span><text:span text:style-name="Source_20_Text"><text:span text:style-name="T345">\</text:span></text:span></text:p>
      <text:p text:style-name="P57"><text:span text:style-name="Source_20_Text"><text:span text:style-name="T345">format</text:span></text:span><text:span text:style-name="Source_20_Text">=onnx </text:span><text:span text:style-name="Source_20_Text"><text:span text:style-name="T364">\</text:span></text:span></text:p>
      <text:p text:style-name="P67"><text:span text:style-name="Source_20_Text"><text:span text:style-name="T351">imgsz=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70"><text:span text:style-name="Source_20_Text"><text:span text:style-name="T353">opset=12 \</text:span></text:span></text:p>
      <text:p text:style-name="P69"><text:span text:style-name="Source_20_Text"><text:span text:style-name="T349">dynamic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69"><text:span text:style-name="Source_20_Text"><text:span text:style-name="T349">batch</text:span></text:span><text:span text:style-name="Source_20_Text"><text:span text:style-name="T353">=1 \</text:span></text:span></text:p>
      <text:p text:style-name="P70"><text:span text:style-name="Source_20_Text"><text:span text:style-name="T348">int8</text:span></text:span><text:span text:style-name="Source_20_Text"><text:span text:style-name="T352">=true \</text:span></text:span></text:p>
      <text:p text:style-name="P70"><text:span text:style-name="Source_20_Text"><text:span text:style-name="T352">data=night_fly_256.yaml \</text:span></text:span></text:p>
      <text:p text:style-name="P68"><text:span text:style-name="Source_20_Text"><text:span text:style-name="T354">device=0</text:span></text:span></text:p>
      <text:p text:style-name="P68"><text:span text:style-name="Source_20_Text"><text:span text:style-name="T354"/></text:span></text:p>
      <text:p text:style-name="P70"><text:span text:style-name="Source_20_Text"><text:span text:style-name="T355">#</text:span></text:span><text:span text:style-name="Source_20_Text"><text:span text:style-name="T349">half</text:span></text:span><text:span text:style-name="Source_20_Text"><text:span text:style-name="T351">=</text:span></text:span><text:span text:style-name="Source_20_Text"><text:span text:style-name="T352">true</text:span></text:span><text:span text:style-name="Source_20_Text"><text:span text:style-name="T346"> </text:span></text:span><text:span text:style-name="Source_20_Text"><text:span text:style-name="T354">\</text:span></text:span></text:p>
      <text:p text:style-name="P70"><text:span text:style-name="Source_20_Text"><text:span text:style-name="T355">#</text:span></text:span><text:span text:style-name="Source_20_Text"><text:span text:style-name="T349">simplify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69"><text:span text:style-name="Source_20_Text"><text:span text:style-name="T352"/></text:span></text:p>
      <text:p text:style-name="P73"><text:span text:style-name="Source_20_Text"><text:span text:style-name="T65">проверка работы onnx</text:span></text:span></text:p>
      <text:p text:style-name="P294">(yolo5) user@userevgeny:~/WORK/NEURO/yolo8$</text:p>
      <text:p text:style-name="P72"><text:span text:style-name="Source_20_Text"><text:span text:style-name="T367">conda activate yolo5 &amp;&amp; \</text:span></text:span></text:p>
      <text:p text:style-name="P72"><text:span text:style-name="Source_20_Text">yolo task=detect </text:span><text:span text:style-name="Source_20_Text"><text:span text:style-name="T340">\</text:span></text:span></text:p>
      <text:p text:style-name="P72"><text:span text:style-name="Source_20_Text">mode=predict </text:span><text:span text:style-name="Source_20_Text"><text:span text:style-name="T340">\</text:span></text:span></text:p>
      <text:p text:style-name="P72"><text:soft-page-break/><text:span text:style-name="Source_20_Text">model=/home/user/WORK/NEURO/yolo8/runs/detect/train_yolov8n_30e/weights/</text:span><text:span text:style-name="Source_20_Text"><text:span text:style-name="T368">best.onnx</text:span></text:span><text:span text:style-name="Source_20_Text"> </text:span><text:span text:style-name="Source_20_Text"><text:span text:style-name="T340">\</text:span></text:span></text:p>
      <text:p text:style-name="P72"><text:span text:style-name="Source_20_Text">source=night_flyght.MP4 </text:span><text:span text:style-name="Source_20_Text"><text:span text:style-name="T340">\</text:span></text:span></text:p>
      <text:p text:style-name="P72"><text:span text:style-name="Source_20_Text">show=True </text:span><text:span text:style-name="Source_20_Text"><text:span text:style-name="T340">\</text:span></text:span></text:p>
      <text:p text:style-name="P72"><text:span text:style-name="Source_20_Text">imgsz=</text:span><text:span text:style-name="Source_20_Text"><text:span text:style-name="T365">1080</text:span></text:span><text:span text:style-name="Source_20_Text"> </text:span><text:span text:style-name="Source_20_Text"><text:span text:style-name="T340">\</text:span></text:span></text:p>
      <text:p text:style-name="P72"><text:span text:style-name="Source_20_Text">name=yolov8n_</text:span><text:span text:style-name="Source_20_Text"><text:span text:style-name="T345">3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72"><text:span text:style-name="Source_20_Text">hide_labels=True</text:span></text:p>
      <text:p text:style-name="P74"><text:span text:style-name="Source_20_Text"><text:span text:style-name="T66">успешно</text:span></text:span></text:p>
      <text:p text:style-name="P69"><text:span text:style-name="Source_20_Text"><text:span text:style-name="T352"/></text:span></text:p>
      <text:p text:style-name="P20"><text:span text:style-name="Source_20_Text"><text:span text:style-name="T33">0</text:span></text:span><text:span text:style-name="Source_20_Text"><text:span text:style-name="T39">5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59"><text:span text:style-name="Source_20_Text"><text:span text:style-name="T61"/></text:span></text:p>
      <text:p text:style-name="P306"><text:span text:style-name="Source_20_Text"><text:span text:style-name="T205"/></text:span></text:p>
      <text:p text:style-name="P305"><text:span text:style-name="Source_20_Text"><text:span text:style-name="T75">Сконвертировано предобученная <text:s/>onnx (yolo5) в rknn <text:s/>Работает</text:span></text:span></text:p>
      <text:p text:style-name="P304"><text:span text:style-name="Source_20_Text"/></text:p>
      <text:p text:style-name="P305"><text:span text:style-name="Source_20_Text"><text:span text:style-name="T242">cd ~/WORK/NEURO/rknn-toolkit2-2.1.0/rknn-toolkit2/examples/onnx/yolov5 &amp;&amp; \</text:span></text:span></text:p>
      <text:p text:style-name="P305"><text:span text:style-name="Source_20_Text"><text:span text:style-name="T241">conda activate fastdeploy </text:span></text:span><text:span text:style-name="Source_20_Text"><text:span text:style-name="T242">&amp;&amp; \</text:span></text:span></text:p>
      <text:p text:style-name="P305"><text:span text:style-name="Source_20_Text"><text:span text:style-name="T242">python test.py</text:span></text:span></text:p>
      <text:p text:style-name="P305"><text:span text:style-name="Source_20_Text"><text:span text:style-name="T205"/></text:span></text:p>
      <text:p text:style-name="P307"><text:span text:style-name="Source_20_Text"><text:span text:style-name="T242">cd </text:span></text:span><text:span text:style-name="Source_20_Text"><text:span text:style-name="T243">~</text:span></text:span><text:span text:style-name="Source_20_Text"><text:span text:style-name="T242">/Desktop/CONVERT_ONNX_RKNN &amp;&amp; \</text:span></text:span></text:p>
      <text:p text:style-name="P307"><text:span text:style-name="Source_20_Text"><text:span text:style-name="T241">conda activate fastdeploy </text:span></text:span><text:span text:style-name="Source_20_Text"><text:span text:style-name="T242">&amp;&amp; \</text:span></text:span></text:p>
      <text:p text:style-name="P307"><text:span text:style-name="Source_20_Text"><text:span text:style-name="T242">python test.py</text:span></text:span></text:p>
      <text:p text:style-name="P305"><text:span text:style-name="Source_20_Text"><text:span text:style-name="T205"/></text:span></text:p>
      <text:p text:style-name="P305"><text:span text:style-name="Source_20_Text"><text:span text:style-name="T111"/></text:span></text:p>
      <text:p text:style-name="P305"><text:span text:style-name="Source_20_Text"><text:span text:style-name="T111"/></text:span></text:p>
      <text:p text:style-name="P308"><text:span text:style-name="Source_20_Text"><text:span text:style-name="T112">Разобраться экспорт onnx</text:span></text:span></text:p>
      <text:p text:style-name="P250"><text:span text:style-name="Source_20_Text"><text:span text:style-name="T282">docker run -it --rm -v ~/yolov8:/yolov8 yolo8 detect predict save model=yolov8</text:span></text:span><text:span text:style-name="Source_20_Text"><text:span text:style-name="T290">n</text:span></text:span><text:span text:style-name="Source_20_Text"><text:span text:style-name="T282">.pt source=inputs/test.jpg</text:span></text:span></text:p>
      <text:p text:style-name="P165"><text:span text:style-name="Source_20_Text"><text:span text:style-name="T268">docker run -it --rm -v ~/yolov8:/yolov8 </text:span></text:span><text:span text:style-name="Source_20_Text"><text:span text:style-name="T96">yolo</text:span></text:span><text:span text:style-name="Source_20_Text"><text:span text:style-name="T118">8</text:span></text:span><text:span text:style-name="Source_20_Text"><text:span text:style-name="T96"> export model= </text:span></text:span><text:span text:style-name="Source_20_Text"><text:span text:style-name="T268">yolov8</text:span></text:span><text:span text:style-name="Source_20_Text"><text:span text:style-name="T269">n</text:span></text:span><text:span text:style-name="Source_20_Text"><text:span text:style-name="T268">.pt</text:span></text:span><text:span text:style-name="Source_20_Text"><text:span text:style-name="T96"> format=onnx imgsz=</text:span></text:span><text:span text:style-name="Source_20_Text"><text:span text:style-name="T118">640</text:span></text:span><text:span text:style-name="Source_20_Text"><text:span text:style-name="T96">,</text:span></text:span><text:span text:style-name="Source_20_Text"><text:span text:style-name="T118">640</text:span></text:span></text:p>
      <text:p text:style-name="P308"><text:span text:style-name="Source_20_Text"><text:span text:style-name="T112"/></text:span></text:p>
      <text:p text:style-name="P167"><text:span text:style-name="T224">(yolo5) user@userevgeny:~/WORK/NEURO/yolo8$</text:span><text:span text:style-name="T143"> <text:s text:c="2"/></text:span><text:span text:style-name="T153">дообучение</text:span></text:p>
      <text:p text:style-name="P167"><text:span text:style-name="Source_20_Text"><text:span text:style-name="T52">conda activate yolo5 &amp;&amp; \</text:span></text:span></text:p>
      <text:p text:style-name="P167">yolo task=detect <text:span text:style-name="T337">\</text:span></text:p>
      <text:p text:style-name="P167">mode=train <text:span text:style-name="T337">\</text:span></text:p>
      <text:p text:style-name="P167">model=yolov8n.pt <text:span text:style-name="T337">\</text:span></text:p>
      <text:p text:style-name="P167">imgsz=<text:span text:style-name="T337">256</text:span> <text:span text:style-name="T337">\</text:span></text:p>
      <text:p text:style-name="P167">data=night_fly_<text:span text:style-name="T338">256</text:span>.yaml <text:span text:style-name="T337">\</text:span></text:p>
      <text:p text:style-name="P167">epochs=<text:span text:style-name="T369">2</text:span> <text:span text:style-name="T337">\</text:span></text:p>
      <text:p text:style-name="P167">name=yolov8n_<text:span text:style-name="T369">2</text:span>e</text:p>
      <text:p text:style-name="P76"><text:span text:style-name="Source_20_Text"><text:span text:style-name="T155"/></text:span></text:p>
      <text:p text:style-name="P296">(yolo5) user@userevgeny:~/WORK/NEURO/yolo8$</text:p>
      <text:p text:style-name="P167"><text:span text:style-name="Source_20_Text"><text:span text:style-name="T52">conda activate yolo5 &amp;&amp; \</text:span></text:span></text:p>
      <text:p text:style-name="P75"><text:span text:style-name="Source_20_Text">yolo task=detect </text:span><text:span text:style-name="Source_20_Text"><text:span text:style-name="T340">\</text:span></text:span></text:p>
      <text:p text:style-name="P75"><text:span text:style-name="Source_20_Text">mode=predict </text:span><text:span text:style-name="Source_20_Text"><text:span text:style-name="T340">\</text:span></text:span></text:p>
      <text:p text:style-name="P75"><text:span text:style-name="Source_20_Text">model=/home/user/WORK/NEURO/yolo8/runs/detect/yolov8n_2e/weights/best.pt </text:span><text:span text:style-name="Source_20_Text"><text:span text:style-name="T340">\</text:span></text:span></text:p>
      <text:p text:style-name="P75"><text:span text:style-name="Source_20_Text">source=night_flyght.MP4 </text:span><text:span text:style-name="Source_20_Text"><text:span text:style-name="T340">\</text:span></text:span></text:p>
      <text:p text:style-name="P75"><text:span text:style-name="Source_20_Text">show=True </text:span><text:span text:style-name="Source_20_Text"><text:span text:style-name="T340">\</text:span></text:span></text:p>
      <text:p text:style-name="P75"><text:span text:style-name="Source_20_Text">imgsz=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5"><text:span text:style-name="Source_20_Text">name=yolov8n_</text:span><text:span text:style-name="Source_20_Text"><text:span text:style-name="T370">2</text:span></text:span><text:span text:style-name="Source_20_Text">e_infer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5"><text:span text:style-name="Source_20_Text">hide_labels=True</text:span></text:p>
      <text:p text:style-name="P75"><text:span text:style-name="Source_20_Text"/></text:p>
      <text:p text:style-name="P297">(yolo5) user@userevgeny:~/WORK/NEURO/yolo8$</text:p>
      <text:p text:style-name="P168"><text:span text:style-name="Source_20_Text"><text:span text:style-name="T52">conda activate yolo5 &amp;&amp; \</text:span></text:span></text:p>
      <text:p text:style-name="P77"><text:span text:style-name="Source_20_Text">yolo task=detect </text:span><text:span text:style-name="Source_20_Text"><text:span text:style-name="T340">\</text:span></text:span></text:p>
      <text:p text:style-name="P77"><text:span text:style-name="Source_20_Text">mode=predict </text:span><text:span text:style-name="Source_20_Text"><text:span text:style-name="T340">\</text:span></text:span></text:p>
      <text:p text:style-name="P77"><text:span text:style-name="Source_20_Text">model=/home/user/WORK/NEURO/yolo8/runs/detect/yolov8n_2e/weights/best.pt </text:span><text:span text:style-name="Source_20_Text"><text:span text:style-name="T340">\</text:span></text:span></text:p>
      <text:p text:style-name="P77"><text:span text:style-name="Source_20_Text">source=</text:span><text:span text:style-name="Source_20_Text"><text:span text:style-name="T372">nf_256.jpg</text:span></text:span><text:span text:style-name="Source_20_Text"> </text:span><text:span text:style-name="Source_20_Text"><text:span text:style-name="T340">\</text:span></text:span></text:p>
      <text:p text:style-name="P77"><text:span text:style-name="Source_20_Text">show=True </text:span><text:span text:style-name="Source_20_Text"><text:span text:style-name="T340">\</text:span></text:span></text:p>
      <text:p text:style-name="P77"><text:span text:style-name="Source_20_Text">imgsz=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7"><text:span text:style-name="Source_20_Text">name=yolov8n_</text:span><text:span text:style-name="Source_20_Text"><text:span text:style-name="T370">2</text:span></text:span><text:span text:style-name="Source_20_Text">e_infer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7"><text:span text:style-name="Source_20_Text">hide_labels=True</text:span></text:p>
      <text:p text:style-name="P308"><text:span text:style-name="Source_20_Text"><text:span text:style-name="T62">Доо</text:span></text:span><text:span text:style-name="Source_20_Text"><text:span text:style-name="T61">бучилась <text:s/>работает</text:span></text:span></text:p>
      <text:p text:style-name="P297"><text:soft-page-break/>(yolo5) user@userevgeny:~/WORK/NEURO/yolo8$</text:p>
      <text:p text:style-name="P168"><text:span text:style-name="Source_20_Text"><text:span text:style-name="T52">conda activate yolo5 &amp;&amp; \</text:span></text:span></text:p>
      <text:p text:style-name="P77"><text:span text:style-name="Source_20_Text">yolo </text:span><text:span text:style-name="Source_20_Text"><text:span text:style-name="T374">mode</text:span></text:span><text:span text:style-name="Source_20_Text">=</text:span><text:span text:style-name="Source_20_Text"><text:span text:style-name="T372">export</text:span></text:span><text:span text:style-name="Source_20_Text"> </text:span><text:span text:style-name="Source_20_Text"><text:span text:style-name="T340">\</text:span></text:span></text:p>
      <text:p text:style-name="P77"><text:span text:style-name="Source_20_Text">model=/home/user/WORK/NEURO/yolo8/runs/detect/yolov8n_2e/weights/best.pt </text:span><text:span text:style-name="Source_20_Text"><text:span text:style-name="T340">\</text:span></text:span></text:p>
      <text:p text:style-name="P77"><text:span text:style-name="Source_20_Text">imgsz=</text:span><text:span text:style-name="Source_20_Text"><text:span text:style-name="T375">640</text:span></text:span><text:span text:style-name="Source_20_Text"><text:span text:style-name="T373">,</text:span></text:span><text:span text:style-name="Source_20_Text"><text:span text:style-name="T375">640</text:span></text:span><text:span text:style-name="Source_20_Text"> </text:span><text:span text:style-name="Source_20_Text"><text:span text:style-name="T340">\</text:span></text:span></text:p>
      <text:p text:style-name="P169"><text:span text:style-name="Source_20_Text"><text:span text:style-name="T56">format=onnx</text:span></text:span></text:p>
      <text:p text:style-name="P298">(yolo5) user@userevgeny:~/WORK/NEURO/yolo8$</text:p>
      <text:p text:style-name="P170"><text:span text:style-name="Source_20_Text"><text:span text:style-name="T52">conda activate yolo5 &amp;&amp; \</text:span></text:span></text:p>
      <text:p text:style-name="P78"><text:span text:style-name="Source_20_Text">yolo task=detect </text:span><text:span text:style-name="Source_20_Text"><text:span text:style-name="T340">\</text:span></text:span></text:p>
      <text:p text:style-name="P78"><text:span text:style-name="Source_20_Text">mode=predict </text:span><text:span text:style-name="Source_20_Text"><text:span text:style-name="T340">\</text:span></text:span></text:p>
      <text:p text:style-name="P78"><text:span text:style-name="Source_20_Text">model=/home/user/WORK/NEURO/yolo8/runs/detect/yolov8n_2e/weights/best.</text:span><text:span text:style-name="Source_20_Text"><text:span text:style-name="T376">onnx</text:span></text:span><text:span text:style-name="Source_20_Text"> </text:span><text:span text:style-name="Source_20_Text"><text:span text:style-name="T340">\</text:span></text:span></text:p>
      <text:p text:style-name="P78"><text:span text:style-name="Source_20_Text">source=night_flyght.MP4 </text:span><text:span text:style-name="Source_20_Text"><text:span text:style-name="T340">\</text:span></text:span></text:p>
      <text:p text:style-name="P78"><text:span text:style-name="Source_20_Text">show=True </text:span><text:span text:style-name="Source_20_Text"><text:span text:style-name="T340">\</text:span></text:span></text:p>
      <text:p text:style-name="P78"><text:span text:style-name="Source_20_Text">imgsz=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8"><text:span text:style-name="Source_20_Text">name=yolov8n_</text:span><text:span text:style-name="Source_20_Text"><text:span text:style-name="T370">2</text:span></text:span><text:span text:style-name="Source_20_Text">e_infer</text:span><text:span text:style-name="Source_20_Text"><text:span text:style-name="T371">640</text:span></text:span><text:span text:style-name="Source_20_Text"> </text:span><text:span text:style-name="Source_20_Text"><text:span text:style-name="T340">\</text:span></text:span></text:p>
      <text:p text:style-name="P78"><text:span text:style-name="Source_20_Text">hide_labels=True</text:span></text:p>
      <text:p text:style-name="P310"><text:span text:style-name="Source_20_Text"><text:span text:style-name="T115">onxx работает </text:span></text:span><text:span text:style-name="Source_20_Text"><text:span text:style-name="T116">(конвертация есть только из 5 модели)</text:span></text:span></text:p>
      <text:p text:style-name="P305"><text:span text:style-name="Source_20_Text"><text:span text:style-name="T205"/></text:span></text:p>
      <text:p text:style-name="P304"><text:span text:style-name="Source_20_Text"><text:span text:style-name="T205"/></text:span></text:p>
      <text:p text:style-name="P21"><text:span text:style-name="Source_20_Text"><text:span text:style-name="T33">0</text:span></text:span><text:span text:style-name="Source_20_Text"><text:span text:style-name="T40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06"><text:span text:style-name="Source_20_Text"><text:span text:style-name="T30">snap install netron</text:span></text:span></text:p>
      <text:p text:style-name="P311"># Build a new model from YAML and start training from scratch</text:p>
      <text:p text:style-name="P299">(yolo5) user@userevgeny:~/WORK/NEURO/yolo8$</text:p>
      <text:p text:style-name="P80"><text:span text:style-name="Source_20_Text">conda activate yolo5 &amp;&amp; \</text:span></text:p>
      <text:p text:style-name="P80"><text:span text:style-name="Source_20_Text">yolo task=detect mode=train </text:span><text:span text:style-name="Source_20_Text"><text:span text:style-name="T341">\</text:span></text:span></text:p>
      <text:p text:style-name="P99"><text:span text:style-name="Source_20_Text">data=/home/user/WORK/NEURO/yolo8/night_fly_256.yaml </text:span><text:span text:style-name="Source_20_Text"><text:span text:style-name="T341">\</text:span></text:span></text:p>
      <text:p text:style-name="P80"><text:span text:style-name="Source_20_Text">model=/home/user/WORK/NEURO/yolo8/yolov8</text:span><text:span text:style-name="Source_20_Text"><text:span text:style-name="T378">n</text:span></text:span><text:span text:style-name="Source_20_Text">_1_class.yaml </text:span><text:span text:style-name="Source_20_Text"><text:span text:style-name="T341">\</text:span></text:span></text:p>
      <text:p text:style-name="P80"><text:span text:style-name="Source_20_Text">epochs=</text:span><text:span text:style-name="Source_20_Text"><text:span text:style-name="T377">2</text:span></text:span><text:span text:style-name="Source_20_Text"><text:span text:style-name="T378">0</text:span></text:span><text:span text:style-name="Source_20_Text"> </text:span><text:span text:style-name="Source_20_Text"><text:span text:style-name="T341">\</text:span></text:span></text:p>
      <text:p text:style-name="P80"><text:span text:style-name="Source_20_Text">imgsz=</text:span><text:span text:style-name="Source_20_Text"><text:span text:style-name="T341">256 </text:span></text:span><text:span text:style-name="Source_20_Text"><text:span text:style-name="T342">\</text:span></text:span></text:p>
      <text:p text:style-name="P80"><text:span text:style-name="Source_20_Text"><text:span text:style-name="T341">name=</text:span></text:span><text:span text:style-name="Source_20_Text"><text:span text:style-name="T343">train_</text:span></text:span><text:span text:style-name="Source_20_Text"><text:span text:style-name="T341">yolov8n_</text:span></text:span><text:span text:style-name="Source_20_Text"><text:span text:style-name="T379">2</text:span></text:span><text:span text:style-name="Source_20_Text"><text:span text:style-name="T342">0e</text:span></text:span></text:p>
      <text:p text:style-name="P100"><text:span text:style-name="Source_20_Text"><text:span text:style-name="T106">int8</text:span></text:span><text:span text:style-name="Source_20_Text"><text:span text:style-name="T107">=true \</text:span></text:span></text:p>
      <text:p text:style-name="P100"><text:span text:style-name="Source_20_Text"><text:span text:style-name="T106">show_conf</text:span></text:span><text:span text:style-name="Source_20_Text"><text:span text:style-name="T108">=false \</text:span></text:span></text:p>
      <text:p text:style-name="P100"><text:span text:style-name="Source_20_Text"><text:span text:style-name="T106">device</text:span></text:span><text:span text:style-name="Source_20_Text"><text:span text:style-name="T109">=</text:span></text:span><text:span text:style-name="Source_20_Text"><text:span text:style-name="T110">0</text:span></text:span><text:span text:style-name="Source_20_Text"><text:span text:style-name="T109"> \</text:span></text:span></text:p>
      <text:p text:style-name="P21"><text:span text:style-name="Source_20_Text"><text:span text:style-name="T34"/></text:span></text:p>
      <text:p text:style-name="P299">(yolo5) user@userevgeny:~/WORK/NEURO/yolo8$</text:p>
      <text:p text:style-name="P79"><text:span text:style-name="Source_20_Text"><text:span text:style-name="T367">conda activate yolo5 &amp;&amp; \</text:span></text:span></text:p>
      <text:p text:style-name="P79"><text:span text:style-name="Source_20_Text">yolo task=detect </text:span><text:span text:style-name="Source_20_Text"><text:span text:style-name="T340">\</text:span></text:span></text:p>
      <text:p text:style-name="P79"><text:span text:style-name="Source_20_Text">mode=predict </text:span><text:span text:style-name="Source_20_Text"><text:span text:style-name="T340">\</text:span></text:span></text:p>
      <text:p text:style-name="P79"><text:span text:style-name="Source_20_Text">model=/home/user/WORK/NEURO/yolo8/runs/detect/train_yolov8n_20e/weights/best.pt </text:span><text:span text:style-name="Source_20_Text"><text:span text:style-name="T340">\</text:span></text:span></text:p>
      <text:p text:style-name="P79"><text:span text:style-name="Source_20_Text">source=night_flyght.MP4 </text:span><text:span text:style-name="Source_20_Text"><text:span text:style-name="T340">\</text:span></text:span></text:p>
      <text:p text:style-name="P79"><text:span text:style-name="Source_20_Text">show=True </text:span><text:span text:style-name="Source_20_Text"><text:span text:style-name="T340">\</text:span></text:span></text:p>
      <text:p text:style-name="P79"><text:span text:style-name="Source_20_Text">imgsz=</text:span><text:span text:style-name="Source_20_Text"><text:span text:style-name="T365">1080</text:span></text:span><text:span text:style-name="Source_20_Text"> </text:span><text:span text:style-name="Source_20_Text"><text:span text:style-name="T340">\</text:span></text:span></text:p>
      <text:p text:style-name="P79"><text:span text:style-name="Source_20_Text">name=yolov8n_</text:span><text:span text:style-name="Source_20_Text"><text:span text:style-name="T345">3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79"><text:span text:style-name="Source_20_Text">hide_labels=True</text:span></text:p>
      <text:p text:style-name="P80"><text:span text:style-name="Source_20_Text"><text:span text:style-name="T64">О</text:span></text:span><text:span text:style-name="Source_20_Text"><text:span text:style-name="T61">бучилась </text:span></text:span><text:span text:style-name="Source_20_Text"><text:span text:style-name="T64">с нуля</text:span></text:span><text:span text:style-name="Source_20_Text"><text:span text:style-name="T61"> <text:s/>работает</text:span></text:span></text:p>
      <text:p text:style-name="P80"><text:span text:style-name="Source_20_Text"><text:span text:style-name="T119"/></text:span></text:p>
      <text:p text:style-name="P315">ЭКСПОРТ <text:s/>в <text:s/>onnx</text:p>
      <text:p text:style-name="P300">(yolo5) user@userevgeny:~/WORK/NEURO/yolo8$</text:p>
      <text:p text:style-name="P81"><text:span text:style-name="Source_20_Text"><text:span text:style-name="T367">conda activate yolo5 &amp;&amp; \</text:span></text:span></text:p>
      <text:p text:style-name="P81"><text:span text:style-name="Source_20_Text">yolo export </text:span><text:span text:style-name="Source_20_Text"><text:span text:style-name="T345">\</text:span></text:span></text:p>
      <text:p text:style-name="P81"><text:span text:style-name="Source_20_Text">model=/home/user/WORK/NEURO/yolo8/runs/detect/train_yolov8n_20e/weights/best.pt </text:span><text:span text:style-name="Source_20_Text"><text:span text:style-name="T345">\</text:span></text:span></text:p>
      <text:p text:style-name="P81"><text:span text:style-name="Source_20_Text"><text:span text:style-name="T345">format</text:span></text:span><text:span text:style-name="Source_20_Text">=onnx </text:span><text:span text:style-name="Source_20_Text"><text:span text:style-name="T364">\</text:span></text:span></text:p>
      <text:p text:style-name="P82"><text:span text:style-name="Source_20_Text"><text:span text:style-name="T351">imgsz=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82"><text:span text:style-name="Source_20_Text"><text:span text:style-name="T353">opset=12 \</text:span></text:span></text:p>
      <text:p text:style-name="P82"><text:span text:style-name="Source_20_Text"><text:span text:style-name="T352">data=night_fly_256.yaml </text:span></text:span></text:p>
      <text:p text:style-name="P82"><text:span text:style-name="Source_20_Text"><text:span text:style-name="T352"/></text:span></text:p>
      <text:p text:style-name="P82"><text:span text:style-name="Source_20_Text"><text:span text:style-name="T359">#</text:span></text:span><text:span text:style-name="Source_20_Text"><text:span text:style-name="T354">device=0</text:span></text:span></text:p>
      <text:p text:style-name="P82"><text:span text:style-name="Source_20_Text"><text:span text:style-name="T359">#</text:span></text:span><text:span text:style-name="Source_20_Text"><text:span text:style-name="T349">dynamic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82"><text:span text:style-name="Source_20_Text"><text:span text:style-name="T359">#</text:span></text:span><text:span text:style-name="Source_20_Text"><text:span text:style-name="T349">batch</text:span></text:span><text:span text:style-name="Source_20_Text"><text:span text:style-name="T353">=1 \</text:span></text:span></text:p>
      <text:p text:style-name="P82"><text:span text:style-name="Source_20_Text"><text:span text:style-name="T359">#</text:span></text:span><text:span text:style-name="Source_20_Text"><text:span text:style-name="T348">int8</text:span></text:span><text:span text:style-name="Source_20_Text"><text:span text:style-name="T352">=true \</text:span></text:span></text:p>
      <text:p text:style-name="P82"><text:span text:style-name="Source_20_Text"><text:span text:style-name="T355">#</text:span></text:span><text:span text:style-name="Source_20_Text"><text:span text:style-name="T349">half</text:span></text:span><text:span text:style-name="Source_20_Text"><text:span text:style-name="T351">=</text:span></text:span><text:span text:style-name="Source_20_Text"><text:span text:style-name="T352">true</text:span></text:span><text:span text:style-name="Source_20_Text"><text:span text:style-name="T346"> </text:span></text:span><text:span text:style-name="Source_20_Text"><text:span text:style-name="T354">\</text:span></text:span></text:p>
      <text:p text:style-name="P82"><text:span text:style-name="Source_20_Text"><text:span text:style-name="T355">#</text:span></text:span><text:span text:style-name="Source_20_Text"><text:span text:style-name="T349">simplify</text:span></text:span><text:span text:style-name="Source_20_Text"><text:span text:style-name="T353">=</text:span></text:span><text:span text:style-name="Source_20_Text"><text:span text:style-name="T352">true </text:span></text:span><text:span text:style-name="Source_20_Text"><text:span text:style-name="T353">\</text:span></text:span></text:p>
      <text:p text:style-name="P82"><text:span text:style-name="Source_20_Text"><text:span text:style-name="T352"/></text:span></text:p>
      <text:p text:style-name="P82"><text:soft-page-break/><text:span text:style-name="Source_20_Text"><text:span text:style-name="T65">проверка работы onnx</text:span></text:span></text:p>
      <text:p text:style-name="P300">(yolo5) user@userevgeny:~/WORK/NEURO/yolo8$</text:p>
      <text:p text:style-name="P81"><text:span text:style-name="Source_20_Text"><text:span text:style-name="T367">conda activate yolo5 &amp;&amp; \</text:span></text:span></text:p>
      <text:p text:style-name="P81"><text:span text:style-name="Source_20_Text">yolo task=detect </text:span><text:span text:style-name="Source_20_Text"><text:span text:style-name="T340">\</text:span></text:span></text:p>
      <text:p text:style-name="P81"><text:span text:style-name="Source_20_Text">mode=predict </text:span><text:span text:style-name="Source_20_Text"><text:span text:style-name="T340">\</text:span></text:span></text:p>
      <text:p text:style-name="P81"><text:span text:style-name="Source_20_Text">model=/home/user/WORK/NEURO/yolo8/runs/detect/train_yolov8n_20e/weights/</text:span><text:span text:style-name="Source_20_Text"><text:span text:style-name="T368">best.onnx</text:span></text:span><text:span text:style-name="Source_20_Text"> </text:span><text:span text:style-name="Source_20_Text"><text:span text:style-name="T340">\</text:span></text:span></text:p>
      <text:p text:style-name="P81"><text:span text:style-name="Source_20_Text">source=n</text:span><text:span text:style-name="Source_20_Text"><text:span text:style-name="T383">f_256.jpg</text:span></text:span><text:span text:style-name="Source_20_Text"> </text:span><text:span text:style-name="Source_20_Text"><text:span text:style-name="T340">\</text:span></text:span></text:p>
      <text:p text:style-name="P81"><text:span text:style-name="Source_20_Text">show=True </text:span><text:span text:style-name="Source_20_Text"><text:span text:style-name="T340">\</text:span></text:span></text:p>
      <text:p text:style-name="P81"><text:span text:style-name="Source_20_Text">imgsz=</text:span><text:span text:style-name="Source_20_Text"><text:span text:style-name="T381">256</text:span></text:span><text:span text:style-name="Source_20_Text"> </text:span><text:span text:style-name="Source_20_Text"><text:span text:style-name="T340">\</text:span></text:span></text:p>
      <text:p text:style-name="P81"><text:span text:style-name="Source_20_Text">name=yolov8n_</text:span><text:span text:style-name="Source_20_Text"><text:span text:style-name="T380">2</text:span></text:span><text:span text:style-name="Source_20_Text">0e_infer</text:span><text:span text:style-name="Source_20_Text"><text:span text:style-name="T340">256</text:span></text:span><text:span text:style-name="Source_20_Text"> </text:span><text:span text:style-name="Source_20_Text"><text:span text:style-name="T340">\</text:span></text:span></text:p>
      <text:p text:style-name="P81"><text:span text:style-name="Source_20_Text">hide_labels=True</text:span></text:p>
      <text:p text:style-name="P101"><text:span text:style-name="Source_20_Text"><text:span text:style-name="T67">Детекция есть </text:span></text:span></text:p>
      <text:p text:style-name="P83"><text:span text:style-name="Source_20_Text"/></text:p>
      <text:p text:style-name="P84"><text:span text:style-name="Source_20_Text"><text:span text:style-name="T67">Теперь нужно convert </text:span></text:span><text:span text:style-name="Source_20_Text"><text:span text:style-name="T68">yolo8 </text:span></text:span><text:span text:style-name="Source_20_Text"><text:span text:style-name="T67">to rknn and inference in OrangeOi</text:span></text:span></text:p>
      <text:p text:style-name="P84"><text:span text:style-name="Source_20_Text"><text:span text:style-name="T67"/></text:span></text:p>
      <text:p text:style-name="P312"><text:span text:style-name="Source_20_Text"><text:span text:style-name="T344">ЭКСПОРТ <text:s/>в <text:s/>onnx </text:span></text:span><text:span text:style-name="Source_20_Text"><text:span text:style-name="T363">и в rknn</text:span></text:span></text:p>
      <text:p text:style-name="P102"><text:span text:style-name="Source_20_Text"><text:span text:style-name="T346">docker run -v </text:span></text:span><text:span text:style-name="Source_20_Text">/home/user/WORK/NEURO/yolo8/runs/detect/train_yolov8n_20e/weights</text:span><text:span text:style-name="Source_20_Text"><text:span text:style-name="T346">:/share </text:span></text:span><text:span text:style-name="Source_20_Text"><text:span text:style-name="T348">\</text:span></text:span></text:p>
      <text:p text:style-name="P102"><text:span text:style-name="Source_20_Text"><text:span text:style-name="T346">ilooro/rknn-converter:latest </text:span></text:span><text:span text:style-name="Source_20_Text"><text:span text:style-name="T348">\</text:span></text:span></text:p>
      <text:p text:style-name="P102"><text:span text:style-name="Source_20_Text"><text:span text:style-name="T346">--model best.pt </text:span></text:span><text:span text:style-name="Source_20_Text"><text:span text:style-name="T348">\</text:span></text:span></text:p>
      <text:p text:style-name="P102"><text:span text:style-name="Source_20_Text"><text:span text:style-name="T346">--height 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102"><text:span text:style-name="Source_20_Text"><text:span text:style-name="T346">--width 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102"><text:span text:style-name="Source_20_Text"><text:span text:style-name="T346">--quant </text:span></text:span><text:span text:style-name="Source_20_Text"><text:span text:style-name="T348">\</text:span></text:span></text:p>
      <text:p text:style-name="P102"><text:span text:style-name="Source_20_Text"><text:span text:style-name="T346">--model_version 8</text:span></text:span></text:p>
      <text:p text:style-name="P84"><text:span text:style-name="Source_20_Text"><text:span text:style-name="T67"/></text:span></text:p>
      <text:p text:style-name="P85"><text:span text:style-name="Source_20_Text"><text:span text:style-name="T120">Новый репозиторий от Rockchip <text:s/>-</text:span></text:span><text:span text:style-name="Source_20_Text"><text:span text:style-name="T121"> все yolo <text:s/>- работаю с 8</text:span></text:span></text:p>
      <text:p text:style-name="P84"><text:a xlink:type="simple" xlink:href="https://github.com/airockchip/rknn_model_zoo/tree/main" text:style-name="Internet_20_link" text:visited-style-name="Visited_20_Internet_20_Link"><text:span text:style-name="Source_20_Text"><text:span text:style-name="T387">https://github.com/airockchip/rknn_model_zoo/tree/main</text:span></text:span></text:a></text:p>
      <text:p text:style-name="P84"><text:span text:style-name="Source_20_Text"/></text:p>
      <text:p text:style-name="P84"><text:span text:style-name="Source_20_Text"/></text:p>
      <text:p text:style-name="P313"><text:span text:style-name="Source_20_Text"><text:span text:style-name="T344">ЭКСПОРТ <text:s/>в <text:s/>onnx </text:span></text:span><text:span text:style-name="Source_20_Text"><text:span text:style-name="T363">и в rknn </text:span></text:span><text:span text:style-name="Source_20_Text"><text:span text:style-name="T389">coco128</text:span></text:span></text:p>
      <text:p text:style-name="P103"><text:span text:style-name="Source_20_Text"><text:span text:style-name="T346">docker run -v /home/user/WORK/NEURO/yolo8/to_docker:/share </text:span></text:span><text:span text:style-name="Source_20_Text"><text:span text:style-name="T348">\</text:span></text:span></text:p>
      <text:p text:style-name="P103"><text:span text:style-name="Source_20_Text"><text:span text:style-name="T346">ilooro/rknn-converter:latest </text:span></text:span><text:span text:style-name="Source_20_Text"><text:span text:style-name="T348">\</text:span></text:span></text:p>
      <text:p text:style-name="P103"><text:span text:style-name="Source_20_Text"><text:span text:style-name="T346">--model yolov8n.pt </text:span></text:span><text:span text:style-name="Source_20_Text"><text:span text:style-name="T348">\</text:span></text:span></text:p>
      <text:p text:style-name="P103"><text:span text:style-name="Source_20_Text"><text:span text:style-name="T346">--model_version 8 </text:span></text:span><text:span text:style-name="Source_20_Text"><text:span text:style-name="T360">\</text:span></text:span></text:p>
      <text:p text:style-name="P104"><text:span text:style-name="Source_20_Text"><text:span text:style-name="T346">--height </text:span></text:span><text:span text:style-name="Source_20_Text"><text:span text:style-name="T360">640</text:span></text:span><text:span text:style-name="Source_20_Text"><text:span text:style-name="T346"> </text:span></text:span><text:span text:style-name="Source_20_Text"><text:span text:style-name="T348">\</text:span></text:span></text:p>
      <text:p text:style-name="P104"><text:span text:style-name="Source_20_Text"><text:span text:style-name="T346">--width </text:span></text:span><text:span text:style-name="Source_20_Text"><text:span text:style-name="T360">640 </text:span></text:span><text:span text:style-name="Source_20_Text"><text:span text:style-name="T361">\</text:span></text:span></text:p>
      <text:p text:style-name="P105"><text:span text:style-name="Source_20_Text"><text:span text:style-name="T346">--quant </text:span></text:span></text:p>
      <text:p text:style-name="P84"><text:span text:style-name="Source_20_Text"><text:s/></text:span></text:p>
      <text:p text:style-name="P84"><text:span text:style-name="Source_20_Text"><text:span text:style-name="T224">(base) user@userevgeny:~/WORK/NEURO/rknn_model_zoo$</text:span></text:span><text:span text:style-name="Source_20_Text"> </text:span></text:p>
      <text:p text:style-name="P84"><text:span text:style-name="Source_20_Text"><text:span text:style-name="T382">./build-linux.sh -t rk35</text:span></text:span><text:span text:style-name="Source_20_Text"><text:span text:style-name="T388">88</text:span></text:span><text:span text:style-name="Source_20_Text"><text:span text:style-name="T382"> -a aarch64 -d yolov</text:span></text:span><text:span text:style-name="Source_20_Text"><text:span text:style-name="T388">8</text:span></text:span></text:p>
      <text:p text:style-name="P84"><text:span text:style-name="Source_20_Text"><text:span text:style-name="T67"/></text:span></text:p>
      <text:p text:style-name="P86"><text:span text:style-name="Source_20_Text"><text:span text:style-name="T69">Файл rknn <text:s/>и <text:s/>полученный inference <text:s/>перенесены на Orange - <text:s/>работает с автобусом</text:span></text:span></text:p>
      <text:p text:style-name="P87"><text:span text:style-name="Source_20_Text"><text:span text:style-name="T76">Создаю новый проект - inference_yolo_8_</text:span></text:span><text:span text:style-name="Source_20_Text"><text:span text:style-name="T77">in_RK3588</text:span></text:span></text:p>
      <text:p text:style-name="P84"><text:span text:style-name="Source_20_Text"><text:span text:style-name="T67"/></text:span></text:p>
      <text:p text:style-name="P88"><text:span text:style-name="Source_20_Text"><text:span text:style-name="T219">cd /home/user/WORK/Github/sublime_tests/Current/inference_yolo_8_in_RK3588</text:span></text:span></text:p>
      <text:p text:style-name="P84"><text:span text:style-name="Source_20_Text"><text:span text:style-name="T247"/></text:span></text:p>
      <text:p text:style-name="P84"><text:span text:style-name="Source_20_Text"><text:span text:style-name="T137">./1_convert_onnx_rknn.sh <text:s text:c="3"/></text:span></text:span><text:span text:style-name="Source_20_Text"><text:span text:style-name="T13">конвертация onnx to rknn</text:span></text:span></text:p>
      <text:p text:style-name="P84"><text:span text:style-name="Source_20_Text"><text:span text:style-name="T138">./2_start.sh <text:s text:c="15"/></text:span></text:span><text:span text:style-name="Source_20_Text"><text:span text:style-name="T13">Компиляция </text:span></text:span></text:p>
      <text:p text:style-name="P88"><text:span text:style-name="Source_20_Text"><text:span text:style-name="T138">Перенос папки install to board</text:span></text:span></text:p>
      <text:p text:style-name="P88"><text:span text:style-name="Source_20_Text"><text:span text:style-name="T138"/></text:span></text:p>
      <text:p text:style-name="P89"><text:span text:style-name="Source_20_Text"><text:span text:style-name="T117">Программа не крашится но не определяет</text:span></text:span></text:p>
      <text:p text:style-name="P88"><text:span text:style-name="Source_20_Text"><text:span text:style-name="T138"/></text:span></text:p>
      <text:p text:style-name="P316">ЭКСПОРТ <text:s/>в <text:s/>onnx <text:s/></text:p>
      <text:p text:style-name="P301">(yolo5) user@userevgeny:~/WORK/NEURO/yolo8$</text:p>
      <text:p text:style-name="P90"><text:span text:style-name="Source_20_Text"><text:span text:style-name="T367">conda activate yolo5 &amp;&amp; \</text:span></text:span></text:p>
      <text:p text:style-name="P90"><text:span text:style-name="Source_20_Text">yolo export </text:span><text:span text:style-name="Source_20_Text"><text:span text:style-name="T345">\</text:span></text:span></text:p>
      <text:p text:style-name="P90"><text:span text:style-name="Source_20_Text">model=/home/user/WORK/NEURO/yolo8/runs/detect/train_yolov8n_20e/weights/best.pt </text:span><text:span text:style-name="Source_20_Text"><text:span text:style-name="T345">\</text:span></text:span></text:p>
      <text:p text:style-name="P90"><text:span text:style-name="Source_20_Text"><text:span text:style-name="T345">format</text:span></text:span><text:span text:style-name="Source_20_Text">=onnx </text:span><text:span text:style-name="Source_20_Text"><text:span text:style-name="T364">\</text:span></text:span></text:p>
      <text:p text:style-name="P91"><text:span text:style-name="Source_20_Text"><text:span text:style-name="T351">imgsz=</text:span></text:span><text:span text:style-name="Source_20_Text"><text:span text:style-name="T348">256</text:span></text:span><text:span text:style-name="Source_20_Text"><text:span text:style-name="T346"> </text:span></text:span><text:span text:style-name="Source_20_Text"><text:span text:style-name="T348">\</text:span></text:span></text:p>
      <text:p text:style-name="P91"><text:span text:style-name="Source_20_Text"><text:span text:style-name="T353">opset=1</text:span></text:span><text:span text:style-name="Source_20_Text"><text:span text:style-name="T362">9</text:span></text:span><text:span text:style-name="Source_20_Text"><text:span text:style-name="T353"> \</text:span></text:span></text:p>
      <text:p text:style-name="P91"><text:span text:style-name="Source_20_Text"><text:span text:style-name="T352">data=night_fly_256.yaml </text:span></text:span></text:p>
      <text:p text:style-name="P88"><text:soft-page-break/><text:span text:style-name="Source_20_Text"><text:span text:style-name="T141">docker run -v ~/WORK/NEURO/yolo8/to_docker:/share \</text:span></text:span></text:p>
      <text:p text:style-name="P88"><text:span text:style-name="Source_20_Text"><text:span text:style-name="T141">ilooro/rknn-converter:latest \</text:span></text:span></text:p>
      <text:p text:style-name="P88"><text:span text:style-name="Source_20_Text"><text:span text:style-name="T141">--model yolov8n.pt \</text:span></text:span></text:p>
      <text:p text:style-name="P88"><text:span text:style-name="Source_20_Text"><text:span text:style-name="T141">--height 640 --width 640 --quant --model_version 8</text:span></text:span></text:p>
      <text:p text:style-name="P92"><text:span text:style-name="Source_20_Text"><text:span text:style-name="T113">Получили yolov8n.rknn <text:s text:c="2"/>- <text:s/></text:span></text:span><text:span text:style-name="Source_20_Text"><text:span text:style-name="T114">работает на плате</text:span></text:span></text:p>
      <text:p text:style-name="P88"><text:span text:style-name="Source_20_Text"><text:span text:style-name="T138"/></text:span></text:p>
      <text:p text:style-name="P171"><text:span text:style-name="T224">(yolo5) user@userevgeny:~/WORK/NEURO/yolo8$</text:span><text:span text:style-name="T143"> <text:s text:c="2"/></text:span><text:span text:style-name="T153">дообучение</text:span></text:p>
      <text:p text:style-name="P171"><text:span text:style-name="Source_20_Text"><text:span text:style-name="T52">conda activate yolo5 &amp;&amp; \</text:span></text:span></text:p>
      <text:p text:style-name="P171">yolo task=detect <text:span text:style-name="T337">\</text:span></text:p>
      <text:p text:style-name="P171">mode=train <text:span text:style-name="T337">\</text:span></text:p>
      <text:p text:style-name="P171">model=yolov8n.pt <text:span text:style-name="T337">\</text:span></text:p>
      <text:p text:style-name="P171">data=night_fly_<text:span text:style-name="T338">256</text:span>.yaml <text:span text:style-name="T337">\</text:span></text:p>
      <text:p text:style-name="P171">epochs=<text:span text:style-name="T339">1</text:span>0 <text:span text:style-name="T337">\</text:span></text:p>
      <text:p text:style-name="P171">name=yolov8n_<text:span text:style-name="T340">1</text:span>0e</text:p>
      <text:p text:style-name="P94"><text:span text:style-name="Source_20_Text"><text:span text:style-name="T155"/></text:span></text:p>
      <text:p text:style-name="P171"><text:span text:style-name="Source_20_Text"><text:span text:style-name="T224">#imgsz=256 \</text:span></text:span></text:p>
      <text:p text:style-name="P171"><text:span text:style-name="Source_20_Text"><text:span text:style-name="T224">#batch=8 \</text:span></text:span></text:p>
      <text:p text:style-name="P107"><text:span text:style-name="Source_20_Text"><text:span text:style-name="T30">Overriding model.yaml nc=80 with nc=1 <text:s/></text:span></text:span><text:span text:style-name="Source_20_Text"><text:span text:style-name="T31">ПРИ ДООБУЧЕНИИ - разобраться</text:span></text:span></text:p>
      <text:p text:style-name="P302">(yolo5) user@userevgeny:~/WORK/NEURO/yolo8$</text:p>
      <text:p text:style-name="P171"><text:span text:style-name="Source_20_Text"><text:span text:style-name="T52">conda activate yolo5 &amp;&amp; \</text:span></text:span></text:p>
      <text:p text:style-name="P93"><text:span text:style-name="Source_20_Text">yolo task=detect </text:span><text:span text:style-name="Source_20_Text"><text:span text:style-name="T340">\</text:span></text:span></text:p>
      <text:p text:style-name="P93"><text:span text:style-name="Source_20_Text">mode=predict </text:span><text:span text:style-name="Source_20_Text"><text:span text:style-name="T340">\</text:span></text:span></text:p>
      <text:p text:style-name="P95"><text:span text:style-name="Source_20_Text">model=/home/user/WORK/NEURO/yolo8/runs/detect/yolov8n_10e/weights/best.pt </text:span><text:span text:style-name="Source_20_Text"><text:span text:style-name="T340">\</text:span></text:span></text:p>
      <text:p text:style-name="P93"><text:span text:style-name="Source_20_Text">source=night_flyght.MP4 </text:span><text:span text:style-name="Source_20_Text"><text:span text:style-name="T340">\</text:span></text:span></text:p>
      <text:p text:style-name="P93"><text:span text:style-name="Source_20_Text">show=True </text:span><text:span text:style-name="Source_20_Text"><text:span text:style-name="T340">\</text:span></text:span></text:p>
      <text:p text:style-name="P93"><text:span text:style-name="Source_20_Text">imgsz=</text:span><text:span text:style-name="Source_20_Text"><text:span text:style-name="T391">1024</text:span></text:span><text:span text:style-name="Source_20_Text"> </text:span><text:span text:style-name="Source_20_Text"><text:span text:style-name="T340">\</text:span></text:span></text:p>
      <text:p text:style-name="P93"><text:span text:style-name="Source_20_Text">hide_labels=True</text:span></text:p>
      <text:p text:style-name="P94"><text:span text:style-name="Source_20_Text"><text:span text:style-name="T78">Доо</text:span></text:span><text:span text:style-name="Source_20_Text"><text:span text:style-name="T79">бучилась <text:s/>работает</text:span></text:span></text:p>
      <text:p text:style-name="P96"><text:span text:style-name="Source_20_Text"><text:span text:style-name="T340">docker run -v ~/WORK/NEURO/yolo8/to_docker:/share \</text:span></text:span></text:p>
      <text:p text:style-name="P96"><text:span text:style-name="Source_20_Text"><text:span text:style-name="T340">ilooro/rknn-converter:latest \</text:span></text:span></text:p>
      <text:p text:style-name="P96"><text:span text:style-name="Source_20_Text"><text:span text:style-name="T340">--model </text:span></text:span><text:span text:style-name="Source_20_Text"><text:span text:style-name="T390">best</text:span></text:span><text:span text:style-name="Source_20_Text"><text:span text:style-name="T340">.pt \</text:span></text:span></text:p>
      <text:p text:style-name="P96"><text:span text:style-name="Source_20_Text"><text:span text:style-name="T340">--height 640 --width 640 --quant --model_version 8</text:span></text:span></text:p>
      <text:p text:style-name="P88"><text:span text:style-name="Source_20_Text"><text:span text:style-name="T138"/></text:span></text:p>
      <text:p text:style-name="P97"><text:span text:style-name="Source_20_Text"><text:span text:style-name="T139">Дообучение onnx от Rockchip – </text:span></text:span><text:span text:style-name="Source_20_Text"><text:span text:style-name="T140">не принимает onnx</text:span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30"><text:span text:style-name="Source_20_Text"><text:span text:style-name="T42">Дома </text:span></text:span><text:span text:style-name="Source_20_Text"><text:span text:style-name="T33">0</text:span></text:span><text:span text:style-name="Source_20_Text"><text:span text:style-name="T42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 <text:s text:c="2"/></text:span></text:span><text:span text:style-name="Source_20_Text"><text:span text:style-name="T42">Docker</text:span></text:span><text:bookmark text:name="06_09_2024_Docker"/></text:p>
      <text:p text:style-name="P172"><text:span text:style-name="Source_20_Text"><text:span text:style-name="T230">yolov8 <text:s text:c="21"/>latest <text:s text:c="8"/>afdca96f8b7d <text:s text:c="2"/>6 days ago <text:s text:c="5"/>11.3GB</text:span></text:span></text:p>
      <text:p text:style-name="P176"><text:span text:style-name="Source_20_Text"><text:span text:style-name="T153"/></text:span></text:p>
      <text:p text:style-name="P174"><text:span text:style-name="Source_20_Text"><text:span text:style-name="T15">Docker image yolo8</text:span></text:span></text:p>
      <text:p text:style-name="P174"><text:span text:style-name="Source_20_Text"><text:span text:style-name="T262">docker load &lt; yolo8.tar</text:span></text:span></text:p>
      <text:p text:style-name="P173"><text:span text:style-name="Source_20_Text"><text:span text:style-name="T263">docker image tag afdca96f8b7d </text:span></text:span><text:span text:style-name="Source_20_Text"><text:span text:style-name="T262">yolo8</text:span></text:span></text:p>
      <text:p text:style-name="P174"><text:span text:style-name="Source_20_Text"><text:span text:style-name="T263">mkdir -p ~/yolov8/inputs</text:span></text:span></text:p>
      <text:p text:style-name="P232">Download sample image:</text:p>
      <text:p text:style-name="P232">curl -o ~/yolov8/inputs/test.jpg https://raw.githubusercontent.com/rdcolema/tensorflow-image-classification/master/cat.jpg </text:p>
      <text:p text:style-name="P273"/>
      <text:p text:style-name="P273"><text:span text:style-name="T394">Train</text:span>:</text:p>
      <text:p text:style-name="P184"><text:span text:style-name="Source_20_Text"><text:span text:style-name="T270">docker run -it --rm </text:span></text:span><text:span text:style-name="Source_20_Text"><text:span text:style-name="T275">\</text:span></text:span></text:p>
      <text:p text:style-name="P184"><text:span text:style-name="Source_20_Text"><text:span text:style-name="T270">-v ~/yolov8:/yolov8 \</text:span></text:span></text:p>
      <text:p text:style-name="P177"><text:span text:style-name="Source_20_Text"><text:span text:style-name="T270">yolov8 </text:span></text:span><text:span text:style-name="Source_20_Text"><text:span text:style-name="T274">detect </text:span></text:span><text:span text:style-name="Source_20_Text"><text:span text:style-name="T270">train \</text:span></text:span></text:p>
      <text:p text:style-name="P108"><text:span text:style-name="Source_20_Text"><text:span text:style-name="T298">model=yolov8n.pt \</text:span></text:span></text:p>
      <text:p text:style-name="P108"><text:span text:style-name="Source_20_Text"><text:span text:style-name="T298">epochs=10 </text:span></text:span><text:span text:style-name="Source_20_Text"><text:span text:style-name="T299">\</text:span></text:span></text:p>
      <text:p text:style-name="P108"><text:span text:style-name="Source_20_Text"><text:span text:style-name="T299">imgsz=640 </text:span></text:span><text:span text:style-name="Source_20_Text"><text:span text:style-name="T300">\</text:span></text:span></text:p>
      <text:p text:style-name="P178"><text:span text:style-name="Source_20_Text"><text:span text:style-name="T270">data=coco8.yaml </text:span></text:span><text:span text:style-name="Source_20_Text"><text:span text:style-name="T271">\</text:span></text:span></text:p>
      <text:p text:style-name="P178"><text:span text:style-name="Source_20_Text"><text:span text:style-name="T270">pretrained=</text:span></text:span><text:span text:style-name="Source_20_Text"><text:span text:style-name="T271">False</text:span></text:span></text:p>
      <text:p text:style-name="P110"><text:span text:style-name="Source_20_Text"><text:span text:style-name="T301">#</text:span></text:span><text:span text:style-name="Source_20_Text"><text:span text:style-name="T300">device=0 \</text:span></text:span></text:p>
      <text:p text:style-name="P272"/>
      <text:p text:style-name="P276"><text:span text:style-name="T394">Train </text:span><text:span text:style-name="T402">from scratch</text:span>:</text:p>
      <text:p text:style-name="P184"><text:span text:style-name="Source_20_Text"><text:span text:style-name="T270">docker run -it --rm </text:span></text:span><text:span text:style-name="Source_20_Text"><text:span text:style-name="T275">\</text:span></text:span></text:p>
      <text:p text:style-name="P184"><text:span text:style-name="Source_20_Text"><text:span text:style-name="T270">-v ~/yolov8:/yolov8 \</text:span></text:span></text:p>
      <text:p text:style-name="P181"><text:span text:style-name="Source_20_Text"><text:span text:style-name="T270">yolov8 </text:span></text:span><text:span text:style-name="Source_20_Text"><text:span text:style-name="T274">detect </text:span></text:span><text:span text:style-name="Source_20_Text"><text:span text:style-name="T270">train \</text:span></text:span></text:p>
      <text:p text:style-name="P109"><text:span text:style-name="Source_20_Text"><text:span text:style-name="T397">model=yolov8n.yaml</text:span></text:span><text:span text:style-name="Source_20_Text"><text:span text:style-name="T304"> \</text:span></text:span></text:p>
      <text:p text:style-name="P182"><text:span text:style-name="Source_20_Text"><text:span text:style-name="T302">data=coco8.yaml </text:span></text:span><text:span text:style-name="Source_20_Text"><text:span text:style-name="T303">\</text:span></text:span></text:p>
      <text:p text:style-name="P109"><text:span text:style-name="Source_20_Text"><text:span text:style-name="T298">epochs=10 </text:span></text:span><text:span text:style-name="Source_20_Text"><text:span text:style-name="T299">\</text:span></text:span></text:p>
      <text:p text:style-name="P109"><text:span text:style-name="Source_20_Text"><text:span text:style-name="T299">imgsz=640 </text:span></text:span><text:span text:style-name="Source_20_Text"><text:span text:style-name="T300">\</text:span></text:span></text:p>
      <text:p text:style-name="P276"/>
      <text:p text:style-name="P272">Object detection:</text:p>
      <text:p text:style-name="P234">docker run -it --rm <text:span text:style-name="T404">\</text:span></text:p>
      <text:p text:style-name="P234">-v ~/yolov8:/yolov8 <text:span text:style-name="T392">\</text:span></text:p>
      <text:p text:style-name="P232">yolo<text:span text:style-name="T392">v</text:span>8 detect predict save <text:span text:style-name="T392">\</text:span></text:p>
      <text:p text:style-name="P232">model=yolov8<text:span text:style-name="T264">n</text:span>.pt <text:span text:style-name="T392">\</text:span></text:p>
      <text:p text:style-name="P232">source=inputs/test.jpg</text:p>
      <text:p text:style-name="P232"/>
      <text:p text:style-name="P272">Image segmentation:</text:p>
      <text:p text:style-name="P236">docker run -it --rm -v ~/yolov8:/yolov8 <text:span text:style-name="T393">\</text:span></text:p>
      <text:p text:style-name="P236">yolo<text:span text:style-name="T393">v</text:span>8 segment predict save <text:span text:style-name="T393">\</text:span></text:p>
      <text:p text:style-name="P236">model=yolov8<text:span text:style-name="T320">n</text:span>-seg.pt <text:span text:style-name="T393">\</text:span></text:p>
      <text:p text:style-name="P236">source=inputs/test.jpg</text:p>
      <text:p text:style-name="P175"><text:span text:style-name="Source_20_Text"><text:span text:style-name="T162"/></text:span></text:p>
      <text:p text:style-name="P272">Image classification:</text:p>
      <text:p text:style-name="P237">docker run -it --rm -v ~/yolov8:/yolov8 <text:span text:style-name="T394">\</text:span></text:p>
      <text:p text:style-name="P237">yolo<text:span text:style-name="T394">v</text:span>8 classify predict save <text:span text:style-name="T394">\</text:span></text:p>
      <text:p text:style-name="P237">model=yolov8<text:span text:style-name="T322">n</text:span>-cls.pt <text:span text:style-name="T394">\</text:span></text:p>
      <text:p text:style-name="P237">source=inputs/test.jpg</text:p>
      <text:p text:style-name="P265"/>
      <text:p text:style-name="P232"><text:span text:style-name="T143">docker run -it --rm <text:s/>yolo8</text:span> <text:s text:c="4"/><text:span text:style-name="T321">Выводит справку команд</text:span></text:p>
      <text:p text:style-name="P232"><text:span text:style-name="Source_20_Text"><text:span text:style-name="T246"/></text:span></text:p>
      <text:p text:style-name="P274"><text:span text:style-name="T396">web camera</text:span>:</text:p>
      <text:p text:style-name="P233">docker run -it --rm -v ~/yolov8:/yolov8 -<text:span text:style-name="T395">p 8501:8501 </text:span><text:span text:style-name="T392">\</text:span></text:p>
      <text:p text:style-name="P233">yolo<text:span text:style-name="T392">v</text:span>8 streamlit-predict</text:p>
      <text:p text:style-name="P233"><text:span text:style-name="Source_20_Text"><text:span text:style-name="T270"/></text:span></text:p>
      <text:p text:style-name="P275"><text:span text:style-name="Source_20_Text"><text:span text:style-name="T291">Export to onnx</text:span></text:span><text:span text:style-name="Source_20_Text"><text:span text:style-name="T282">:</text:span></text:span></text:p>
      <text:p text:style-name="P238">docker run -it --rm -v ~/yolov8:/yolov8 <text:span text:style-name="T394">\</text:span></text:p>
      <text:p text:style-name="P238"><text:span text:style-name="Source_20_Text"><text:span text:style-name="T292">yolov8 export \</text:span></text:span></text:p>
      <text:p text:style-name="P179"><text:span text:style-name="Source_20_Text"><text:span text:style-name="T270">model=yolov8n.pt \</text:span></text:span></text:p>
      <text:p text:style-name="P179"><text:span text:style-name="Source_20_Text"><text:span text:style-name="T270">format=onnx \</text:span></text:span></text:p>
      <text:p text:style-name="P179"><text:soft-page-break/><text:span text:style-name="Source_20_Text"><text:span text:style-name="T270">opse</text:span></text:span><text:span text:style-name="Source_20_Text"><text:span text:style-name="T272">t=12</text:span></text:span><text:span text:style-name="Source_20_Text"><text:span text:style-name="T270"> </text:span></text:span><text:span text:style-name="Source_20_Text"><text:span text:style-name="T272">\</text:span></text:span></text:p>
      <text:p text:style-name="P179"><text:span text:style-name="Source_20_Text"><text:span text:style-name="T270">imgsz=640,640 </text:span></text:span></text:p>
      <text:p text:style-name="P180"><text:span text:style-name="Source_20_Text"><text:span text:style-name="T273"/></text:span></text:p>
      <text:p text:style-name="P277"><text:span text:style-name="T394">Train </text:span><text:span text:style-name="T402">from scratch </text:span><text:span text:style-name="T403">night_fly</text:span>:</text:p>
      <text:p text:style-name="P183"><text:span text:style-name="Source_20_Text"><text:span text:style-name="T82">Положить n</text:span></text:span><text:span text:style-name="Source_20_Text"><text:span text:style-name="T83">ight_fly_256.yaml в yolo8 !!!</text:span></text:span></text:p>
      <text:p text:style-name="P183"><text:span text:style-name="Source_20_Text"><text:span text:style-name="T276">mkdir -p ~/yolov8/ultralytics/cfg/datasets</text:span></text:span></text:p>
      <text:p text:style-name="P183"><text:span text:style-name="Source_20_Text"><text:span text:style-name="T266"/></text:span></text:p>
      <text:p text:style-name="P251"><text:span text:style-name="Source_20_Text"><text:span text:style-name="T315">docker run -it --rm --ipc=host --gpus all \</text:span></text:span></text:p>
      <text:p text:style-name="P251"><text:span text:style-name="Source_20_Text"><text:span text:style-name="T315">-v ~/yolov8:/yolov8 \</text:span></text:span></text:p>
      <text:p text:style-name="P251"><text:span text:style-name="Source_20_Text"><text:span text:style-name="T315">-v ~/datasets:/yolov8/datasets \</text:span></text:span></text:p>
      <text:p text:style-name="P252"><text:span text:style-name="Source_20_Text"><text:span text:style-name="T315">yolo8 </text:span></text:span><text:span text:style-name="Source_20_Text"><text:span text:style-name="T316">detect </text:span></text:span><text:span text:style-name="Source_20_Text"><text:span text:style-name="T315">train </text:span></text:span><text:span text:style-name="Source_20_Text"><text:span text:style-name="T316">\</text:span></text:span></text:p>
      <text:p text:style-name="P252"><text:span text:style-name="Source_20_Text"><text:span text:style-name="T315">device=0 </text:span></text:span><text:span text:style-name="Source_20_Text"><text:span text:style-name="T316">\</text:span></text:span></text:p>
      <text:p text:style-name="P252"><text:span text:style-name="Source_20_Text"><text:span text:style-name="T315">data=night_fly_256.yaml </text:span></text:span><text:span text:style-name="Source_20_Text"><text:span text:style-name="T316">\</text:span></text:span></text:p>
      <text:p text:style-name="P252"><text:span text:style-name="Source_20_Text"><text:span text:style-name="T315">model=yolov8n.yaml </text:span></text:span><text:span text:style-name="Source_20_Text"><text:span text:style-name="T316">\</text:span></text:span></text:p>
      <text:p text:style-name="P252"><text:span text:style-name="Source_20_Text"><text:span text:style-name="T315">epochs=</text:span></text:span><text:span text:style-name="Source_20_Text"><text:span text:style-name="T316">5 \</text:span></text:span><text:span text:style-name="Source_20_Text"><text:span text:style-name="T315"> </text:span></text:span></text:p>
      <text:p text:style-name="P252"><text:span text:style-name="Source_20_Text"><text:span text:style-name="T315">lr0=0.01</text:span></text:span></text:p>
      <text:p text:style-name="P183"><text:span text:style-name="Source_20_Text"><text:span text:style-name="T92">Обучение запускается !!! </text:span></text:span><text:span text:style-name="Source_20_Text"><text:span text:style-name="T93">(без GPU)</text:span></text:span></text:p>
      <text:p text:style-name="P172"><text:span text:style-name="Source_20_Text"><text:span text:style-name="T153"/></text:span></text:p>
      <text:p text:style-name="P22"><text:span text:style-name="Source_20_Text"><text:span text:style-name="T33"/></text:span></text:p>
      <text:p text:style-name="P23"><text:span text:style-name="Source_20_Text"><text:span text:style-name="T33">0</text:span></text:span><text:span text:style-name="Source_20_Text"><text:span text:style-name="T41">9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"><text:bookmark text:name="09_09_2024_night_fly_OK !!!!"/><text:span text:style-name="Source_20_Text"><text:span text:style-name="T34"/></text:span></text:p>
      <text:p text:style-name="P278">Object detection:</text:p>
      <text:p text:style-name="P235">docker run -it --rm <text:span text:style-name="T404">\</text:span></text:p>
      <text:p text:style-name="P235">-v ~/yolov8:/yolov8 <text:span text:style-name="T392">\</text:span></text:p>
      <text:p text:style-name="P235">afdca96f8b7d detect predict save <text:span text:style-name="T392">\</text:span></text:p>
      <text:p text:style-name="P235">model=yolov8<text:span text:style-name="T264">n</text:span>.pt <text:span text:style-name="T392">\</text:span></text:p>
      <text:p text:style-name="P235"><text:span text:style-name="Source_20_Text"><text:span text:style-name="T282">source=inputs/test.jpg</text:span></text:span></text:p>
      <text:p text:style-name="P22"><text:span text:style-name="Source_20_Text"><text:span text:style-name="T34"/></text:span></text:p>
      <text:p text:style-name="P279"><text:span text:style-name="T394">Train</text:span>:</text:p>
      <text:p text:style-name="P185"><text:span text:style-name="Source_20_Text"><text:span text:style-name="T270">docker run -it --rm </text:span></text:span><text:span text:style-name="Source_20_Text"><text:span text:style-name="T275">\</text:span></text:span></text:p>
      <text:p text:style-name="P185"><text:span text:style-name="Source_20_Text"><text:span text:style-name="T270">-v ~/yolov8:/yolov8 \</text:span></text:span></text:p>
      <text:p text:style-name="P187"><text:span text:style-name="Source_20_Text"><text:span text:style-name="T270">afdca96f8b7d </text:span></text:span><text:span text:style-name="Source_20_Text"><text:span text:style-name="T274">detect </text:span></text:span><text:span text:style-name="Source_20_Text"><text:span text:style-name="T270">train \</text:span></text:span></text:p>
      <text:p text:style-name="P111"><text:span text:style-name="Source_20_Text"><text:span text:style-name="T298">model=yolov8n.pt \</text:span></text:span></text:p>
      <text:p text:style-name="P111"><text:span text:style-name="Source_20_Text"><text:span text:style-name="T298">epochs=10 </text:span></text:span><text:span text:style-name="Source_20_Text"><text:span text:style-name="T299">\</text:span></text:span></text:p>
      <text:p text:style-name="P111"><text:span text:style-name="Source_20_Text"><text:span text:style-name="T299">imgsz=640 </text:span></text:span><text:span text:style-name="Source_20_Text"><text:span text:style-name="T300">\</text:span></text:span></text:p>
      <text:p text:style-name="P186"><text:span text:style-name="Source_20_Text"><text:span text:style-name="T270">data=coco8.yaml </text:span></text:span><text:span text:style-name="Source_20_Text"><text:span text:style-name="T271">\</text:span></text:span></text:p>
      <text:p text:style-name="P186"><text:span text:style-name="Source_20_Text"><text:span text:style-name="T270">pretrained=</text:span></text:span><text:span text:style-name="Source_20_Text"><text:span text:style-name="T271">False</text:span></text:span></text:p>
      <text:p text:style-name="P22"><text:span text:style-name="Source_20_Text"><text:span text:style-name="T34"/></text:span></text:p>
      <text:p text:style-name="P280"><text:span text:style-name="Source_20_Text">T</text:span><text:span text:style-name="Source_20_Text"><text:span text:style-name="T293">o rknn</text:span></text:span><text:span text:style-name="Source_20_Text"><text:span text:style-name="T282">:</text:span></text:span></text:p>
      <text:p text:style-name="P22"><text:span text:style-name="Source_20_Text"><text:span text:style-name="T276">docker run -v </text:span></text:span><text:span text:style-name="Source_20_Text"><text:span text:style-name="T277">~</text:span></text:span><text:span text:style-name="Source_20_Text"><text:span text:style-name="T276">/yolov8/runs/detect/train11/weights:/share \</text:span></text:span></text:p>
      <text:p text:style-name="P22"><text:span text:style-name="Source_20_Text"><text:span text:style-name="T276">ilooro/rknn-converter:latest \</text:span></text:span></text:p>
      <text:p text:style-name="P22"><text:span text:style-name="Source_20_Text"><text:span text:style-name="T276">--model </text:span></text:span><text:span text:style-name="Source_20_Text"><text:span text:style-name="T277">best</text:span></text:span><text:span text:style-name="Source_20_Text"><text:span text:style-name="T276">.pt \</text:span></text:span></text:p>
      <text:p text:style-name="P24"><text:span text:style-name="Source_20_Text"><text:span text:style-name="T276">--height 640 --width 640 </text:span></text:span><text:span text:style-name="Source_20_Text"><text:span text:style-name="T277">\</text:span></text:span></text:p>
      <text:p text:style-name="P24"><text:span text:style-name="Source_20_Text"><text:span text:style-name="T276">--quant </text:span></text:span><text:span text:style-name="Source_20_Text"><text:span text:style-name="T277">\</text:span></text:span></text:p>
      <text:p text:style-name="P24"><text:span text:style-name="Source_20_Text"><text:span text:style-name="T276">--model_version 8</text:span></text:span></text:p>
      <text:p text:style-name="P188"><text:span text:style-name="Source_20_Text"><text:span text:style-name="T94">На апельсине работает</text:span></text:span></text:p>
      <text:p text:style-name="P22"><text:span text:style-name="Source_20_Text"><text:span text:style-name="T34"/></text:span></text:p>
      <text:p text:style-name="P282"><text:span text:style-name="T394">Train </text:span><text:span text:style-name="T402">from scratch </text:span><text:span text:style-name="T414">in Docker</text:span>:</text:p>
      <text:p text:style-name="P267">night_fly_256.yaml.yaml <text:span text:style-name="T405">положить в ~/yolov8 </text:span><text:span text:style-name="T406">(см ниже содержание)</text:span></text:p>
      <text:p text:style-name="P25"><text:span text:style-name="Source_20_Text"><text:span text:style-name="T400">path: night_fly_256 # dataset root dir</text:span></text:span></text:p>
      <text:p text:style-name="P25"><text:span text:style-name="Source_20_Text"><text:span text:style-name="T400">train: images # train images (relative to 'path') 128 images</text:span></text:span></text:p>
      <text:p text:style-name="P25"><text:span text:style-name="Source_20_Text"><text:span text:style-name="T400">val: images # val images (relative to 'path') 128 images</text:span></text:span></text:p>
      <text:p text:style-name="P25"><text:span text:style-name="Source_20_Text"><text:span text:style-name="T400">test: # test images (optional)</text:span></text:span></text:p>
      <text:p text:style-name="P25"><text:span text:style-name="Source_20_Text"><text:span text:style-name="T400"># Classes</text:span></text:span></text:p>
      <text:p text:style-name="P25"><text:span text:style-name="Source_20_Text"><text:span text:style-name="T400">names:</text:span></text:span></text:p>
      <text:p text:style-name="P255"><text:span text:style-name="Source_20_Text"><text:span text:style-name="T401"><text:s text:c="2"/>0: boat</text:span></text:span></text:p>
      <text:p text:style-name="P268"/>
      <text:p text:style-name="P189"><text:span text:style-name="Source_20_Text"><text:span text:style-name="T278">docker run -it --rm \</text:span></text:span></text:p>
      <text:p text:style-name="P189"><text:span text:style-name="Source_20_Text"><text:span text:style-name="T278">-v ~/yolov8:/yolov8 \</text:span></text:span></text:p>
      <text:p text:style-name="P191"><text:span text:style-name="Source_20_Text"><text:span text:style-name="T278">-v ~/</text:span></text:span><text:span text:style-name="Source_20_Text"><text:span text:style-name="T279">datasets</text:span></text:span><text:span text:style-name="Source_20_Text"><text:span text:style-name="T278">:/yolov8/</text:span></text:span><text:span text:style-name="Source_20_Text"><text:span text:style-name="T279">datasets</text:span></text:span><text:span text:style-name="Source_20_Text"><text:span text:style-name="T278"> \</text:span></text:span></text:p>
      <text:p text:style-name="P189"><text:span text:style-name="Source_20_Text"><text:span text:style-name="T278">afdca96f8b7d detect train \</text:span></text:span></text:p>
      <text:p text:style-name="P112"><text:span text:style-name="Source_20_Text"><text:span text:style-name="T398">model=yolov8n.yaml</text:span></text:span><text:span text:style-name="Source_20_Text"><text:span text:style-name="T305"> \</text:span></text:span></text:p>
      <text:p text:style-name="P190"><text:span text:style-name="Source_20_Text"><text:span text:style-name="T278">data=night_fly_256.yaml \</text:span></text:span></text:p>
      <text:p text:style-name="P112"><text:span text:style-name="Source_20_Text"><text:span text:style-name="T305">epochs=</text:span></text:span><text:span text:style-name="Source_20_Text"><text:span text:style-name="T306">2</text:span></text:span><text:span text:style-name="Source_20_Text"><text:span text:style-name="T305">0 \</text:span></text:span></text:p>
      <text:p text:style-name="P112"><text:span text:style-name="Source_20_Text"><text:span text:style-name="T305">imgsz=</text:span></text:span><text:span text:style-name="Source_20_Text"><text:span text:style-name="T306">256</text:span></text:span><text:span text:style-name="Source_20_Text"><text:span text:style-name="T305"> \</text:span></text:span></text:p>
      <text:p text:style-name="P22"><text:span text:style-name="Source_20_Text"><text:span text:style-name="T399">pretrained=False</text:span></text:span></text:p>
      <text:p text:style-name="P22"><text:span text:style-name="Source_20_Text"><text:span text:style-name="T399"/></text:span></text:p>
      <text:p text:style-name="P281"><text:span text:style-name="Source_20_Text"><text:span text:style-name="T318">To rknn </text:span></text:span><text:span text:style-name="Source_20_Text"><text:span text:style-name="T317">:</text:span></text:span></text:p>
      <text:p text:style-name="P26"><text:span text:style-name="Source_20_Text"><text:span text:style-name="T278">docker run -v </text:span></text:span><text:span text:style-name="Source_20_Text"><text:span text:style-name="T280">~</text:span></text:span><text:span text:style-name="Source_20_Text"><text:span text:style-name="T278">/yolov8/runs/detect/train1</text:span></text:span><text:span text:style-name="Source_20_Text"><text:span text:style-name="T281">4</text:span></text:span><text:span text:style-name="Source_20_Text"><text:span text:style-name="T278">/weights:/share \</text:span></text:span></text:p>
      <text:p text:style-name="P26"><text:span text:style-name="Source_20_Text"><text:span text:style-name="T278">ilooro/rknn-converter:latest \</text:span></text:span></text:p>
      <text:p text:style-name="P26"><text:span text:style-name="Source_20_Text"><text:span text:style-name="T278">--model </text:span></text:span><text:span text:style-name="Source_20_Text"><text:span text:style-name="T280">best</text:span></text:span><text:span text:style-name="Source_20_Text"><text:span text:style-name="T278">.pt \</text:span></text:span></text:p>
      <text:p text:style-name="P26"><text:span text:style-name="Source_20_Text"><text:span text:style-name="T278">--height </text:span></text:span><text:span text:style-name="Source_20_Text"><text:span text:style-name="T281">256</text:span></text:span><text:span text:style-name="Source_20_Text"><text:span text:style-name="T278"> --width </text:span></text:span><text:span text:style-name="Source_20_Text"><text:span text:style-name="T281">256</text:span></text:span><text:span text:style-name="Source_20_Text"><text:span text:style-name="T278"> </text:span></text:span><text:span text:style-name="Source_20_Text"><text:span text:style-name="T280">\</text:span></text:span></text:p>
      <text:p text:style-name="P26"><text:span text:style-name="Source_20_Text"><text:span text:style-name="T278">--quant </text:span></text:span><text:span text:style-name="Source_20_Text"><text:span text:style-name="T280">\</text:span></text:span></text:p>
      <text:p text:style-name="P26"><text:span text:style-name="Source_20_Text"><text:span text:style-name="T399">--model_version 8</text:span></text:span></text:p>
      <text:p text:style-name="P192"><text:span text:style-name="Source_20_Text"><text:span text:style-name="T95">На апельсине работает !!!! </text:span></text:span><text:span text:style-name="Source_20_Text"><text:span text:style-name="T86">точность распознавания 30 – 60% <text:s/>nf11.jpg не распознался</text:span></text:span></text:p>
      <text:p text:style-name="P22"><text:span text:style-name="Source_20_Text"><text:span text:style-name="T174">20 epochs completed in 2.354 hours.</text:span></text:span></text:p>
      <text:p text:style-name="P22"><text:span text:style-name="Source_20_Text"><text:span text:style-name="T174">Optimizer stripped from runs/detect/train14/weights/last.pt, 6.2MB</text:span></text:span></text:p>
      <text:p text:style-name="P22"><text:span text:style-name="Source_20_Text"><text:span text:style-name="T174">Optimizer stripped from runs/detect/train14/weights/best.pt, 6.2MB</text:span></text:span></text:p>
      <text:p text:style-name="P22"><text:span text:style-name="Source_20_Text"><text:span text:style-name="T175"/></text:span></text:p>
      <text:p text:style-name="P22"><text:soft-page-break/><text:span text:style-name="Source_20_Text"><text:span text:style-name="T174">Validating runs/detect/train14/weights/best.pt...</text:span></text:span></text:p>
      <text:p text:style-name="P22"><text:span text:style-name="Source_20_Text"><text:span text:style-name="T174">Ultralytics YOLOv8.2.84 🚀 Python-3.10.12 torch-2.4.0+cu121 CPU (Intel Core(TM) i7-10700 2.90GHz)</text:span></text:span></text:p>
      <text:p text:style-name="P22"><text:span text:style-name="Source_20_Text"><text:span text:style-name="T174">YOLOv8n summary (fused): 168 layers, 3,005,843 parameters, 0 gradients, 8.1 GFLOPs</text:span></text:span></text:p>
      <text:p text:style-name="P22"><text:span text:style-name="Source_20_Text"><text:span text:style-name="T174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174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174">Speed: 0.2ms preprocess, 7.5ms inference, 0.0ms loss, 0.2ms postprocess per image</text:span></text:span></text:p>
      <text:p text:style-name="P22"><text:span text:style-name="Source_20_Text"><text:span text:style-name="T174">Results saved to runs/detect/train14</text:span></text:span></text:p>
      <text:p text:style-name="P22"><text:span text:style-name="Source_20_Text"><text:span text:style-name="T174"/></text:span></text:p>
      <text:p text:style-name="P32"><text:span text:style-name="Source_20_Text"><text:span text:style-name="T48">Закускаю в докере 40 эпох</text:span></text:span></text:p>
      <text:p text:style-name="P193"><text:span text:style-name="Source_20_Text"><text:span text:style-name="T278">docker run -it --rm \</text:span></text:span></text:p>
      <text:p text:style-name="P193"><text:span text:style-name="Source_20_Text"><text:span text:style-name="T278">-v ~/yolov8:/yolov8 \</text:span></text:span></text:p>
      <text:p text:style-name="P193"><text:span text:style-name="Source_20_Text"><text:span text:style-name="T278">-v ~/</text:span></text:span><text:span text:style-name="Source_20_Text"><text:span text:style-name="T279">datasets</text:span></text:span><text:span text:style-name="Source_20_Text"><text:span text:style-name="T278">:/yolov8/</text:span></text:span><text:span text:style-name="Source_20_Text"><text:span text:style-name="T279">datasets</text:span></text:span><text:span text:style-name="Source_20_Text"><text:span text:style-name="T278"> \</text:span></text:span></text:p>
      <text:p text:style-name="P193"><text:span text:style-name="Source_20_Text"><text:span text:style-name="T278">afdca96f8b7d detect train \</text:span></text:span></text:p>
      <text:p text:style-name="P113"><text:span text:style-name="Source_20_Text"><text:span text:style-name="T398">model=yolov8n.yaml</text:span></text:span><text:span text:style-name="Source_20_Text"><text:span text:style-name="T305"> \</text:span></text:span></text:p>
      <text:p text:style-name="P194"><text:span text:style-name="Source_20_Text"><text:span text:style-name="T278">data=night_fly_256.yaml \</text:span></text:span></text:p>
      <text:p text:style-name="P113"><text:span text:style-name="Source_20_Text"><text:span text:style-name="T305">epochs=</text:span></text:span><text:span text:style-name="Source_20_Text"><text:span text:style-name="T307">4</text:span></text:span><text:span text:style-name="Source_20_Text"><text:span text:style-name="T305">0 \</text:span></text:span></text:p>
      <text:p text:style-name="P113"><text:span text:style-name="Source_20_Text"><text:span text:style-name="T305">imgsz=</text:span></text:span><text:span text:style-name="Source_20_Text"><text:span text:style-name="T306">256</text:span></text:span><text:span text:style-name="Source_20_Text"><text:span text:style-name="T305"> \</text:span></text:span></text:p>
      <text:p text:style-name="P31"><text:span text:style-name="Source_20_Text"><text:span text:style-name="T399">pretrained=False</text:span></text:span></text:p>
      <text:p text:style-name="P22"><text:span text:style-name="Source_20_Text"><text:span text:style-name="T174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176">Overriding model.yaml nc=80 with nc=1</text:span></text:span></text:p>
      <text:p text:style-name="P22"><text:span text:style-name="Source_20_Text"><text:span text:style-name="T34"/></text:span></text:p>
      <text:p text:style-name="P27"><text:span text:style-name="Source_20_Text"><text:span text:style-name="T70">Попробовать обучать не в Докере (не работает GPU) а на GPU <text:s/>- </text:span></text:span><text:span text:style-name="Source_20_Text"><text:span text:style-name="T71">сделано</text:span></text:span></text:p>
      <text:p text:style-name="P284"/>
      <text:p text:style-name="P285"><text:span text:style-name="T394">Train </text:span><text:span text:style-name="T402">from scratch </text:span><text:span text:style-name="T414">in </text:span><text:span text:style-name="T415">GPU</text:span>:</text:p>
      <text:p text:style-name="P283"/>
      <text:p text:style-name="P266"><text:span text:style-name="T407">night_fly_256.</text:span><text:span text:style-name="T409">yaml <text:s/>положить в </text:span><text:span text:style-name="Source_20_Text"><text:span text:style-name="T319">~/WORK/NEURO/yolo8</text:span></text:span></text:p>
      <text:p text:style-name="P257">path: ../../<text:span text:style-name="T416">datasets/</text:span>night_fly_256</text:p>
      <text:p text:style-name="P257">train: images</text:p>
      <text:p text:style-name="P257">val: images</text:p>
      <text:p text:style-name="P257"># class names</text:p>
      <text:p text:style-name="P257">names: </text:p>
      <text:p text:style-name="P257"><text:s text:c="2"/>0: boat</text:p>
      <text:p text:style-name="P258"/>
      <text:p text:style-name="P259">(yolo5) user@userevgeny:~/WORK/NEURO/yolo8$</text:p>
      <text:p text:style-name="P115"><text:span text:style-name="Source_20_Text"><text:span text:style-name="T408">cd </text:span></text:span><text:span text:style-name="Source_20_Text"><text:span text:style-name="T409">~</text:span></text:span><text:span text:style-name="Source_20_Text"><text:span text:style-name="T407">/WORK/NEURO/yolo8 </text:span></text:span><text:span text:style-name="Source_20_Text"><text:span text:style-name="T408">&amp;&amp; \</text:span></text:span></text:p>
      <text:p text:style-name="P114"><text:span text:style-name="Source_20_Text"><text:span text:style-name="T407">conda activate yolo5 &amp;&amp; \</text:span></text:span></text:p>
      <text:p text:style-name="P114"><text:span text:style-name="Source_20_Text"><text:span text:style-name="T407">yolo task=detect mode=train </text:span></text:span><text:span text:style-name="Source_20_Text"><text:span text:style-name="T410">\</text:span></text:span></text:p>
      <text:p text:style-name="P114"><text:span text:style-name="Source_20_Text"><text:span text:style-name="T407">data=</text:span></text:span><text:span text:style-name="Source_20_Text"><text:span text:style-name="T409">~</text:span></text:span><text:span text:style-name="Source_20_Text"><text:span text:style-name="T407">/WORK/NEURO/yolo8/night_fly_256.yaml </text:span></text:span><text:span text:style-name="Source_20_Text"><text:span text:style-name="T410">\</text:span></text:span></text:p>
      <text:p text:style-name="P114"><text:span text:style-name="Source_20_Text"><text:span text:style-name="T407">model=</text:span></text:span><text:span text:style-name="Source_20_Text"><text:span text:style-name="T408">~</text:span></text:span><text:span text:style-name="Source_20_Text"><text:span text:style-name="T407">/WORK/NEURO/yolo8/yolov8</text:span></text:span><text:span text:style-name="Source_20_Text"><text:span text:style-name="T411">n</text:span></text:span><text:span text:style-name="Source_20_Text"><text:span text:style-name="T407">_1_class.yaml </text:span></text:span><text:span text:style-name="Source_20_Text"><text:span text:style-name="T410">\</text:span></text:span></text:p>
      <text:p text:style-name="P114"><text:span text:style-name="Source_20_Text"><text:span text:style-name="T407">epochs=</text:span></text:span><text:span text:style-name="Source_20_Text"><text:span text:style-name="T408">100</text:span></text:span><text:span text:style-name="Source_20_Text"><text:span text:style-name="T407"> </text:span></text:span><text:span text:style-name="Source_20_Text"><text:span text:style-name="T410">\</text:span></text:span></text:p>
      <text:p text:style-name="P114"><text:span text:style-name="Source_20_Text"><text:span text:style-name="T407">imgsz=</text:span></text:span><text:span text:style-name="Source_20_Text"><text:span text:style-name="T410">256 </text:span></text:span><text:span text:style-name="Source_20_Text"><text:span text:style-name="T412">\</text:span></text:span></text:p>
      <text:p text:style-name="P114"><text:span text:style-name="Source_20_Text"><text:span text:style-name="T410">name=</text:span></text:span><text:span text:style-name="Source_20_Text"><text:span text:style-name="T413">train_</text:span></text:span><text:span text:style-name="Source_20_Text"><text:span text:style-name="T410">yolov8n_</text:span></text:span><text:span text:style-name="Source_20_Text"><text:span text:style-name="T408">100</text:span></text:span><text:span text:style-name="Source_20_Text"><text:span text:style-name="T412">e</text:span></text:span></text:p>
      <text:p text:style-name="P114"><text:span text:style-name="Source_20_Text"><text:span text:style-name="T180">100 epochs completed in 2.963 hours.</text:span></text:span></text:p>
      <text:p text:style-name="P114"><text:span text:style-name="Source_20_Text"><text:span text:style-name="T180">Optimizer stripped from runs/detect/train_yolov8n_100e3/weights/last.pt, 6.2MB</text:span></text:span></text:p>
      <text:p text:style-name="P114"><text:span text:style-name="Source_20_Text"><text:span text:style-name="T180">Optimizer stripped from runs/detect/train_yolov8n_100e3/weights/best.pt, 6.2MB</text:span></text:span></text:p>
      <text:p text:style-name="P114"><text:span text:style-name="Source_20_Text"><text:span text:style-name="T179"/></text:span></text:p>
      <text:p text:style-name="P114"><text:span text:style-name="Source_20_Text"><text:span text:style-name="T180">Validating runs/detect/train_yolov8n_100e3/weights/best.pt...</text:span></text:span></text:p>
      <text:p text:style-name="P114"><text:span text:style-name="Source_20_Text"><text:span text:style-name="T180">Ultralytics YOLOv8.2.77 🚀 Python-3.10.14 torch-2.4.0+cu121 CUDA:0 (NVIDIA GeForce RTX 3060, 12044MiB)</text:span></text:span></text:p>
      <text:p text:style-name="P114"><text:span text:style-name="Source_20_Text"><text:span text:style-name="T180">YOLOv8n_1_class summary (fused): 168 layers, 3,005,843 parameters, 0 gradients, 8.1 GFLOPs</text:span></text:span></text:p>
      <text:p text:style-name="P114"><text:span text:style-name="Source_20_Text"><text:span text:style-name="T180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14"><text:span text:style-name="Source_20_Text"><text:span text:style-name="T180"><text:s text:c="19"/>all <text:s text:c="5"/>13640 <text:s text:c="5"/>13656 <text:s text:c="5"/>0.976 <text:s text:c="5"/>0.974 <text:s text:c="5"/>0.984 <text:s text:c="5"/>0.494</text:span></text:span></text:p>
      <text:p text:style-name="P114"><text:span text:style-name="Source_20_Text"><text:span text:style-name="T180">Speed: 0.0ms preprocess, 0.3ms inference, 0.0ms loss, 0.5ms postprocess per image</text:span></text:span></text:p>
      <text:p text:style-name="P114"><text:span text:style-name="Source_20_Text"><text:span text:style-name="T180">Results saved to runs/detect/train_yolov8n_100e3</text:span></text:span></text:p>
      <text:p text:style-name="P114"><text:span text:style-name="Source_20_Text"><text:span text:style-name="T180">💡 Learn more at https://docs.ultralytics.com/modes/train</text:span></text:span></text:p>
      <text:p text:style-name="P114"><text:soft-page-break/><text:span text:style-name="Source_20_Text"><text:span text:style-name="T412"/></text:span></text:p>
      <text:p text:style-name="P114"><text:span text:style-name="Source_20_Text"><text:span text:style-name="T412"/></text:span></text:p>
      <text:p text:style-name="P196"><text:span text:style-name="Source_20_Text"><text:span text:style-name="T89">Обучение проходит на GPU размер файла <text:s/>rknn на выходе такой же</text:span></text:span></text:p>
      <text:p text:style-name="P287"><text:span text:style-name="Source_20_Text"><text:span text:style-name="T309">To rknn </text:span></text:span><text:span text:style-name="Source_20_Text"><text:span text:style-name="T308">:</text:span></text:span></text:p>
      <text:p text:style-name="P34"><text:span text:style-name="Source_20_Text"><text:span text:style-name="T278">docker run -v ~/WORK/NEURO/yolo8/runs/detect/train_yolov8n_100e3/weights:/share \</text:span></text:span></text:p>
      <text:p text:style-name="P34"><text:span text:style-name="Source_20_Text"><text:span text:style-name="T278">ilooro/rknn-converter:latest \</text:span></text:span></text:p>
      <text:p text:style-name="P34"><text:span text:style-name="Source_20_Text"><text:span text:style-name="T278">--model </text:span></text:span><text:span text:style-name="Source_20_Text"><text:span text:style-name="T280">best</text:span></text:span><text:span text:style-name="Source_20_Text"><text:span text:style-name="T278">.pt \</text:span></text:span></text:p>
      <text:p text:style-name="P34"><text:span text:style-name="Source_20_Text"><text:span text:style-name="T278">--height </text:span></text:span><text:span text:style-name="Source_20_Text"><text:span text:style-name="T281">256</text:span></text:span><text:span text:style-name="Source_20_Text"><text:span text:style-name="T278"> --width </text:span></text:span><text:span text:style-name="Source_20_Text"><text:span text:style-name="T281">256</text:span></text:span><text:span text:style-name="Source_20_Text"><text:span text:style-name="T278"> </text:span></text:span><text:span text:style-name="Source_20_Text"><text:span text:style-name="T280">\</text:span></text:span></text:p>
      <text:p text:style-name="P34"><text:span text:style-name="Source_20_Text"><text:span text:style-name="T278">--quant </text:span></text:span><text:span text:style-name="Source_20_Text"><text:span text:style-name="T280">\</text:span></text:span></text:p>
      <text:p text:style-name="P34"><text:span text:style-name="Source_20_Text"><text:span text:style-name="T399">--model_version 8</text:span></text:span></text:p>
      <text:p text:style-name="P195"><text:span text:style-name="Source_20_Text"><text:span text:style-name="T88">На апельсине работает !!!!</text:span></text:span></text:p>
      <text:p text:style-name="P22"><text:span text:style-name="Source_20_Text"><text:span text:style-name="T34"/></text:span></text:p>
      <text:p text:style-name="P35"><text:span text:style-name="Source_20_Text"><text:span text:style-name="T32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33"><text:span text:style-name="Source_20_Text"><text:span text:style-name="T43">10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10_09_2024"/></text:p>
      <text:p text:style-name="P22"><text:span text:style-name="Source_20_Text"><text:span text:style-name="T47"/></text:span></text:p>
      <text:p text:style-name="P36"><text:span text:style-name="Source_20_Text"><text:span text:style-name="T122">Модифицировать программу для inference (измерение времени) </text:span></text:span><text:span text:style-name="Source_20_Text"><text:span text:style-name="T123">выполнено</text:span></text:span></text:p>
      <text:p text:style-name="P35"><text:span text:style-name="Source_20_Text"><text:span text:style-name="T124">Проект собирать в Смаке – </text:span></text:span><text:span text:style-name="Source_20_Text"><text:span text:style-name="T123">перехожу на работу на апельсине</text:span></text:span><text:span text:style-name="Source_20_Text"><text:span text:style-name="T124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47">https://github.com/rockchip-linux/rknpu2/blob/master/runtime/RK3588/Linux/librknn_api/include/rknn_api.h</text:span></text:span></text:a></text:p>
      <text:p text:style-name="P35"><text:span text:style-name="Source_20_Text"><text:span text:style-name="T47"/></text:span></text:p>
      <text:p text:style-name="P319"><text:bookmark text:name="10_09_20241"/><text:span text:style-name="Source_20_Text"><text:span text:style-name="T34">11.09.2024</text:span></text:span></text:p>
      <text:p text:style-name="P317"><text:span text:style-name="Source_20_Text"><text:span text:style-name="T125">Начал писать функцию </text:span></text:span><text:span text:style-name="Source_20_Text"><text:span text:style-name="T72">yolo_work</text:span></text:span></text:p>
      <text:p text:style-name="P35"><text:span text:style-name="Source_20_Text"><text:span text:style-name="T123"/></text:span></text:p>
      <text:p text:style-name="P35"><text:span text:style-name="Source_20_Text"><text:span text:style-name="T123"/></text:span></text:p>
      <text:p text:style-name="P35"><text:span text:style-name="Source_20_Text"><text:span text:style-name="T123"/></text:span></text:p>
      <text:p text:style-name="P35"><text:span text:style-name="Source_20_Text"><text:span text:style-name="T123"/></text:span></text:p>
      <text:p text:style-name="P35"><text:span text:style-name="Source_20_Text"><text:span text:style-name="T49"/></text:span></text:p>
      <text:p text:style-name="P35"><text:span text:style-name="Source_20_Text"><text:span text:style-name="T50">Добиться чтобы обучение в докере шло через GPU</text:span></text:span></text:p>
      <text:p text:style-name="P22"><text:span text:style-name="Source_20_Text"><text:span text:style-name="T34"/></text:span></text:p>
      <text:p text:style-name="P22"><text:span text:style-name="Source_20_Text"><text:span text:style-name="T386">https://blog.kaylordut.com/2024/02/09/rk3588%27s-yolov8-model-conversion-from-pt-to-rknn/</text:span></text:span></text:p>
      <text:p text:style-name="P98"><text:span text:style-name="Source_20_Text"><text:span text:style-name="T14">ПРОБОВАТЬ ДРУГИЕ МОДЕЛИ</text:span></text:span></text:p>
      <text:p text:style-name="P88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38">https://github.com/laitathei/YOLOv8-ONNX-RKNN-HORIZON-TensorRT-Segmentation</text:span></text:span></text:a></text:p>
      <text:p text:style-name="P88"><text:a xlink:type="simple" xlink:href="https://github.com/khadas/edge2-npu/tree/master/C%2B%2B/yolov8n" text:style-name="Internet_20_link" text:visited-style-name="Visited_20_Internet_20_Link"><text:span text:style-name="Source_20_Text"><text:span text:style-name="T138">https://github.com/khadas/edge2-npu/tree/master/C%2B%2B/yolov8n</text:span></text:span></text:a></text:p>
      <text:p text:style-name="P88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38">https://www.google.com/search?client=ubuntu-sn&amp;channel=fs&amp;q=yolov8-model-to-rknn#fpstate=ive&amp;vld=cid:a1ab7fa9,vid:pN8mKZ5wpdQ,st:0</text:span></text:span></text:a></text:p>
      <text:p text:style-name="P88"><text:span text:style-name="Source_20_Text"><text:span text:style-name="T244"/></text:span></text:p>
      <text:p text:style-name="P84"><text:span text:style-name="Source_20_Text"><text:span text:style-name="T154">https://www.piwheels.org/project/yolov8-rknn/</text:span></text:span></text:p>
      <text:p text:style-name="P80"><text:span text:style-name="Source_20_Text"><text:span text:style-name="T46"/></text:span></text:p>
      <text:p text:style-name="P80"><text:span text:style-name="Source_20_Text"><text:span text:style-name="T119"/></text:span></text:p>
      <text:p text:style-name="P309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09"><text:span text:style-name="Source_20_Text"><text:span text:style-name="T52"/></text:span></text:p>
      <text:p text:style-name="P304"><text:span text:style-name="Source_20_Text"><text:span text:style-name="T344">ЭКСПОРТ <text:s/>в <text:s/></text:span></text:span><text:span text:style-name="Source_20_Text"><text:span text:style-name="T366">rknn from onnx</text:span></text:span></text:p>
      <text:p text:style-name="P59"><text:a xlink:type="simple" xlink:href="https://github.com/airockchip/rknn-toolkit2/releases" text:style-name="Internet_20_link" text:visited-style-name="Visited_20_Internet_20_Link"><text:span text:style-name="Source_20_Text"><text:span text:style-name="T347">https://github.com/airockchip/rknn-toolkit2/releases</text:span></text:span></text:a></text:p>
      <text:p text:style-name="P59"><text:span text:style-name="Source_20_Text"><text:span text:style-name="T61"/></text:span></text:p>
      <text:p text:style-name="P59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56"> <text:s text:c="3"/></text:span></text:span><text:span text:style-name="Source_20_Text"><text:span text:style-name="T357">Решение</text:span></text:span></text:p>
      <text:p text:style-name="P59"><text:span text:style-name="Source_20_Text"><text:span text:style-name="T358"/></text:span></text:p>
      <text:p text:style-name="P59"><text:a xlink:type="simple" xlink:href="https://github.com/airockchip/yolov10" text:style-name="Internet_20_link" text:visited-style-name="Visited_20_Internet_20_Link"><text:span text:style-name="Source_20_Text"><text:span text:style-name="T384">https://github.com/airockchip/yolov10</text:span></text:span></text:a></text:p>
      <text:p text:style-name="P59"><text:a xlink:type="simple" xlink:href="https://github.com/DanielSarmiento04/yolov10cpp" text:style-name="Internet_20_link" text:visited-style-name="Visited_20_Internet_20_Link"><text:span text:style-name="Source_20_Text"><text:span text:style-name="T384">https://github.com/DanielSarmiento04/yolov10cpp</text:span></text:span></text:a></text:p>
      <text:p text:style-name="P59"><text:span text:style-name="Source_20_Text"><text:span text:style-name="T384"/></text:span></text:p>
      <text:p text:style-name="P59"><text:span text:style-name="Source_20_Text"><text:span text:style-name="T385">https://docs.radxa.com/en/rock5/rock5c/app-development/rknn_install</text:span></text:span></text:p>
      <text:p text:style-name="P59"><text:span text:style-name="Source_20_Text"><text:span text:style-name="T61"/></text:span></text:p>
      <text:p text:style-name="P28"><text:span text:style-name="Source_20_Text"><text:span text:style-name="T24"/></text:span></text:p>
      <text:p text:style-name="P19"><text:span text:style-name="Source_20_Text"><text:span text:style-name="T34"/></text:span></text:p>
      <text:p text:style-name="P66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49"> <text:s text:c="2"/></text:span></text:span><text:span text:style-name="Source_20_Text"><text:span text:style-name="T350">Аргументы экспорта</text:span></text:span></text:p>
      <text:p text:style-name="P65"><text:span text:style-name="Source_20_Text"><text:span text:style-name="T74">Исходники inference yolo8 <text:s/>- собрать для Desktop и <text:s/>Arm</text:span></text:span></text:p>
      <text:p text:style-name="P126"><text:span text:style-name="Source_20_Text"><text:span text:style-name="T162"/></text:span></text:p>
      <text:p text:style-name="P229"><text:span text:style-name="Source_20_Text"><text:span text:style-name="T200"/></text:span></text:p>
      <text:p text:style-name="P21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92">https://visualstudiomagazine.com/Articles/2022/04/01/preparing-cifar-data.aspx</text:span></text:span></text:a></text:p>
      <text:p text:style-name="P214"><text:span text:style-name="Source_20_Text"><text:span text:style-name="T192"/></text:span></text:p>
      <text:p text:style-name="P214"><text:span text:style-name="Source_20_Text"><text:span text:style-name="T159">openCL_project_neuro_1 <text:s/>- <text:s/></text:span></text:span><text:span text:style-name="Source_20_Text"><text:span text:style-name="T160">работает на C++ <text:s/>- разобраться в работе</text:span></text:span></text:p>
      <text:p text:style-name="P214"><text:span text:style-name="Source_20_Text"><text:span text:style-name="T192"/></text:span></text:p>
      <text:p text:style-name="P217"><text:a xlink:type="simple" xlink:href="https://github.com/Pelochus/ezrknn-toolkit2/issues/2" text:style-name="Internet_20_link" text:visited-style-name="Visited_20_Internet_20_Link"><text:span text:style-name="Source_20_Text"><text:span text:style-name="T158">https://github.com/Pelochus/ezrknn-toolkit2/issues/2</text:span></text:span></text:a><text:span text:style-name="Source_20_Text"><text:span text:style-name="T158"> <text:s/>inference 3588</text:span></text:span></text:p>
      <text:p text:style-name="P217"><text:span text:style-name="Source_20_Text"><text:span text:style-name="T158"/></text:span></text:p>
      <text:p text:style-name="P217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58">https://stackoverflow.com/questions/66711654/converting-image-into-mnist-format</text:span></text:span></text:a><text:span text:style-name="Source_20_Text"><text:span text:style-name="T158"> <text:s/>convert to mnist</text:span></text:span></text:p>
      <text:p text:style-name="P217"><text:span text:style-name="Source_20_Text"><text:span text:style-name="T158"/></text:span></text:p>
      <text:p text:style-name="P214"><text:a xlink:type="simple" xlink:href="https://oleg.milantiev.com/2024/02/25/yolov8-npu-rk3588-orange-pi-3b/" text:style-name="Internet_20_link" text:visited-style-name="Visited_20_Internet_20_Link"><text:span text:style-name="Source_20_Text"><text:span text:style-name="T157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11T14:39:21.064180028</dc:date>
    <meta:editing-duration>P3DT6H29M28S</meta:editing-duration>
    <meta:editing-cycles>494</meta:editing-cycles>
    <meta:generator>LibreOffice/7.3.7.2$Linux_X86_64 LibreOffice_project/30$Build-2</meta:generator>
    <meta:document-statistic meta:table-count="0" meta:image-count="0" meta:object-count="0" meta:page-count="23" meta:paragraph-count="991" meta:word-count="4094" meta:character-count="38067" meta:non-whitespace-character-count="34147"/>
  </office:meta>
</office:document-meta>
</file>